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2000000700006C6800004E21C94D79C1.wmf"/>
  <manifest:file-entry manifest:media-type="" manifest:full-path="Pictures/2000000700003C5900000A46416874FF.wmf"/>
  <manifest:file-entry manifest:media-type="" manifest:full-path="Pictures/2000000700003F4F00001A426DEE3996.wmf"/>
  <manifest:file-entry manifest:media-type="" manifest:full-path="Pictures/20000007000040CB0000126D8EB91CD4.wmf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Hv" svg:font-family="'Futura Hv', 'Century Gothic'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3417in" fo:margin-left="0.2368in" table:align="left" style:writing-mode="lr-tb"/>
    </style:style>
    <style:style style:name="Table1.A" style:family="table-column">
      <style:table-column-properties style:column-width="0.8014in"/>
    </style:style>
    <style:style style:name="Table1.B" style:family="table-column">
      <style:table-column-properties style:column-width="1.0604in"/>
    </style:style>
    <style:style style:name="Table1.C" style:family="table-column">
      <style:table-column-properties style:column-width="1.416in"/>
    </style:style>
    <style:style style:name="Table1.D" style:family="table-column">
      <style:table-column-properties style:column-width="3.063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2.9063in" table:align="margins" style:writing-mode="lr-tb"/>
    </style:style>
    <style:style style:name="Table2.A" style:family="table-column">
      <style:table-column-properties style:column-width="0.6736in" style:rel-column-width="970*"/>
    </style:style>
    <style:style style:name="Table2.B" style:family="table-column">
      <style:table-column-properties style:column-width="0.6014in" style:rel-column-width="866*"/>
    </style:style>
    <style:style style:name="Table2.C" style:family="table-column">
      <style:table-column-properties style:column-width="1.6313in" style:rel-column-width="2349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2.9063in" table:align="margins" style:writing-mode="lr-tb"/>
    </style:style>
    <style:style style:name="Table3.A" style:family="table-column">
      <style:table-column-properties style:column-width="0.6736in" style:rel-column-width="970*"/>
    </style:style>
    <style:style style:name="Table3.B" style:family="table-column">
      <style:table-column-properties style:column-width="0.6014in" style:rel-column-width="866*"/>
    </style:style>
    <style:style style:name="Table3.C" style:family="table-column">
      <style:table-column-properties style:column-width="1.6313in" style:rel-column-width="2349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2.9063in" table:align="margins" style:writing-mode="lr-tb"/>
    </style:style>
    <style:style style:name="Table4.A" style:family="table-column">
      <style:table-column-properties style:column-width="0.6889in" style:rel-column-width="992*"/>
    </style:style>
    <style:style style:name="Table4.B" style:family="table-column">
      <style:table-column-properties style:column-width="0.5389in" style:rel-column-width="776*"/>
    </style:style>
    <style:style style:name="Table4.C" style:family="table-column">
      <style:table-column-properties style:column-width="1.6785in" style:rel-column-width="2417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4.2" style:family="table-row">
      <style:table-row-properties style:min-row-height="0.4333in" style:keep-together="true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6.1819in" fo:margin-left="0.3215in" table:align="left" style:writing-mode="lr-tb"/>
    </style:style>
    <style:style style:name="Table5.A" style:family="table-column">
      <style:table-column-properties style:column-width="1.425in"/>
    </style:style>
    <style:style style:name="Table5.B" style:family="table-column">
      <style:table-column-properties style:column-width="4.7569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00000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5.B1" style:family="table-cell">
      <style:table-cell-properties style:vertical-align="top" fo:background-color="#00000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6.3417in" fo:margin-left="0.2368in" table:align="left" style:writing-mode="lr-tb"/>
    </style:style>
    <style:style style:name="Table6.A" style:family="table-column">
      <style:table-column-properties style:column-width="0.6472in"/>
    </style:style>
    <style:style style:name="Table6.B" style:family="table-column">
      <style:table-column-properties style:column-width="1.7896in"/>
    </style:style>
    <style:style style:name="Table6.C" style:family="table-column">
      <style:table-column-properties style:column-width="0.8417in"/>
    </style:style>
    <style:style style:name="Table6.D" style:family="table-column">
      <style:table-column-properties style:column-width="3.0632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6.D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" style:family="table">
      <style:table-properties style:width="2.9063in" table:align="margins" style:writing-mode="lr-tb"/>
    </style:style>
    <style:style style:name="Table7.A" style:family="table-column">
      <style:table-column-properties style:column-width="0.6736in" style:rel-column-width="970*"/>
    </style:style>
    <style:style style:name="Table7.B" style:family="table-column">
      <style:table-column-properties style:column-width="0.6014in" style:rel-column-width="866*"/>
    </style:style>
    <style:style style:name="Table7.C" style:family="table-column">
      <style:table-column-properties style:column-width="1.6313in" style:rel-column-width="2349*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7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" style:family="table">
      <style:table-properties style:width="2.9063in" table:align="margins" style:writing-mode="lr-tb"/>
    </style:style>
    <style:style style:name="Table8.A" style:family="table-column">
      <style:table-column-properties style:column-width="0.6736in" style:rel-column-width="970*"/>
    </style:style>
    <style:style style:name="Table8.B" style:family="table-column">
      <style:table-column-properties style:column-width="0.6014in" style:rel-column-width="866*"/>
    </style:style>
    <style:style style:name="Table8.C" style:family="table-column">
      <style:table-column-properties style:column-width="1.6313in" style:rel-column-width="2349*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8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8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" style:family="table">
      <style:table-properties style:width="2.9063in" table:align="margins" style:writing-mode="lr-tb"/>
    </style:style>
    <style:style style:name="Table9.A" style:family="table-column">
      <style:table-column-properties style:column-width="0.6736in" style:rel-column-width="970*"/>
    </style:style>
    <style:style style:name="Table9.B" style:family="table-column">
      <style:table-column-properties style:column-width="0.6014in" style:rel-column-width="866*"/>
    </style:style>
    <style:style style:name="Table9.C" style:family="table-column">
      <style:table-column-properties style:column-width="1.6313in" style:rel-column-width="2349*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9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9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9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0" style:family="table">
      <style:table-properties style:width="2.9063in" table:align="margins" style:writing-mode="lr-tb"/>
    </style:style>
    <style:style style:name="Table10.A" style:family="table-column">
      <style:table-column-properties style:column-width="0.6736in" style:rel-column-width="970*"/>
    </style:style>
    <style:style style:name="Table10.B" style:family="table-column">
      <style:table-column-properties style:column-width="0.6014in" style:rel-column-width="866*"/>
    </style:style>
    <style:style style:name="Table10.C" style:family="table-column">
      <style:table-column-properties style:column-width="1.6313in" style:rel-column-width="2349*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0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0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0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1" style:family="table">
      <style:table-properties style:width="6.1819in" fo:margin-left="0.3215in" table:align="left" style:writing-mode="lr-tb"/>
    </style:style>
    <style:style style:name="Table11.A" style:family="table-column">
      <style:table-column-properties style:column-width="1.425in"/>
    </style:style>
    <style:style style:name="Table11.B" style:family="table-column">
      <style:table-column-properties style:column-width="4.7569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background-color="#00000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1.B1" style:family="table-cell">
      <style:table-cell-properties style:vertical-align="top" fo:background-color="#00000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1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2" style:family="table">
      <style:table-properties style:width="6.1819in" fo:margin-left="0.3215in" table:align="left" style:writing-mode="lr-tb"/>
    </style:style>
    <style:style style:name="Table12.A" style:family="table-column">
      <style:table-column-properties style:column-width="1.425in"/>
    </style:style>
    <style:style style:name="Table12.B" style:family="table-column">
      <style:table-column-properties style:column-width="4.756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00000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00000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2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2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3" style:family="table">
      <style:table-properties style:width="6.3417in" fo:margin-left="0.2368in" table:align="left" style:writing-mode="lr-tb"/>
    </style:style>
    <style:style style:name="Table13.A" style:family="table-column">
      <style:table-column-properties style:column-width="0.6472in"/>
    </style:style>
    <style:style style:name="Table13.B" style:family="table-column">
      <style:table-column-properties style:column-width="1.7896in"/>
    </style:style>
    <style:style style:name="Table13.C" style:family="table-column">
      <style:table-column-properties style:column-width="0.8417in"/>
    </style:style>
    <style:style style:name="Table13.D" style:family="table-column">
      <style:table-column-properties style:column-width="3.063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3.D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3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4" style:family="table">
      <style:table-properties style:width="2.9063in" table:align="margins" style:writing-mode="lr-tb"/>
    </style:style>
    <style:style style:name="Table14.A" style:family="table-column">
      <style:table-column-properties style:column-width="0.6736in" style:rel-column-width="970*"/>
    </style:style>
    <style:style style:name="Table14.B" style:family="table-column">
      <style:table-column-properties style:column-width="0.6014in" style:rel-column-width="866*"/>
    </style:style>
    <style:style style:name="Table14.C" style:family="table-column">
      <style:table-column-properties style:column-width="1.6313in" style:rel-column-width="2349*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4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4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5" style:family="table">
      <style:table-properties style:width="2.9063in" table:align="margins" style:writing-mode="lr-tb"/>
    </style:style>
    <style:style style:name="Table15.A" style:family="table-column">
      <style:table-column-properties style:column-width="0.6736in" style:rel-column-width="970*"/>
    </style:style>
    <style:style style:name="Table15.B" style:family="table-column">
      <style:table-column-properties style:column-width="0.6014in" style:rel-column-width="866*"/>
    </style:style>
    <style:style style:name="Table15.C" style:family="table-column">
      <style:table-column-properties style:column-width="1.6313in" style:rel-column-width="2349*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5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5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5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6" style:family="table">
      <style:table-properties style:width="2.9063in" table:align="margins" style:writing-mode="lr-tb"/>
    </style:style>
    <style:style style:name="Table16.A" style:family="table-column">
      <style:table-column-properties style:column-width="0.6736in" style:rel-column-width="970*"/>
    </style:style>
    <style:style style:name="Table16.B" style:family="table-column">
      <style:table-column-properties style:column-width="0.6014in" style:rel-column-width="866*"/>
    </style:style>
    <style:style style:name="Table16.C" style:family="table-column">
      <style:table-column-properties style:column-width="1.6313in" style:rel-column-width="2349*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6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6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6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7" style:family="table">
      <style:table-properties style:width="2.9063in" table:align="margins" style:writing-mode="lr-tb"/>
    </style:style>
    <style:style style:name="Table17.A" style:family="table-column">
      <style:table-column-properties style:column-width="1.3194in" style:rel-column-width="1900*"/>
    </style:style>
    <style:style style:name="Table17.B" style:family="table-column">
      <style:table-column-properties style:column-width="0.5389in" style:rel-column-width="776*"/>
    </style:style>
    <style:style style:name="Table17.C" style:family="table-column">
      <style:table-column-properties style:column-width="1.0479in" style:rel-column-width="1509*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7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7.2" style:family="table-row">
      <style:table-row-properties style:min-row-height="0.4333in" style:keep-together="true" fo:keep-together="auto"/>
    </style:style>
    <style:style style:name="Table17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7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" style:family="table">
      <style:table-properties style:width="6.3417in" fo:margin-left="0.2368in" table:align="left" style:writing-mode="lr-tb"/>
    </style:style>
    <style:style style:name="Table18.A" style:family="table-column">
      <style:table-column-properties style:column-width="0.6472in"/>
    </style:style>
    <style:style style:name="Table18.B" style:family="table-column">
      <style:table-column-properties style:column-width="1.7896in"/>
    </style:style>
    <style:style style:name="Table18.C" style:family="table-column">
      <style:table-column-properties style:column-width="0.8417in"/>
    </style:style>
    <style:style style:name="Table18.D" style:family="table-column">
      <style:table-column-properties style:column-width="3.0632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8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9" style:family="table">
      <style:table-properties style:width="2.9063in" table:align="margins" style:writing-mode="lr-tb"/>
    </style:style>
    <style:style style:name="Table19.A" style:family="table-column">
      <style:table-column-properties style:column-width="0.6889in" style:rel-column-width="992*"/>
    </style:style>
    <style:style style:name="Table19.B" style:family="table-column">
      <style:table-column-properties style:column-width="0.5389in" style:rel-column-width="776*"/>
    </style:style>
    <style:style style:name="Table19.C" style:family="table-column">
      <style:table-column-properties style:column-width="1.6785in" style:rel-column-width="2417*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9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9.2" style:family="table-row">
      <style:table-row-properties style:min-row-height="0.4333in" style:keep-together="true" fo:keep-together="auto"/>
    </style:style>
    <style:style style:name="Table19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9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0" style:family="table">
      <style:table-properties style:width="2.9063in" table:align="margins" style:writing-mode="lr-tb"/>
    </style:style>
    <style:style style:name="Table20.A" style:family="table-column">
      <style:table-column-properties style:column-width="0.6889in" style:rel-column-width="992*"/>
    </style:style>
    <style:style style:name="Table20.B" style:family="table-column">
      <style:table-column-properties style:column-width="0.5389in" style:rel-column-width="776*"/>
    </style:style>
    <style:style style:name="Table20.C" style:family="table-column">
      <style:table-column-properties style:column-width="1.6785in" style:rel-column-width="2417*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0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0.2" style:family="table-row">
      <style:table-row-properties style:min-row-height="0.4333in" style:keep-together="true" fo:keep-together="auto"/>
    </style:style>
    <style:style style:name="Table20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0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1" style:family="table">
      <style:table-properties style:width="2.9063in" table:align="margins" style:writing-mode="lr-tb"/>
    </style:style>
    <style:style style:name="Table21.A" style:family="table-column">
      <style:table-column-properties style:column-width="0.6889in" style:rel-column-width="992*"/>
    </style:style>
    <style:style style:name="Table21.B" style:family="table-column">
      <style:table-column-properties style:column-width="0.5389in" style:rel-column-width="776*"/>
    </style:style>
    <style:style style:name="Table21.C" style:family="table-column">
      <style:table-column-properties style:column-width="1.6785in" style:rel-column-width="2417*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1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1.2" style:family="table-row">
      <style:table-row-properties style:min-row-height="0.4333in" style:keep-together="true" fo:keep-together="auto"/>
    </style:style>
    <style:style style:name="Table2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1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2" style:family="table">
      <style:table-properties style:width="6.3319in" table:align="center" style:writing-mode="lr-tb"/>
    </style:style>
    <style:style style:name="Table22.A" style:family="table-column">
      <style:table-column-properties style:column-width="1.125in"/>
    </style:style>
    <style:style style:name="Table22.B" style:family="table-column">
      <style:table-column-properties style:column-width="2.6819in"/>
    </style:style>
    <style:style style:name="Table22.C" style:family="table-column">
      <style:table-column-properties style:column-width="2.525in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style:vertical-align="top" fo:background-color="#00000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2.C1" style:family="table-cell">
      <style:table-cell-properties style:vertical-align="top" fo:background-color="#00000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2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2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3" style:family="table">
      <style:table-properties style:width="2.5313in" table:align="margins" style:writing-mode="lr-tb"/>
    </style:style>
    <style:style style:name="Table23.A" style:family="table-column">
      <style:table-column-properties style:column-width="1.1493in" style:rel-column-width="1655*"/>
    </style:style>
    <style:style style:name="Table23.B" style:family="table-column">
      <style:table-column-properties style:column-width="1.3819in" style:rel-column-width="1990*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style:vertical-align="top" fo:background-color="#00000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3.B1" style:family="table-cell">
      <style:table-cell-properties style:vertical-align="top" fo:background-color="#00000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3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4" style:family="table">
      <style:table-properties style:width="6.1819in" fo:margin-left="0.3215in" table:align="left" style:writing-mode="lr-tb"/>
    </style:style>
    <style:style style:name="Table24.A" style:family="table-column">
      <style:table-column-properties style:column-width="1.425in"/>
    </style:style>
    <style:style style:name="Table24.B" style:family="table-column">
      <style:table-column-properties style:column-width="4.7569in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style:vertical-align="top" fo:background-color="#00000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4.B1" style:family="table-cell">
      <style:table-cell-properties style:vertical-align="top" fo:background-color="#00000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4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4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5" style:family="table">
      <style:table-properties style:width="5.709in" table:align="center" style:writing-mode="lr-tb"/>
    </style:style>
    <style:style style:name="Table25.A" style:family="table-column">
      <style:table-column-properties style:column-width="1.9715in"/>
    </style:style>
    <style:style style:name="Table25.B" style:family="table-column">
      <style:table-column-properties style:column-width="3.7375in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style:vertical-align="top" fo:background-color="#00000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5.B1" style:family="table-cell">
      <style:table-cell-properties style:vertical-align="top" fo:background-color="#000000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5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5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6" style:family="table">
      <style:table-properties style:width="6.5361in" fo:margin-left="0.2368in" table:align="left" style:writing-mode="lr-tb"/>
    </style:style>
    <style:style style:name="Table26.A" style:family="table-column">
      <style:table-column-properties style:column-width="0.7236in"/>
    </style:style>
    <style:style style:name="Table26.B" style:family="table-column">
      <style:table-column-properties style:column-width="1.209in"/>
    </style:style>
    <style:style style:name="Table26.C" style:family="table-column">
      <style:table-column-properties style:column-width="1.5403in"/>
    </style:style>
    <style:style style:name="Table26.D" style:family="table-column">
      <style:table-column-properties style:column-width="3.0632in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6.D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6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6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7" style:family="table">
      <style:table-properties style:width="2.9063in" table:align="margins" style:writing-mode="lr-tb"/>
    </style:style>
    <style:style style:name="Table27.A" style:family="table-column">
      <style:table-column-properties style:column-width="0.6576in" style:rel-column-width="947*"/>
    </style:style>
    <style:style style:name="Table27.B" style:family="table-column">
      <style:table-column-properties style:column-width="0.6014in" style:rel-column-width="866*"/>
    </style:style>
    <style:style style:name="Table27.C" style:family="table-column">
      <style:table-column-properties style:column-width="1.6472in" style:rel-column-width="2372*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7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7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7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8" style:family="table">
      <style:table-properties style:width="2.9063in" table:align="margins" style:writing-mode="lr-tb"/>
    </style:style>
    <style:style style:name="Table28.A" style:family="table-column">
      <style:table-column-properties style:column-width="0.6799in" style:rel-column-width="979*"/>
    </style:style>
    <style:style style:name="Table28.B" style:family="table-column">
      <style:table-column-properties style:column-width="0.6014in" style:rel-column-width="866*"/>
    </style:style>
    <style:style style:name="Table28.C" style:family="table-column">
      <style:table-column-properties style:column-width="1.625in" style:rel-column-width="2340*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8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8.2" style:family="table-row">
      <style:table-row-properties style:min-row-height="0.4333in" style:keep-together="true" fo:keep-together="auto"/>
    </style:style>
    <style:style style:name="Table28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8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9" style:family="table">
      <style:table-properties style:width="2.9063in" table:align="margins" style:writing-mode="lr-tb"/>
    </style:style>
    <style:style style:name="Table29.A" style:family="table-column">
      <style:table-column-properties style:column-width="0.9049in" style:rel-column-width="1303*"/>
    </style:style>
    <style:style style:name="Table29.B" style:family="table-column">
      <style:table-column-properties style:column-width="0.6014in" style:rel-column-width="866*"/>
    </style:style>
    <style:style style:name="Table29.C" style:family="table-column">
      <style:table-column-properties style:column-width="1.4in" style:rel-column-width="2016*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9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9.2" style:family="table-row">
      <style:table-row-properties style:min-row-height="0.4333in" style:keep-together="true" fo:keep-together="auto"/>
    </style:style>
    <style:style style:name="Table29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9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0" style:family="table">
      <style:table-properties style:width="2.9063in" table:align="margins" style:writing-mode="lr-tb"/>
    </style:style>
    <style:style style:name="Table30.A" style:family="table-column">
      <style:table-column-properties style:column-width="1.0208in" style:rel-column-width="1470*"/>
    </style:style>
    <style:style style:name="Table30.B" style:family="table-column">
      <style:table-column-properties style:column-width="0.6014in" style:rel-column-width="866*"/>
    </style:style>
    <style:style style:name="Table30.C" style:family="table-column">
      <style:table-column-properties style:column-width="1.284in" style:rel-column-width="1849*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0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0.2" style:family="table-row">
      <style:table-row-properties style:min-row-height="0.4333in" style:keep-together="true" fo:keep-together="auto"/>
    </style:style>
    <style:style style:name="Table30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0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1" style:family="table">
      <style:table-properties style:width="2.9063in" table:align="margins" style:writing-mode="lr-tb"/>
    </style:style>
    <style:style style:name="Table31.A" style:family="table-column">
      <style:table-column-properties style:column-width="1.0208in" style:rel-column-width="1470*"/>
    </style:style>
    <style:style style:name="Table31.B" style:family="table-column">
      <style:table-column-properties style:column-width="0.6014in" style:rel-column-width="866*"/>
    </style:style>
    <style:style style:name="Table31.C" style:family="table-column">
      <style:table-column-properties style:column-width="1.284in" style:rel-column-width="1849*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1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1.2" style:family="table-row">
      <style:table-row-properties style:min-row-height="0.4333in" style:keep-together="true" fo:keep-together="auto"/>
    </style:style>
    <style:style style:name="Table3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1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2" style:family="table">
      <style:table-properties style:width="6.5361in" fo:margin-left="0.2368in" table:align="left" style:writing-mode="lr-tb"/>
    </style:style>
    <style:style style:name="Table32.A" style:family="table-column">
      <style:table-column-properties style:column-width="0.7236in"/>
    </style:style>
    <style:style style:name="Table32.B" style:family="table-column">
      <style:table-column-properties style:column-width="1.209in"/>
    </style:style>
    <style:style style:name="Table32.C" style:family="table-column">
      <style:table-column-properties style:column-width="1.5403in"/>
    </style:style>
    <style:style style:name="Table32.D" style:family="table-column">
      <style:table-column-properties style:column-width="3.0632in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2.D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2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2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3" style:family="table">
      <style:table-properties style:width="2.9063in" table:align="margins" style:writing-mode="lr-tb"/>
    </style:style>
    <style:style style:name="Table33.A" style:family="table-column">
      <style:table-column-properties style:column-width="0.9472in" style:rel-column-width="1364*"/>
    </style:style>
    <style:style style:name="Table33.B" style:family="table-column">
      <style:table-column-properties style:column-width="0.6014in" style:rel-column-width="866*"/>
    </style:style>
    <style:style style:name="Table33.C" style:family="table-column">
      <style:table-column-properties style:column-width="1.3576in" style:rel-column-width="1955*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3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3.2" style:family="table-row">
      <style:table-row-properties style:min-row-height="0.4333in" style:keep-together="true" fo:keep-together="auto"/>
    </style:style>
    <style:style style:name="Table3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3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4" style:family="table">
      <style:table-properties style:width="6.5361in" fo:margin-left="0.2368in" table:align="left" style:writing-mode="lr-tb"/>
    </style:style>
    <style:style style:name="Table34.A" style:family="table-column">
      <style:table-column-properties style:column-width="0.7236in"/>
    </style:style>
    <style:style style:name="Table34.B" style:family="table-column">
      <style:table-column-properties style:column-width="1.209in"/>
    </style:style>
    <style:style style:name="Table34.C" style:family="table-column">
      <style:table-column-properties style:column-width="1.5403in"/>
    </style:style>
    <style:style style:name="Table34.D" style:family="table-column">
      <style:table-column-properties style:column-width="3.0632in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4.D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4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4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5" style:family="table">
      <style:table-properties style:width="2.9063in" table:align="margins" style:writing-mode="lr-tb"/>
    </style:style>
    <style:style style:name="Table35.A" style:family="table-column">
      <style:table-column-properties style:column-width="1.0208in" style:rel-column-width="1470*"/>
    </style:style>
    <style:style style:name="Table35.B" style:family="table-column">
      <style:table-column-properties style:column-width="0.6014in" style:rel-column-width="866*"/>
    </style:style>
    <style:style style:name="Table35.C" style:family="table-column">
      <style:table-column-properties style:column-width="1.284in" style:rel-column-width="1849*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5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5.2" style:family="table-row">
      <style:table-row-properties style:min-row-height="0.4333in" style:keep-together="true" fo:keep-together="auto"/>
    </style:style>
    <style:style style:name="Table35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5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6" style:family="table">
      <style:table-properties style:width="2.9063in" table:align="margins" style:writing-mode="lr-tb"/>
    </style:style>
    <style:style style:name="Table36.A" style:family="table-column">
      <style:table-column-properties style:column-width="1.0208in" style:rel-column-width="1470*"/>
    </style:style>
    <style:style style:name="Table36.B" style:family="table-column">
      <style:table-column-properties style:column-width="0.6014in" style:rel-column-width="866*"/>
    </style:style>
    <style:style style:name="Table36.C" style:family="table-column">
      <style:table-column-properties style:column-width="1.284in" style:rel-column-width="1849*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6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6.2" style:family="table-row">
      <style:table-row-properties style:min-row-height="0.4333in" style:keep-together="true" fo:keep-together="auto"/>
    </style:style>
    <style:style style:name="Table36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6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7" style:family="table">
      <style:table-properties style:width="2.9063in" table:align="margins" style:writing-mode="lr-tb"/>
    </style:style>
    <style:style style:name="Table37.A" style:family="table-column">
      <style:table-column-properties style:column-width="1.0208in" style:rel-column-width="1470*"/>
    </style:style>
    <style:style style:name="Table37.B" style:family="table-column">
      <style:table-column-properties style:column-width="0.6014in" style:rel-column-width="866*"/>
    </style:style>
    <style:style style:name="Table37.C" style:family="table-column">
      <style:table-column-properties style:column-width="1.284in" style:rel-column-width="1849*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style:vertical-align="top" fo:background-color="#0c0c0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7.C1" style:family="table-cell">
      <style:table-cell-properties style:vertical-align="top" fo:background-color="#0c0c0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7.2" style:family="table-row">
      <style:table-row-properties style:min-row-height="0.4333in" style:keep-together="true" fo:keep-together="auto"/>
    </style:style>
    <style:style style:name="Table37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7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8" style:family="table">
      <style:table-properties style:width="6.5361in" fo:margin-left="0.2368in" table:align="left" style:writing-mode="lr-tb"/>
    </style:style>
    <style:style style:name="Table38.A" style:family="table-column">
      <style:table-column-properties style:column-width="3.2819in"/>
    </style:style>
    <style:style style:name="Table38.B" style:family="table-column">
      <style:table-column-properties style:column-width="3.2542in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8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text-properties fo:color="#000080" style:font-name="Courier New" fo:font-size="8pt" fo:language="none" fo:country="none" style:font-size-asian="8pt" style:language-asian="none" style:country-asian="none" style:font-size-complex="10pt"/>
    </style:style>
    <style:style style:name="P2" style:family="paragraph" style:parent-style-name="Standard">
      <style:paragraph-properties style:text-autospace="none">
        <style:tab-stops>
          <style:tab-stop style:position="0.2083in"/>
          <style:tab-stop style:position="0.4165in"/>
          <style:tab-stop style:position="0.6252in"/>
          <style:tab-stop style:position="0.8335in"/>
          <style:tab-stop style:position="1.0417in"/>
          <style:tab-stop style:position="1.25in"/>
          <style:tab-stop style:position="1.4583in"/>
          <style:tab-stop style:position="1.6665in"/>
          <style:tab-stop style:position="1.8752in"/>
          <style:tab-stop style:position="2.0835in"/>
          <style:tab-stop style:position="2.2917in"/>
          <style:tab-stop style:position="2.5in"/>
          <style:tab-stop style:position="2.7083in"/>
          <style:tab-stop style:position="2.9165in"/>
          <style:tab-stop style:position="3.1252in"/>
          <style:tab-stop style:position="3.3335in"/>
          <style:tab-stop style:position="3.5417in"/>
          <style:tab-stop style:position="3.75in"/>
          <style:tab-stop style:position="3.9583in"/>
          <style:tab-stop style:position="4.1665in"/>
        </style:tab-stops>
      </style:paragraph-properties>
      <style:text-properties style:font-name="Arial" fo:font-size="8.5pt" style:font-size-asian="8.5pt" style:font-name-complex="Arial" style:font-size-complex="8.5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5" style:family="paragraph" style:parent-style-name="Standard">
      <style:paragraph-properties fo:margin-left="0.6252in" fo:margin-right="0in" fo:text-indent="-0.6252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80" style:font-name="Courier New" fo:font-size="8pt" fo:language="none" fo:country="none" style:font-size-asian="8pt" style:language-asian="none" style:country-asian="none" style:font-size-complex="10pt"/>
    </style:style>
    <style:style style:name="P7" style:family="paragraph" style:parent-style-name="Standard">
      <style:paragraph-properties fo:margin-left="0.5in" fo:margin-right="0in" fo:text-indent="0.5in" style:auto-text-indent="false"/>
    </style:style>
    <style:style style:name="P8" style:family="paragraph" style:parent-style-name="Standard">
      <style:paragraph-properties fo:margin-left="0.5in" fo:margin-right="0in" fo:text-indent="0.5in" style:auto-text-indent="false"/>
      <style:text-properties fo:color="#000080" style:font-name="Courier New" fo:font-size="8pt" fo:language="none" fo:country="none" style:font-size-asian="8pt" style:language-asian="none" style:country-asian="none" style:font-size-complex="10pt"/>
    </style:style>
    <style:style style:name="P9" style:family="paragraph" style:parent-style-name="Standard">
      <style:paragraph-properties fo:margin-left="0in" fo:margin-right="0in" fo:text-indent="0.5in" style:auto-text-indent="false"/>
      <style:text-properties fo:color="#000080" style:font-name="Courier New" fo:font-size="8pt" fo:language="none" fo:country="none" style:font-size-asian="8pt" style:language-asian="none" style:country-asian="none" style:font-size-complex="10pt"/>
    </style:style>
    <style:style style:name="P10" style:family="paragraph" style:parent-style-name="Standard">
      <style:paragraph-properties fo:margin-left="1.75in" fo:margin-right="0in" fo:text-indent="-0.75in" style:auto-text-indent="false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break-before="page"/>
      <style:text-properties fo:font-size="8pt" style:font-size-asian="8pt"/>
    </style:style>
    <style:style style:name="P13" style:family="paragraph" style:parent-style-name="Caption">
      <style:paragraph-properties fo:text-align="center" style:justify-single-word="false"/>
    </style:style>
    <style:style style:name="P14" style:family="paragraph" style:parent-style-name="Text_20_body">
      <style:paragraph-properties>
        <style:tab-stops>
          <style:tab-stop style:position="0in"/>
          <style:tab-stop style:position="0.5in"/>
          <style:tab-stop style:position="1in"/>
          <style:tab-stop style:position="2in"/>
          <style:tab-stop style:position="3.1252in"/>
        </style:tab-stops>
      </style:paragraph-properties>
    </style:style>
    <style:style style:name="P15" style:family="paragraph" style:parent-style-name="Text_20_body">
      <style:paragraph-properties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3.1252in"/>
        </style:tab-stops>
      </style:paragraph-properties>
    </style:style>
    <style:style style:name="P16" style:family="paragraph" style:parent-style-name="Text_20_body">
      <style:paragraph-properties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3.5in"/>
        </style:tab-stops>
      </style:paragraph-properties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text-properties fo:color="#000080" style:font-name="Courier New" fo:font-size="8pt" fo:language="en" fo:country="GB" style:font-size-asian="8pt" style:language-asian="none" style:country-asian="none"/>
    </style:style>
    <style:style style:name="P19" style:family="paragraph" style:parent-style-name="Text_20_body">
      <style:text-properties fo:color="#000080" style:font-name="Courier New" fo:font-size="8pt" fo:language="none" fo:country="none" style:font-size-asian="8pt" style:language-asian="none" style:country-asian="none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 style:list-style-name="WW8Num138"/>
    <style:style style:name="P22" style:family="paragraph" style:parent-style-name="Text_20_body" style:list-style-name="WW8Num138"/>
    <style:style style:name="P23" style:family="paragraph" style:parent-style-name="Text_20_body" style:list-style-name="WW8Num16">
      <style:paragraph-properties fo:margin-left="0in" fo:margin-right="0in" fo:margin-top="0.0835in" fo:margin-bottom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P24" style:family="paragraph" style:parent-style-name="Text_20_body" style:list-style-name="WW8Num16">
      <style:paragraph-properties fo:margin-left="0in" fo:margin-right="0in" fo:margin-top="0.0835in" fo:margin-bottom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P25" style:family="paragraph" style:parent-style-name="Text_20_body" style:list-style-name="WW8Num16">
      <style:paragraph-properties fo:margin-left="0in" fo:margin-right="0in" fo:margin-top="0.0835in" fo:margin-bottom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P26" style:family="paragraph" style:parent-style-name="Text_20_body" style:list-style-name="WW8Num16">
      <style:paragraph-properties fo:margin-left="0in" fo:margin-right="0in" fo:margin-top="0.0835in" fo:margin-bottom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P27" style:family="paragraph" style:parent-style-name="Text_20_body" style:list-style-name="WW8Num16">
      <style:paragraph-properties fo:margin-left="0in" fo:margin-right="0in" fo:margin-top="0.0835in" fo:margin-bottom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P28" style:family="paragraph" style:parent-style-name="Text_20_body" style:list-style-name="WW8Num16">
      <style:paragraph-properties fo:margin-left="0in" fo:margin-right="0in" fo:margin-top="0.0835in" fo:margin-bottom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P29" style:family="paragraph" style:parent-style-name="Text_20_body" style:list-style-name="WW8Num16">
      <style:paragraph-properties fo:margin-left="0in" fo:margin-right="0in" fo:margin-top="0.0835in" fo:margin-bottom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P30" style:family="paragraph" style:parent-style-name="Text_20_body" style:list-style-name="WW8Num16">
      <style:paragraph-properties fo:margin-left="0in" fo:margin-right="0in" fo:margin-top="0.0835in" fo:margin-bottom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P31" style:family="paragraph" style:parent-style-name="Text_20_body">
      <style:paragraph-properties fo:margin-left="0in" fo:margin-right="0in" fo:text-indent="0in" style:auto-text-indent="false"/>
    </style:style>
    <style:style style:name="P32" style:family="paragraph" style:parent-style-name="Text_20_body">
      <style:paragraph-properties fo:margin-left="0in" fo:margin-right="0in" fo:text-indent="0in" style:auto-text-indent="false" style:snap-to-layout-grid="false"/>
      <style:text-properties fo:color="#ffffff" fo:font-size="8pt" style:font-size-asian="8pt"/>
    </style:style>
    <style:style style:name="P33" style:family="paragraph" style:parent-style-name="Text_20_body">
      <style:paragraph-properties fo:margin-left="0in" fo:margin-right="0in" fo:text-indent="0in" style:auto-text-indent="false" style:snap-to-layout-grid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  <style:text-properties fo:color="#ffffff" fo:font-size="8pt" style:font-size-asian="8pt"/>
    </style:style>
    <style:style style:name="P34" style:family="paragraph" style:parent-style-name="Text_20_body">
      <style:paragraph-properties fo:margin-left="0in" fo:margin-right="0in" fo:text-indent="0in" style:auto-text-indent="false" style:snap-to-layout-grid="false"/>
      <style:text-properties fo:color="#ffffff"/>
    </style:style>
    <style:style style:name="P35" style:family="paragraph" style:parent-style-name="Text_20_body">
      <style:paragraph-properties fo:margin-left="0in" fo:margin-right="0in" fo:text-indent="0in" style:auto-text-indent="false" style:snap-to-layout-grid="false"/>
      <style:text-properties fo:font-size="8pt" style:font-size-asian="8pt"/>
    </style:style>
    <style:style style:name="P36" style:family="paragraph" style:parent-style-name="Text_20_body">
      <style:paragraph-properties fo:margin-left="0in" fo:margin-right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  <style:text-properties fo:font-size="8pt" style:font-size-asian="8pt"/>
    </style:style>
    <style:style style:name="P37" style:family="paragraph" style:parent-style-name="Text_20_body">
      <style:paragraph-properties fo:margin-left="0in" fo:margin-right="0in" fo:text-indent="0in" style:auto-text-indent="false" style:snap-to-layout-grid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  <style:text-properties fo:font-size="8pt" style:font-size-asian="8pt"/>
    </style:style>
    <style:style style:name="P38" style:family="paragraph" style:parent-style-name="Text_20_body">
      <style:paragraph-properties fo:margin-left="0in" fo:margin-right="0in" fo:text-indent="0in" style:auto-text-indent="false" style:snap-to-layout-grid="false"/>
      <style:text-properties fo:font-size="8pt" fo:font-style="italic" style:font-size-asian="8pt" style:font-style-asian="italic" style:font-style-complex="italic"/>
    </style:style>
    <style:style style:name="P39" style:family="paragraph" style:parent-style-name="Text_20_body">
      <style:paragraph-properties fo:margin-left="0in" fo:margin-right="0in" fo:text-indent="0in" style:auto-text-indent="false" style:snap-to-layout-grid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  <style:text-properties fo:font-size="8pt" fo:font-style="italic" style:font-size-asian="8pt" style:font-style-asian="italic" style:font-style-complex="italic"/>
    </style:style>
    <style:style style:name="P40" style:family="paragraph" style:parent-style-name="Text_20_body">
      <style:paragraph-properties fo:margin-left="0in" fo:margin-right="0in" fo:text-indent="0in" style:auto-text-indent="false" style:snap-to-layout-grid="false"/>
      <style:text-properties fo:font-size="8pt" fo:font-style="italic" style:font-size-asian="8pt" style:font-style-asian="italic"/>
    </style:style>
    <style:style style:name="P41" style:family="paragraph" style:parent-style-name="Text_20_body">
      <style:paragraph-properties fo:margin-left="0in" fo:margin-right="0in" fo:text-indent="0in" style:auto-text-indent="false" style:snap-to-layout-grid="false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fo:color="#000080" style:font-name="Courier New" fo:font-size="8pt" fo:language="en" fo:country="GB" style:font-size-asian="8pt" style:language-asian="none" style:country-asian="none"/>
    </style:style>
    <style:style style:name="P43" style:family="paragraph" style:parent-style-name="Text_20_body">
      <style:paragraph-properties fo:margin-left="0in" fo:margin-right="0in" fo:text-indent="0in" style:auto-text-indent="false" style:snap-to-layout-grid="false"/>
      <style:text-properties fo:font-style="italic" style:font-style-asian="italic"/>
    </style:style>
    <style:style style:name="P44" style:family="paragraph" style:parent-style-name="Text_20_body">
      <style:paragraph-properties fo:margin-left="0in" fo:margin-right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P45" style:family="paragraph" style:parent-style-name="Text_20_body">
      <style:paragraph-properties fo:margin-left="0in" fo:margin-right="0in" fo:text-indent="0in" style:auto-text-indent="false" style:snap-to-layout-grid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P46" style:family="paragraph" style:parent-style-name="Text_20_body" style:list-style-name="WW8Num52">
      <style:paragraph-properties fo:margin-left="0in" fo:margin-right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P47" style:family="paragraph" style:parent-style-name="Text_20_body" style:list-style-name="WW8Num87">
      <style:paragraph-properties fo:margin-left="0in" fo:margin-right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P48" style:family="paragraph" style:parent-style-name="Text_20_body" style:list-style-name="WW8Num87">
      <style:paragraph-properties fo:margin-left="0in" fo:margin-right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P49" style:family="paragraph" style:parent-style-name="Text_20_body" style:list-style-name="WW8Num87">
      <style:paragraph-properties fo:margin-left="0in" fo:margin-right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P50" style:family="paragraph" style:parent-style-name="Text_20_body" style:list-style-name="WW8Num52">
      <style:paragraph-properties fo:margin-left="0in" fo:margin-right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P51" style:family="paragraph" style:parent-style-name="Text_20_body" style:list-style-name="WW8Num52">
      <style:paragraph-properties fo:margin-left="0in" fo:margin-right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P52" style:family="paragraph" style:parent-style-name="Text_20_body">
      <style:paragraph-properties fo:margin-left="0in" fo:margin-right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  <style:text-properties style:font-name="Courier New" fo:font-size="8pt" style:font-size-asian="8pt" style:font-name-complex="Courier New"/>
    </style:style>
    <style:style style:name="P53" style:family="paragraph" style:parent-style-name="Text_20_body">
      <style:paragraph-properties fo:margin-left="0.5in" fo:margin-right="0in" fo:text-indent="0.5in" style:auto-text-indent="false">
        <style:tab-stops>
          <style:tab-stop style:position="0in"/>
          <style:tab-stop style:position="0.5in"/>
          <style:tab-stop style:position="1in"/>
          <style:tab-stop style:position="2in"/>
          <style:tab-stop style:position="3.1252in"/>
        </style:tab-stops>
      </style:paragraph-properties>
    </style:style>
    <style:style style:name="P54" style:family="paragraph" style:parent-style-name="Text_20_body">
      <style:paragraph-properties fo:margin-left="0.5in" fo:margin-right="0in" fo:text-indent="0.5in" style:auto-text-indent="false"/>
      <style:text-properties fo:color="#000080" style:font-name="Courier New" fo:font-size="8pt" fo:language="en" fo:country="GB" style:font-size-asian="8pt" style:language-asian="none" style:country-asian="none"/>
    </style:style>
    <style:style style:name="P55" style:family="paragraph" style:parent-style-name="Text_20_body">
      <style:paragraph-properties fo:margin-left="3.5437in" fo:margin-right="0in" fo:text-indent="-3.2283in" style:auto-text-indent="false">
        <style:tab-stops>
          <style:tab-stop style:position="-3.0437in"/>
          <style:tab-stop style:position="-2.5437in"/>
          <style:tab-stop style:position="-2.0437in"/>
          <style:tab-stop style:position="-1.0437in"/>
          <style:tab-stop style:position="0.0811in"/>
        </style:tab-stops>
      </style:paragraph-properties>
    </style:style>
    <style:style style:name="P56" style:family="paragraph" style:parent-style-name="Text_20_body">
      <style:paragraph-properties fo:margin-left="4in" fo:margin-right="0in" fo:text-indent="-2in" style:auto-text-indent="false">
        <style:tab-stops>
          <style:tab-stop style:position="-3.5in"/>
          <style:tab-stop style:position="-3in"/>
          <style:tab-stop style:position="-2.5in"/>
          <style:tab-stop style:position="-1.5in"/>
          <style:tab-stop style:position="0in"/>
        </style:tab-stops>
      </style:paragraph-properties>
    </style:style>
    <style:style style:name="P57" style:family="paragraph" style:parent-style-name="Text_20_body">
      <style:paragraph-properties fo:margin-left="4in" fo:margin-right="0in" fo:text-indent="-2in" style:auto-text-indent="false">
        <style:tab-stops>
          <style:tab-stop style:position="-1.5in"/>
          <style:tab-stop style:position="0in"/>
        </style:tab-stops>
      </style:paragraph-properties>
    </style:style>
    <style:style style:name="P58" style:family="paragraph" style:parent-style-name="Text_20_body">
      <style:paragraph-properties fo:margin-left="4in" fo:margin-right="0in" fo:text-indent="-3.6846in" style:auto-text-indent="false">
        <style:tab-stops>
          <style:tab-stop style:position="-3.5in"/>
          <style:tab-stop style:position="-3in"/>
          <style:tab-stop style:position="-2.5in"/>
          <style:tab-stop style:position="-1.5in"/>
          <style:tab-stop style:position="-0.3752in"/>
        </style:tab-stops>
      </style:paragraph-properties>
    </style:style>
    <style:style style:name="P59" style:family="paragraph" style:parent-style-name="Text_20_body">
      <style:paragraph-properties fo:text-align="center" style:justify-single-word="false" fo:keep-with-next="always"/>
    </style:style>
    <style:style style:name="P60" style:family="paragraph" style:parent-style-name="Text_20_body">
      <style:paragraph-properties fo:margin-left="0.4in" fo:margin-right="0in" fo:text-indent="0in" style:auto-text-indent="false"/>
    </style:style>
    <style:style style:name="P61" style:family="paragraph" style:parent-style-name="Text_20_body">
      <style:paragraph-properties fo:margin-left="1.1252in" fo:margin-right="0in" fo:text-indent="-0.6252in" style:auto-text-indent="false"/>
    </style:style>
    <style:style style:name="P62" style:family="paragraph" style:parent-style-name="Text_20_body">
      <style:paragraph-properties fo:margin-left="1.5in" fo:margin-right="0in" fo:text-indent="0in" style:auto-text-indent="false"/>
    </style:style>
    <style:style style:name="P63" style:family="paragraph" style:parent-style-name="Text_20_body">
      <style:paragraph-properties fo:margin-left="1.5752in" fo:margin-right="0in" fo:text-indent="-1.2598in" style:auto-text-indent="false">
        <style:tab-stops>
          <style:tab-stop style:position="-1.1811in"/>
          <style:tab-stop style:position="-0.7874in"/>
          <style:tab-stop style:position="-0.3937in"/>
          <style:tab-stop style:position="0in"/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4252in"/>
          <style:tab-stop style:position="4.7252in"/>
          <style:tab-stop style:position="4.9252in"/>
          <style:tab-stop style:position="5.1189in"/>
          <style:tab-stop style:position="5.9146in"/>
          <style:tab-stop style:position="6.9146in"/>
        </style:tab-stops>
      </style:paragraph-properties>
    </style:style>
    <style:style style:name="P64" style:family="paragraph" style:parent-style-name="Text_20_body">
      <style:paragraph-properties fo:margin-left="1.5752in" fo:margin-right="0in" fo:text-indent="-1.2598in" style:auto-text-indent="false">
        <style:tab-stops>
          <style:tab-stop style:position="-1.1811in"/>
          <style:tab-stop style:position="-0.7874in"/>
          <style:tab-stop style:position="-0.3937in"/>
          <style:tab-stop style:position="0in"/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4252in"/>
          <style:tab-stop style:position="4.7252in"/>
          <style:tab-stop style:position="4.9252in"/>
          <style:tab-stop style:position="5.1189in"/>
          <style:tab-stop style:position="5.9146in"/>
          <style:tab-stop style:position="6.9146in"/>
        </style:tab-stops>
      </style:paragraph-properties>
      <style:text-properties fo:font-weight="bold" style:font-weight-asian="bold" style:font-weight-complex="bold"/>
    </style:style>
    <style:style style:name="P65" style:family="paragraph" style:parent-style-name="Text_20_body">
      <style:paragraph-properties fo:margin-left="0.3in" fo:margin-right="0in" fo:text-indent="0in" style:auto-text-indent="false">
        <style:tab-stops>
          <style:tab-stop style:position="0.0937in"/>
          <style:tab-stop style:position="0.4874in"/>
          <style:tab-stop style:position="0.8811in"/>
          <style:tab-stop style:position="1.2752in"/>
          <style:tab-stop style:position="1.6689in"/>
          <style:tab-stop style:position="2.0626in"/>
          <style:tab-stop style:position="2.4563in"/>
          <style:tab-stop style:position="2.85in"/>
          <style:tab-stop style:position="3.2437in"/>
          <style:tab-stop style:position="3.6374in"/>
          <style:tab-stop style:position="4.0311in"/>
          <style:tab-stop style:position="4.4252in"/>
          <style:tab-stop style:position="4.8189in"/>
          <style:tab-stop style:position="5.2126in"/>
          <style:tab-stop style:position="5.6063in"/>
          <style:tab-stop style:position="5.7in"/>
          <style:tab-stop style:position="6in"/>
          <style:tab-stop style:position="6.2in"/>
          <style:tab-stop style:position="6.3937in"/>
          <style:tab-stop style:position="7.1898in"/>
          <style:tab-stop style:position="8.1898in"/>
        </style:tab-stops>
      </style:paragraph-properties>
    </style:style>
    <style:style style:name="P66" style:family="paragraph" style:parent-style-name="Heading_20_3">
      <style:paragraph-properties fo:break-before="page"/>
    </style:style>
    <style:style style:name="P67" style:family="paragraph" style:parent-style-name="code">
      <style:paragraph-properties>
        <style:tab-stops>
          <style:tab-stop style:position="0.05in"/>
          <style:tab-stop style:position="0.4252in"/>
          <style:tab-stop style:position="0.8in"/>
          <style:tab-stop style:position="1.05in"/>
          <style:tab-stop style:position="1.3in"/>
          <style:tab-stop style:position="1.55in"/>
          <style:tab-stop style:position="1.8in"/>
        </style:tab-stops>
      </style:paragraph-properties>
    </style:style>
    <style:style style:name="P68" style:family="paragraph" style:parent-style-name="code">
      <style:paragraph-properties fo:margin-left="0in" fo:margin-right="0in" fo:text-indent="0in" style:auto-text-indent="false">
        <style:tab-stops>
          <style:tab-stop style:position="0.75in"/>
          <style:tab-stop style:position="1.1252in"/>
          <style:tab-stop style:position="1.5in"/>
          <style:tab-stop style:position="1.75in"/>
          <style:tab-stop style:position="2in"/>
          <style:tab-stop style:position="2.25in"/>
          <style:tab-stop style:position="2.5in"/>
        </style:tab-stops>
      </style:paragraph-properties>
    </style:style>
    <style:style style:name="P69" style:family="paragraph" style:parent-style-name="code">
      <style:paragraph-properties fo:margin-left="0in" fo:margin-right="0in" fo:text-indent="0in" style:auto-text-indent="false">
        <style:tab-stops>
          <style:tab-stop style:position="1.5in"/>
          <style:tab-stop style:position="1.75in"/>
          <style:tab-stop style:position="2in"/>
          <style:tab-stop style:position="2.25in"/>
          <style:tab-stop style:position="2.5in"/>
        </style:tab-stops>
      </style:paragraph-properties>
    </style:style>
    <style:style style:name="P70" style:family="paragraph" style:parent-style-name="code">
      <style:paragraph-properties fo:margin-left="0in" fo:margin-right="0in" fo:text-indent="0in" style:auto-text-indent="false" style:snap-to-layout-grid="false">
        <style:tab-stops>
          <style:tab-stop style:position="1.5in"/>
          <style:tab-stop style:position="1.75in"/>
          <style:tab-stop style:position="2in"/>
          <style:tab-stop style:position="2.25in"/>
          <style:tab-stop style:position="2.5in"/>
        </style:tab-stops>
      </style:paragraph-properties>
    </style:style>
    <style:style style:name="P71" style:family="paragraph" style:parent-style-name="code">
      <style:paragraph-properties fo:margin-left="0in" fo:margin-right="0in" fo:text-indent="0in" style:auto-text-indent="false">
        <style:tab-stops>
          <style:tab-stop style:position="0.3752in"/>
          <style:tab-stop style:position="1.75in"/>
          <style:tab-stop style:position="2in"/>
          <style:tab-stop style:position="2.25in"/>
          <style:tab-stop style:position="2.5in"/>
        </style:tab-stops>
      </style:paragraph-properties>
    </style:style>
    <style:style style:name="P72" style:family="paragraph" style:parent-style-name="code">
      <style:paragraph-properties fo:margin-left="0in" fo:margin-right="0in" fo:text-indent="0in" style:auto-text-indent="false">
        <style:tab-stops>
          <style:tab-stop style:position="1.25in"/>
          <style:tab-stop style:position="1.75in"/>
          <style:tab-stop style:position="2in"/>
          <style:tab-stop style:position="2.25in"/>
          <style:tab-stop style:position="2.5in"/>
        </style:tab-stops>
      </style:paragraph-properties>
    </style:style>
    <style:style style:name="P73" style:family="paragraph" style:parent-style-name="code">
      <style:paragraph-properties fo:margin-left="0in" fo:margin-right="0in" fo:text-indent="0in" style:auto-text-indent="false">
        <style:tab-stops>
          <style:tab-stop style:position="0.3752in"/>
          <style:tab-stop style:position="1.25in"/>
          <style:tab-stop style:position="2in"/>
          <style:tab-stop style:position="2.25in"/>
          <style:tab-stop style:position="2.5in"/>
        </style:tab-stops>
      </style:paragraph-properties>
    </style:style>
    <style:style style:name="P74" style:family="paragraph" style:parent-style-name="code">
      <style:paragraph-properties fo:margin-left="0in" fo:margin-right="0in" fo:text-indent="0in" style:auto-text-indent="false">
        <style:tab-stops>
          <style:tab-stop style:position="0.3752in"/>
          <style:tab-stop style:position="0.75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</style:tab-stops>
      </style:paragraph-properties>
    </style:style>
    <style:style style:name="P75" style:family="paragraph" style:parent-style-name="code">
      <style:paragraph-properties fo:margin-left="1.25in" fo:margin-right="0in" fo:text-indent="-0.6252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</style:tab-stops>
      </style:paragraph-properties>
    </style:style>
    <style:style style:name="P76" style:family="paragraph" style:parent-style-name="code">
      <style:paragraph-properties fo:margin-left="0.6252in" fo:margin-right="0in" fo:text-indent="0in" style:auto-text-indent="false">
        <style:tab-stops>
          <style:tab-stop style:position="0.8752in"/>
          <style:tab-stop style:position="1.1252in"/>
          <style:tab-stop style:position="1.3752in"/>
          <style:tab-stop style:position="1.6252in"/>
          <style:tab-stop style:position="1.8752in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2">
      <style:paragraph-properties fo:break-before="page"/>
    </style:style>
    <style:style style:name="P80" style:family="paragraph" style:parent-style-name="Heading_20_2">
      <style:paragraph-properties fo:margin-left="0in" fo:margin-right="0in" fo:margin-top="0.1665in" fo:margin-bottom="0.0417in" fo:keep-together="auto" fo:text-indent="0in" style:auto-text-indent="false" fo:padding="0in" fo:border="none">
        <style:tab-stops>
          <style:tab-stop style:position="0in"/>
          <style:tab-stop style:position="0.1909in"/>
          <style:tab-stop style:position="0.3874in"/>
          <style:tab-stop style:position="0.7811in"/>
          <style:tab-stop style:position="1.1752in"/>
          <style:tab-stop style:position="1.5689in"/>
          <style:tab-stop style:position="1.9626in"/>
          <style:tab-stop style:position="2.3563in"/>
          <style:tab-stop style:position="2.75in"/>
          <style:tab-stop style:position="3.1437in"/>
          <style:tab-stop style:position="3.5374in"/>
          <style:tab-stop style:position="3.9311in"/>
          <style:tab-stop style:position="4.3252in"/>
          <style:tab-stop style:position="4.7189in"/>
          <style:tab-stop style:position="5.1126in"/>
          <style:tab-stop style:position="5.5063in"/>
          <style:tab-stop style:position="5.9in"/>
          <style:tab-stop style:position="6.2937in"/>
        </style:tab-stops>
      </style:paragraph-properties>
    </style:style>
    <style:style style:name="P81" style:family="paragraph" style:parent-style-name="Chapter_20_Number">
      <style:paragraph-properties fo:break-before="page"/>
    </style:style>
    <style:style style:name="P82" style:family="paragraph" style:parent-style-name="Contents_20_1">
      <style:paragraph-properties>
        <style:tab-stops>
          <style:tab-stop style:position="5.7429in" style:type="right" style:leader-style="dotted" style:leader-text="."/>
          <style:tab-stop style:position="6.2543in" style:type="right" style:leader-style="dotted" style:leader-text="."/>
        </style:tab-stops>
      </style:paragraph-properties>
    </style:style>
    <style:style style:name="P83" style:family="paragraph" style:parent-style-name="Contents_20_1">
      <style:paragraph-properties>
        <style:tab-stops>
          <style:tab-stop style:position="5.7429in" style:type="right" style:leader-style="dotted" style:leader-text="."/>
          <style:tab-stop style:position="6.25in" style:type="right" style:leader-style="dotted" style:leader-text="."/>
        </style:tab-stops>
      </style:paragraph-properties>
    </style:style>
    <style:style style:name="P84" style:family="paragraph" style:parent-style-name="XML">
      <style:paragraph-properties fo:margin-left="1.5752in" fo:margin-right="0in" fo:text-indent="-1.2598in" style:auto-text-indent="false">
        <style:tab-stops>
          <style:tab-stop style:position="-1.1811in"/>
          <style:tab-stop style:position="-0.7874in"/>
          <style:tab-stop style:position="-0.3937in"/>
          <style:tab-stop style:position="0in"/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4252in"/>
          <style:tab-stop style:position="4.7252in"/>
          <style:tab-stop style:position="4.9252in"/>
          <style:tab-stop style:position="5.1189in"/>
          <style:tab-stop style:position="5.9146in"/>
          <style:tab-stop style:position="6.9146in"/>
        </style:tab-stops>
      </style:paragraph-properties>
    </style:style>
    <style:style style:name="P85" style:family="paragraph" style:parent-style-name="XML">
      <style:paragraph-properties fo:margin-left="2.3626in" fo:margin-right="0in" fo:text-indent="-2.0472in" style:auto-text-indent="false">
        <style:tab-stops>
          <style:tab-stop style:position="-1.9689in"/>
          <style:tab-stop style:position="-1.5752in"/>
          <style:tab-stop style:position="-1.1811in"/>
          <style:tab-stop style:position="-0.7874in"/>
          <style:tab-stop style:position="-0.3937in"/>
          <style:tab-stop style:position="0in"/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6374in"/>
          <style:tab-stop style:position="3.9374in"/>
          <style:tab-stop style:position="4.1374in"/>
          <style:tab-stop style:position="4.3311in"/>
          <style:tab-stop style:position="5.1272in"/>
          <style:tab-stop style:position="6.1272in"/>
        </style:tab-stops>
      </style:paragraph-properties>
    </style:style>
    <style:style style:name="P86" style:family="paragraph" style:parent-style-name="XML">
      <style:paragraph-properties fo:margin-left="1.6535in" fo:margin-right="0in" fo:text-indent="-1.2598in" style:auto-text-indent="false">
        <style:tab-stops>
          <style:tab-stop style:position="-1.2598in"/>
          <style:tab-stop style:position="-0.8661in"/>
          <style:tab-stop style:position="-0.472in"/>
          <style:tab-stop style:position="-0.0783in"/>
          <style:tab-stop style:position="0.3154in"/>
          <style:tab-stop style:position="0.7091in"/>
          <style:tab-stop style:position="1.1028in"/>
          <style:tab-stop style:position="1.4965in"/>
          <style:tab-stop style:position="1.8902in"/>
          <style:tab-stop style:position="2.2839in"/>
          <style:tab-stop style:position="2.678in"/>
          <style:tab-stop style:position="3.0717in"/>
          <style:tab-stop style:position="3.4654in"/>
          <style:tab-stop style:position="3.8591in"/>
          <style:tab-stop style:position="4.2528in"/>
          <style:tab-stop style:position="4.3465in"/>
          <style:tab-stop style:position="4.6465in"/>
          <style:tab-stop style:position="4.8465in"/>
          <style:tab-stop style:position="5.0402in"/>
          <style:tab-stop style:position="5.8362in"/>
          <style:tab-stop style:position="6.8362in"/>
        </style:tab-stops>
      </style:paragraph-properties>
      <style:text-properties fo:language="en" fo:country="US" style:language-asian="none" style:country-asian="none"/>
    </style:style>
    <style:style style:name="P87" style:family="paragraph" style:parent-style-name="XML">
      <style:paragraph-properties fo:margin-left="1in" fo:margin-right="0in" fo:text-indent="-0.6846in" style:auto-text-indent="false">
        <style:tab-stops>
          <style:tab-stop style:position="-0.2126in"/>
          <style:tab-stop style:position="0in"/>
          <style:tab-stop style:position="0.1811in"/>
          <style:tab-stop style:position="0.5752in"/>
          <style:tab-stop style:position="0.9689in"/>
          <style:tab-stop style:position="1.3626in"/>
          <style:tab-stop style:position="1.7563in"/>
          <style:tab-stop style:position="2.15in"/>
          <style:tab-stop style:position="2.5437in"/>
          <style:tab-stop style:position="2.9374in"/>
          <style:tab-stop style:position="3.3311in"/>
          <style:tab-stop style:position="3.7252in"/>
          <style:tab-stop style:position="4.1189in"/>
          <style:tab-stop style:position="4.5126in"/>
          <style:tab-stop style:position="4.9063in"/>
          <style:tab-stop style:position="5in"/>
          <style:tab-stop style:position="5.3in"/>
          <style:tab-stop style:position="5.5in"/>
          <style:tab-stop style:position="5.6937in"/>
          <style:tab-stop style:position="6.4898in"/>
          <style:tab-stop style:position="7.4898in"/>
        </style:tab-stops>
      </style:paragraph-properties>
    </style:style>
    <style:style style:name="P88" style:family="paragraph" style:parent-style-name="XML">
      <style:paragraph-properties fo:margin-left="1in" fo:margin-right="0in" fo:text-indent="0in" style:auto-text-indent="false">
        <style:tab-stops>
          <style:tab-stop style:position="-0.6063in"/>
          <style:tab-stop style:position="-0.2126in"/>
          <style:tab-stop style:position="0.1811in"/>
          <style:tab-stop style:position="0.5752in"/>
          <style:tab-stop style:position="0.9689in"/>
          <style:tab-stop style:position="1.3626in"/>
          <style:tab-stop style:position="1.7563in"/>
          <style:tab-stop style:position="2.15in"/>
          <style:tab-stop style:position="2.5437in"/>
          <style:tab-stop style:position="2.9374in"/>
          <style:tab-stop style:position="3.3311in"/>
          <style:tab-stop style:position="3.7252in"/>
          <style:tab-stop style:position="4.1189in"/>
          <style:tab-stop style:position="4.5126in"/>
          <style:tab-stop style:position="4.9063in"/>
          <style:tab-stop style:position="5in"/>
          <style:tab-stop style:position="5.3in"/>
          <style:tab-stop style:position="5.5in"/>
          <style:tab-stop style:position="5.6937in"/>
          <style:tab-stop style:position="6.4898in"/>
          <style:tab-stop style:position="7.4898in"/>
        </style:tab-stops>
      </style:paragraph-properties>
    </style:style>
    <style:style style:name="P89" style:family="paragraph" style:parent-style-name="XML">
      <style:paragraph-properties fo:break-before="page"/>
    </style:style>
    <style:style style:name="P90" style:family="paragraph" style:parent-style-name="XML">
      <style:paragraph-properties fo:margin-left="2.7563in" fo:margin-right="0in" fo:text-indent="-2.4409in" style:auto-text-indent="false">
        <style:tab-stops>
          <style:tab-stop style:position="-2.3626in"/>
          <style:tab-stop style:position="-1.9689in"/>
          <style:tab-stop style:position="-1.5752in"/>
          <style:tab-stop style:position="-1.1811in"/>
          <style:tab-stop style:position="-0.7874in"/>
          <style:tab-stop style:position="-0.3937in"/>
          <style:tab-stop style:position="0in"/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2437in"/>
          <style:tab-stop style:position="3.5437in"/>
          <style:tab-stop style:position="3.7437in"/>
          <style:tab-stop style:position="3.9374in"/>
          <style:tab-stop style:position="4.7335in"/>
          <style:tab-stop style:position="5.7335in"/>
        </style:tab-stops>
      </style:paragraph-properties>
    </style:style>
    <style:style style:name="P91" style:family="paragraph" style:parent-style-name="XML" style:list-style-name="WW8Num36">
      <style:paragraph-properties fo:margin-left="0in" fo:margin-right="0in" fo:text-indent="0in" style:auto-text-indent="false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  <style:tab-stop style:position="4.3311in"/>
          <style:tab-stop style:position="4.7252in"/>
          <style:tab-stop style:position="5.1189in"/>
          <style:tab-stop style:position="5.5126in"/>
          <style:tab-stop style:position="5.9063in"/>
          <style:tab-stop style:position="6in"/>
          <style:tab-stop style:position="6.3in"/>
          <style:tab-stop style:position="6.5in"/>
          <style:tab-stop style:position="6.6937in"/>
          <style:tab-stop style:position="7.4898in"/>
          <style:tab-stop style:position="8.4898in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ffffff"/>
    </style:style>
    <style:style style:name="T6" style:family="text">
      <style:text-properties fo:color="#000080" style:font-name="Courier New" fo:font-size="8pt" fo:language="en" fo:country="GB" style:font-size-asian="8pt" style:language-asian="none" style:country-asian="none"/>
    </style:style>
    <style:style style:name="T7" style:family="text">
      <style:text-properties fo:color="#000080" style:font-name="Courier New" fo:font-size="8pt" fo:language="none" fo:country="none" style:font-size-asian="8pt" style:language-asian="none" style:country-asian="none"/>
    </style:style>
    <style:style style:name="T8" style:family="text">
      <style:text-properties fo:color="#000080" style:font-name="Courier New" fo:font-size="8pt" fo:language="none" fo:country="none" style:font-size-asian="8pt" style:language-asian="none" style:country-asian="none" style:font-size-complex="10pt"/>
    </style:style>
    <style:style style:name="T9" style:family="text">
      <style:text-properties fo:color="#000080" style:font-name="Courier New" fo:font-size="8pt" style:font-size-asian="8pt"/>
    </style:style>
    <style:style style:name="T10" style:family="text">
      <style:text-properties fo:language="none" fo:country="none"/>
    </style:style>
    <style:style style:name="T11" style:family="text">
      <style:text-properties fo:language="none" fo:country="none" style:language-asian="none" style:country-asian="none"/>
    </style:style>
    <style:style style:name="T12" style:family="text">
      <style:text-properties fo:color="#0000ff" fo:background-color="#ffffff"/>
    </style:style>
    <style:style style:name="T13" style:family="text">
      <style:text-properties fo:background-color="#ffffff"/>
    </style:style>
    <style:style style:name="T14" style:family="text">
      <style:text-properties fo:color="#ff0000" fo:background-color="#ffffff"/>
    </style:style>
    <style:style style:name="T15" style:family="text">
      <style:text-properties fo:color="#000000" fo:background-color="#ffffff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8000" style:font-name="Courier New" fo:language="none" fo:country="none" style:language-asian="none" style:country-asian="none"/>
    </style:style>
    <style:style style:name="T18" style:family="text">
      <style:text-properties style:font-name="Courier New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000000" style:font-name="Times New Roman" fo:language="en" fo:country="US"/>
    </style:style>
    <style:style style:name="fr1" style:family="graphic" style:parent-style-name="Frame">
      <style:graphic-properties fo:margin-left="0in" fo:margin-right="0in" style:wrap="none" style:vertical-pos="top" style:vertical-rel="baseline" style:horizontal-rel="paragraph-content" style:flow-with-text="true"/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top" style:vertical-rel="baseline" fo:padding-left="0.1102in" fo:padding-right="0.1102in" fo:padding-top="0.0602in" fo:padding-bottom="0.0602in" fo:border="none" draw:ole-draw-aspect="1" draw:visible-area-width="5.0311in" draw:visible-area-height="5.1295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  <text:sequence-decl text:display-outline-level="0" text:name="figure"/>
        <text:sequence-decl text:display-outline-level="0" text:name="listing"/>
      </text:sequence-decls>
      <text:p text:style-name="tmspace1"/>
      <text:p text:style-name="Cover_20_Title"><text:span text:style-name="T16">The JBoss Distributed Testing Framework</text:span></text:p>
      <text:p text:style-name="Name_20_of_20_Guide">Installation and configuration guide</text:p>
      <text:p text:style-name="tmspace1"/>
      <text:p text:style-name="P3"/>
      <text:p text:style-name="P4"/>
      <text:p text:style-name="P4"/>
      <text:p text:style-name="Chapter_20_Number"><text:soft-page-break/>Chapter <text:sequence text:ref-name="refchapter0" text:name="chapter" text:formula="ooow:chapter=1" style:num-format="1">1</text:sequence></text:p>
      <text:list text:style-name="Outline">
        <text:list-item>
          <text:h text:style-name="Heading_20_1" text:outline-level="1">Installing the DTF</text:h>
          <text:list>
            <text:list-item>
              <text:h text:style-name="Heading_20_2" text:outline-level="2">Introduction</text:h>
            </text:list-item>
          </text:list>
        </text:list-item>
      </text:list>
      <text:p text:style-name="Text_20_body">This chapter gives a guide to installing the Distributed Test Framework. <text:s/>Covering how the DTF is packaged and how it can be deployed.</text:p>
      <text:list text:style-name="Outline" text:continue-numbering="true">
        <text:list-item>
          <text:list text:continue-numbering="true">
            <text:list-item>
              <text:h text:style-name="Heading_20_2" text:outline-level="2">Distribution Contents</text:h>
            </text:list-item>
          </text:list>
        </text:list-item>
      </text:list>
      <text:p text:style-name="Text_20_body">The DTF is built up of four main components. <text:s/>Each of these parts can be installed on the same workstation or on separate workstations:</text:p>
      <text:list text:style-name="WW8Num16">
        <text:list-item>
          <text:p text:style-name="P23">The services:</text:p>
          <text:list>
            <text:list-item>
              <text:p text:style-name="P23">Name service,</text:p>
            </text:list-item>
            <text:list-item>
              <text:p text:style-name="P23">Service registry,</text:p>
            </text:list-item>
            <text:list-item>
              <text:p text:style-name="P23">Product repository,</text:p>
            </text:list-item>
            <text:list-item>
              <text:p text:style-name="P23">Results collator,</text:p>
            </text:list-item>
          </text:list>
        </text:list-item>
        <text:list-item>
          <text:p text:style-name="P23">Test node</text:p>
        </text:list-item>
        <text:list-item>
          <text:p text:style-name="P23">The Coordinator</text:p>
        </text:list-item>
        <text:list-item>
          <text:p text:style-name="P23">JSP container (Tomcat )</text:p>
        </text:list-item>
      </text:list>
      <text:p text:style-name="P31"/>
      <text:p text:style-name="Text_20_body">It is quite likely that you will have multiple test nodes installed in your DTF instance on many workstations. <text:s/>The installation of these software components is very simple only requiring the extraction of the DTF distribution to the required directory on each node. <text:s/>The following is a list of directories and files created when you extract the distribution:</text:p>
      <text:p text:style-name="Text_20_body"/>
      <text:p text:style-name="P53">/DTFRuntime</text:p>
      <text:p text:style-name="P14"><text:tab/><text:tab/>/testenv</text:p>
      <text:p text:style-name="P15"><text:tab/><text:tab/><text:tab/>/services</text:p>
      <text:p text:style-name="P16"><text:tab/><text:tab/><text:tab/><text:tab/><text:span text:style-name="T1">run_services.sh<text:tab/></text:span>A bash script to start the services</text:p>
      <text:p text:style-name="P55"/>
      <text:p text:style-name="P56"><text:soft-page-break/><text:span text:style-name="T1"><text:tab/>service_manager.xml<text:tab/></text:span>The service configuration file (see #*#* for information on how to adapt it to meet your needs)</text:p>
      <text:p text:style-name="P15"><text:tab/><text:tab/><text:tab/>/testnode1</text:p>
      <text:p text:style-name="P14"><text:tab/><text:tab/><text:tab/><text:span text:style-name="T1">run_testnode.sh</text:span><text:tab/><text:tab/>A bash script to start the test node</text:p>
      <text:p text:style-name="P14"><text:span text:style-name="T1"><text:tab/><text:tab/><text:tab/>nodeconfig.xml<text:tab/><text:tab/></text:span>An example test node configuration file</text:p>
      <text:p text:style-name="P58"><text:span text:style-name="T1"><text:tab/><text:tab/><text:tab/><text:tab/>service_manager.xml<text:tab/></text:span>The service configuration file (see #*#* for information on how to adapt it to meet your needs)</text:p>
      <text:p text:style-name="P15"><text:span text:style-name="T1"><text:tab/><text:tab/><text:tab/>/</text:span>coordinator</text:p>
      <text:p text:style-name="P14"><text:span text:style-name="T1"><text:tab/><text:tab/><text:tab/>run_coordinator.sh<text:tab/></text:span>A bash script to start the coordinator</text:p>
      <text:p text:style-name="P58"><text:tab/><text:tab/><text:tab/><text:tab/><text:span text:style-name="T1">service_manager.xml</text:span><text:tab/>The service configuration file (see #*#* for information on how to adapt it to meet your needs)</text:p>
      <text:p text:style-name="P57"><text:span text:style-name="T1"><text:tab/>coordinator.xml<text:tab/></text:span>The coordinator configuration file (see #*#* for information on how to adapt it to meet your needs)</text:p>
      <text:list text:style-name="Outline" text:continue-numbering="true">
        <text:list-item>
          <text:list text:continue-numbering="true">
            <text:list-header>
              <text:h text:style-name="P80" text:outline-level="2" text:is-list-header="true">Installing the Web Application Archive</text:h>
            </text:list-header>
          </text:list>
        </text:list-item>
      </text:list>
      <text:p text:style-name="Text_20_body">The DTF uses a web based service for logging the status of test runs and results. <text:s/>This web service is delivered in the form of a Web Application Archive (or WAR for short). <text:s/>The DTF currently only supports Tomcat’s JSP/Servlet container. <text:s/>To deploy the WAR in Tomcat simply copy it to the tomcat/webapps directory. <text:s/>For more information on how to do this please see the appropriate Tomcat documentation. <text:s/>It is also necessary to configure a JNDI JDBC datasource bound to ‘jdbc/ResultsDB’. <text:s/>This can be achieved by adding the following to config/server.xml with Tomcat:</text:p>
      <text:p text:style-name="P84"><text:tab/><text:tab/>&lt;Context <text:tab/>path="/dtf" docBase="dtf" <text:line-break/>debug="0" privileged="false" <text:line-break/>reloadable="true"&gt;</text:p>
      <text:p text:style-name="P85"><text:tab/><text:tab/><text:tab/>&lt;Resource <text:tab/>name="jdbc/ResultsDB"<text:line-break/>auth="Container"<text:line-break/>type="javax.sql.DataSource"/&gt;</text:p>
      <text:p text:style-name="XML"><text:tab/><text:tab/><text:tab/>&lt;ResourceParams<text:tab/>name="jdbc/ResultsDB"&gt;<text:tab/><text:tab/><text:tab/></text:p>
      <text:p text:style-name="XML"><text:tab/><text:tab/><text:tab/><text:tab/>&lt;parameter&gt;<text:tab/><text:tab/><text:tab/><text:tab/></text:p>
      <text:p text:style-name="XML"><text:tab/><text:tab/><text:tab/><text:tab/><text:tab/>&lt;name&gt;user&lt;/name&gt;<text:tab/><text:tab/><text:tab/><text:tab/><text:tab/></text:p>
      <text:p text:style-name="XML"><text:tab/><text:tab/><text:tab/><text:tab/><text:tab/>&lt;value&gt;root&lt;/value&gt;<text:tab/><text:tab/><text:tab/><text:tab/></text:p>
      <text:p text:style-name="XML"><text:tab/><text:tab/><text:tab/><text:tab/>&lt;/parameter&gt;<text:tab/><text:tab/><text:tab/></text:p>
      <text:p text:style-name="XML"><text:tab/><text:tab/><text:tab/><text:tab/>&lt;parameter&gt;<text:tab/><text:tab/><text:tab/><text:tab/></text:p>
      <text:p text:style-name="XML"><text:tab/><text:tab/><text:tab/><text:tab/><text:tab/>&lt;name&gt;password&lt;/name&gt;<text:tab/><text:tab/><text:tab/><text:tab/><text:tab/></text:p>
      <text:p text:style-name="XML"><text:tab/><text:tab/><text:tab/><text:tab/><text:tab/>&lt;value&gt;&lt;/value&gt;<text:tab/><text:tab/><text:tab/><text:tab/></text:p>
      <text:p text:style-name="XML"><text:tab/><text:tab/><text:tab/><text:tab/>&lt;/parameter&gt;<text:tab/><text:tab/><text:tab/><text:tab/></text:p>
      <text:p text:style-name="XML"><text:tab/><text:tab/><text:tab/><text:tab/>&lt;parameter&gt;<text:tab/><text:tab/><text:tab/><text:tab/></text:p>
      <text:p text:style-name="XML"><text:soft-page-break/><text:tab/><text:tab/><text:tab/><text:tab/><text:tab/>&lt;name&gt;driverClassName&lt;/name&gt;<text:tab/><text:tab/><text:tab/><text:tab/><text:tab/></text:p>
      <text:p text:style-name="XML"><text:tab/><text:tab/><text:tab/><text:tab/><text:tab/>&lt;value&gt;org.gjt.mm.mysql.Driver&lt;/value&gt;<text:tab/><text:tab/><text:tab/><text:tab/></text:p>
      <text:p text:style-name="XML"><text:tab/><text:tab/><text:tab/><text:tab/>&lt;/parameter&gt;<text:tab/><text:tab/><text:tab/></text:p>
      <text:p text:style-name="XML"><text:tab/><text:tab/><text:tab/><text:tab/>&lt;parameter&gt;<text:tab/><text:tab/><text:tab/><text:tab/></text:p>
      <text:p text:style-name="XML"><text:tab/><text:tab/><text:tab/><text:tab/><text:tab/>&lt;name&gt;driverName&lt;/name&gt;<text:tab/><text:tab/><text:tab/><text:tab/><text:tab/></text:p>
      <text:p text:style-name="XML"><text:tab/><text:tab/><text:tab/><text:tab/><text:tab/>&lt;value&gt;jdbc:mysql://localhost/dtf&lt;/value&gt;<text:tab/><text:tab/><text:tab/><text:tab/></text:p>
      <text:p text:style-name="XML"><text:tab/><text:tab/><text:tab/><text:tab/>&lt;/parameter&gt;<text:tab/><text:tab/><text:tab/></text:p>
      <text:p text:style-name="XML"><text:tab/><text:tab/><text:tab/>&lt;/ResourceParams&gt;<text:tab/><text:tab/><text:tab/></text:p>
      <text:p text:style-name="XML"><text:tab/><text:tab/>&lt;/Context&gt;</text:p>
      <text:p text:style-name="Text_20_body"/>
      <text:p text:style-name="Text_20_body">To ensure the WAR deployment was successful go to <text:a xlink:type="simple" xlink:href="http://localhost/dtf/"><text:span text:style-name="Internet_20_link">http://localhost/dtf/</text:span></text:a> on the workstation Tomcat is running (this url will depend on how Tomcat is configured please see the appropriate Tomcat documentation for details on how to configure Tomcat). <text:s/>If you see the following webpage then your WAR has been successfully deployed:</text:p>
      <text:p text:style-name="Text_20_body"/>
      <text:p text:style-name="P17"><draw:frame draw:style-name="fr2" draw:name="graphics1" text:anchor-type="as-char" svg:width="6.6874in" svg:height="4.8193in" draw:z-index="0"><draw:image xlink:href="Pictures/2000000700006C6800004E21C94D79C1.wmf" xlink:type="simple" xlink:show="embed" xlink:actuate="onLoad"/></draw:frame></text:p>
      <text:p text:style-name="Text_20_body"><text:tab/><text:tab/><text:tab/><text:tab/><text:tab/></text:p>
      <text:p text:style-name="Text_20_body"><text:tab/><text:tab/><text:tab/></text:p>
      <text:p text:style-name="P31"/>
      <text:p text:style-name="Text_20_body"/>
      <text:p text:style-name="P81">Chapter 2</text:p>
      <text:list text:style-name="Outline" text:continue-numbering="true">
        <text:list-item>
          <text:h text:style-name="Heading_20_1" text:outline-level="1">Configuring the DTF</text:h>
        </text:list-item>
      </text:list>
      <text:p text:style-name="Introduction_20_not_20_in_20_ToC">Introduction</text:p>
      <text:p text:style-name="Text_20_body">The Distributed Testing Framework is very flexible and can be used to perform distributed testing for any product imaginable. <text:s/>This flexibility is possible due to the configurability of the software. Each component of the DTF has its own configuration mechanism, all of which are expressed in XML. <text:s/></text:p>
      <text:list text:style-name="Outline" text:continue-numbering="true">
        <text:list-item>
          <text:list text:continue-numbering="true">
            <text:list-item>
              <text:h text:style-name="Heading_20_2" text:outline-level="2">Service Manager</text:h>
            </text:list-item>
          </text:list>
        </text:list-item>
      </text:list>
      <text:p text:style-name="P31">Each service which runs within the DTF has a number of configurable parameters which can be specified in a services service manager configuration file (usually named service_manager.xml). <text:s/>A service manager configuration file has a standard format and is specified in the XML schema dtf-servicemanager.xml. <text:s/>It is built up of one or more service configurations which specify the classpath, parameters and properties to use when executing the service. <text:bookmark-ref text:reference-format="text" text:ref-name="_Ref13986376">Figure 1</text:bookmark-ref> shows an overview of this files format:</text:p>
      <text:p text:style-name="Text_20_body"/>
      <text:p text:style-name="P59"><draw:frame draw:style-name="fr2" draw:name="graphics2" text:anchor-type="as-char" svg:width="5.402in" svg:height="2.2402in" draw:z-index="1"><draw:image xlink:href="Pictures/2000000700003F4F00001A426DEE3996.wmf" xlink:type="simple" xlink:show="embed" xlink:actuate="onLoad"/></draw:frame></text:p>
      <text:p text:style-name="P13"><text:bookmark-start text:name="_Ref13986376"/>Figure <text:sequence text:ref-name="reffigure2" text:name="figure" text:formula="ooow:figure+1" style:num-format="1">1</text:sequence><text:bookmark-end text:name="_Ref13986376"/> Service manager XML format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Element Id</text:p>
          </table:table-cell>
          <table:table-cell table:style-name="Table1.A1" office:value-type="string">
            <text:p text:style-name="P32">Element</text:p>
          </table:table-cell>
          <table:table-cell table:style-name="Table1.A1" office:value-type="string">
            <text:p text:style-name="P32">Body Text</text:p>
          </table:table-cell>
          <table:table-cell table:style-name="Table1.D1" office:value-type="string">
            <text:p text:style-name="P32">Attributes</text:p>
          </table:table-cell>
        </table:table-row>
        <table:table-row table:style-name="Table1.1"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service_manager</text:p>
          </table:table-cell>
          <table:table-cell table:style-name="Table1.A2" office:value-type="string">
            <text:p text:style-name="P38">None</text:p>
          </table:table-cell>
          <table:table-cell table:style-name="Table1.D2" office:value-type="string">
            <text:p text:style-name="P38">None</text:p>
          </table:table-cell>
        </table:table-row>
        <text:soft-page-break/>
        <table:table-row table:style-name="Table1.1">
          <table:table-cell table:style-name="Table1.A2" office:value-type="string">
            <text:p text:style-name="P35">1.1</text:p>
          </table:table-cell>
          <table:table-cell table:style-name="Table1.A2" office:value-type="string">
            <text:p text:style-name="P35">service</text:p>
          </table:table-cell>
          <table:table-cell table:style-name="Table1.A2" office:value-type="string">
            <text:p text:style-name="P38">None</text:p>
          </table:table-cell>
          <table:table-cell table:style-name="Table1.D2" office:value-type="string">
            <text:p text:style-name="Text_20_body"><draw:frame draw:style-name="fr1" draw:name="Frame1" text:anchor-type="as-char" svg:width="2.9063in" draw:z-index="2"><draw:text-box fo:min-height="0.0161in"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32">Name</text:p></table:table-cell><table:table-cell table:style-name="Table2.A1" office:value-type="string"><text:p text:style-name="P32">Required</text:p></table:table-cell><table:table-cell table:style-name="Table2.C1" office:value-type="string"><text:p text:style-name="P32">Purpose</text:p></table:table-cell></table:table-row><table:table-row table:style-name="Table2.1"><table:table-cell table:style-name="Table2.A2" office:value-type="string"><text:p text:style-name="P35">Name</text:p></table:table-cell><table:table-cell table:style-name="Table2.A2" office:value-type="string"><text:p text:style-name="P35">Yes</text:p></table:table-cell><table:table-cell table:style-name="Table2.C2" office:value-type="string"><text:p text:style-name="P35">The name of the service used for differentiating service output and used as the basis for the output log files.</text:p></table:table-cell></table:table-row><table:table-row table:style-name="Table2.1"><table:table-cell table:style-name="Table2.A2" office:value-type="string"><text:p text:style-name="P35">Class</text:p></table:table-cell><table:table-cell table:style-name="Table2.A2" office:value-type="string"><text:p text:style-name="P35">Yes</text:p></table:table-cell><table:table-cell table:style-name="Table2.C2" office:value-type="string"><text:p text:style-name="P35">The fully qualified name of the class which implements this service.</text:p></table:table-cell></table:table-row><table:table-row table:style-name="Table2.1"><table:table-cell table:style-name="Table2.A2" office:value-type="string"><text:p text:style-name="P35">Timeout</text:p></table:table-cell><table:table-cell table:style-name="Table2.A2" office:value-type="string"><text:p text:style-name="P35">Yes</text:p></table:table-cell><table:table-cell table:style-name="Table2.C2" office:value-type="string"><text:p text:style-name="P35">The number of seconds the framework will wait before it gives up trying to start the service. <text:s/>A service outputs the word Ready to its standard out stream to indicate it has started successfully.</text:p></table:table-cell></table:table-row></table:table></draw:text-box></draw:frame></text:p>
          </table:table-cell>
        </table:table-row>
        <table:table-row table:style-name="Table1.1">
          <table:table-cell table:style-name="Table1.A2" office:value-type="string">
            <text:p text:style-name="P35">1.1.1</text:p>
          </table:table-cell>
          <table:table-cell table:style-name="Table1.A2" office:value-type="string">
            <text:p text:style-name="P35">classpath</text:p>
          </table:table-cell>
          <table:table-cell table:style-name="Table1.A2" office:value-type="string">
            <text:p text:style-name="P40">None</text:p>
          </table:table-cell>
          <table:table-cell table:style-name="Table1.D2" office:value-type="string">
            <text:p text:style-name="P38">None</text:p>
          </table:table-cell>
        </table:table-row>
        <table:table-row table:style-name="Table1.1">
          <table:table-cell table:style-name="Table1.A2" office:value-type="string">
            <text:p text:style-name="P35">1.1.1.1</text:p>
          </table:table-cell>
          <table:table-cell table:style-name="Table1.A2" office:value-type="string">
            <text:p text:style-name="P35">jar</text:p>
          </table:table-cell>
          <table:table-cell table:style-name="Table1.A2" office:value-type="string">
            <text:p text:style-name="P40">None</text:p>
          </table:table-cell>
          <table:table-cell table:style-name="Table1.D2" office:value-type="string">
            <text:p text:style-name="Text_20_body"><draw:frame draw:style-name="fr1" draw:name="Frame2" text:anchor-type="as-char" svg:width="2.9063in" draw:z-index="3"><draw:text-box fo:min-height="0.0161in"><table:table table:name="Table3" table:style-name="Table3"><table:table-column table:style-name="Table3.A"/><table:table-column table:style-name="Table3.B"/><table:table-column table:style-name="Table3.C"/><table:table-row table:style-name="Table3.1"><table:table-cell table:style-name="Table3.A1" office:value-type="string"><text:p text:style-name="P32">Name</text:p></table:table-cell><table:table-cell table:style-name="Table3.A1" office:value-type="string"><text:p text:style-name="P32">Required</text:p></table:table-cell><table:table-cell table:style-name="Table3.C1" office:value-type="string"><text:p text:style-name="P32">Purpose</text:p></table:table-cell></table:table-row><table:table-row table:style-name="Table3.1"><table:table-cell table:style-name="Table3.A2" office:value-type="string"><text:p text:style-name="P35">name</text:p></table:table-cell><table:table-cell table:style-name="Table3.A2" office:value-type="string"><text:p text:style-name="P35">Optional</text:p></table:table-cell><table:table-cell table:style-name="Table3.C2" office:value-type="string"><text:p text:style-name="P35">The name of the JAR to include in the classpath. <text:s/>This is usually a fully qualified filename, although relative paths are also valid.</text:p></table:table-cell></table:table-row><table:table-row table:style-name="Table3.1"><table:table-cell table:style-name="Table3.A2" office:value-type="string"><text:p text:style-name="P35">url</text:p></table:table-cell><table:table-cell table:style-name="Table3.A2" office:value-type="string"><text:p text:style-name="P35">Optional</text:p></table:table-cell><table:table-cell table:style-name="Table3.C2" office:value-type="string"><text:p text:style-name="P35">The URL of a JAR file to include in the classpath. </text:p></table:table-cell></table:table-row></table:table></draw:text-box></draw:frame></text:p>
          </table:table-cell>
        </table:table-row>
        <table:table-row table:style-name="Table1.1">
          <table:table-cell table:style-name="Table1.A2" office:value-type="string">
            <text:p text:style-name="P35">1.1.2</text:p>
          </table:table-cell>
          <table:table-cell table:style-name="Table1.A2" office:value-type="string">
            <text:p text:style-name="P41"><text:span text:style-name="T3">parameters</text:span></text:p>
          </table:table-cell>
          <table:table-cell table:style-name="Table1.A2" office:value-type="string">
            <text:p text:style-name="P40">None</text:p>
          </table:table-cell>
          <table:table-cell table:style-name="Table1.D2" office:value-type="string">
            <text:p text:style-name="P38">None</text:p>
          </table:table-cell>
        </table:table-row>
        <table:table-row table:style-name="Table1.1">
          <table:table-cell table:style-name="Table1.A2" office:value-type="string">
            <text:p text:style-name="P35">1.1.2.1</text:p>
          </table:table-cell>
          <table:table-cell table:style-name="Table1.A2" office:value-type="string">
            <text:p text:style-name="P35">param</text:p>
          </table:table-cell>
          <table:table-cell table:style-name="Table1.A2" office:value-type="string">
            <text:p text:style-name="P35">A parameter to pass to the service.</text:p>
          </table:table-cell>
          <table:table-cell table:style-name="Table1.D2" office:value-type="string">
            <text:p text:style-name="P38">None</text:p>
          </table:table-cell>
        </table:table-row>
        <table:table-row table:style-name="Table1.1">
          <table:table-cell table:style-name="Table1.A2" office:value-type="string">
            <text:p text:style-name="P35">1.1.3</text:p>
          </table:table-cell>
          <table:table-cell table:style-name="Table1.A2" office:value-type="string">
            <text:p text:style-name="P35">properties</text:p>
          </table:table-cell>
          <table:table-cell table:style-name="Table1.A2" office:value-type="string">
            <text:p text:style-name="P38">None</text:p>
          </table:table-cell>
          <table:table-cell table:style-name="Table1.D2" office:value-type="string">
            <text:p text:style-name="P40">None</text:p>
          </table:table-cell>
        </table:table-row>
        <table:table-row table:style-name="Table1.1">
          <table:table-cell table:style-name="Table1.A2" office:value-type="string">
            <text:p text:style-name="P35">1.1.3.1</text:p>
          </table:table-cell>
          <table:table-cell table:style-name="Table1.A2" office:value-type="string">
            <text:p text:style-name="P41"><text:span text:style-name="T3">property</text:span></text:p>
          </table:table-cell>
          <table:table-cell table:style-name="Table1.A2" office:value-type="string">
            <text:p text:style-name="P38">None</text:p>
          </table:table-cell>
          <table:table-cell table:style-name="Table1.D2" office:value-type="string">
            <text:p text:style-name="Text_20_body"><draw:frame draw:style-name="fr1" draw:name="Frame3" text:anchor-type="as-char" svg:width="2.9063in" draw:z-index="4"><draw:text-box fo:min-height="0.0161in"><table:table table:name="Table4" table:style-name="Table4"><table:table-column table:style-name="Table4.A"/><table:table-column table:style-name="Table4.B"/><table:table-column table:style-name="Table4.C"/><table:table-row table:style-name="Table4.1"><table:table-cell table:style-name="Table4.A1" office:value-type="string"><text:p text:style-name="P32">Name</text:p></table:table-cell><table:table-cell table:style-name="Table4.A1" office:value-type="string"><text:p text:style-name="P32">Required</text:p></table:table-cell><table:table-cell table:style-name="Table4.C1" office:value-type="string"><text:p text:style-name="P32">Purpose</text:p></table:table-cell></table:table-row><table:table-row table:style-name="Table4.2"><table:table-cell table:style-name="Table4.A2" office:value-type="string"><text:p text:style-name="P35">Name</text:p></table:table-cell><table:table-cell table:style-name="Table4.A2" office:value-type="string"><text:p text:style-name="P35">Yes</text:p></table:table-cell><table:table-cell table:style-name="Table4.C2" office:value-type="string"><text:p text:style-name="P35">The name of the property to set.</text:p></table:table-cell></table:table-row><table:table-row table:style-name="Table4.2"><table:table-cell table:style-name="Table4.A2" office:value-type="string"><text:p text:style-name="P35">Value</text:p></table:table-cell><table:table-cell table:style-name="Table4.A2" office:value-type="string"><text:p text:style-name="P35">Yes</text:p></table:table-cell><table:table-cell table:style-name="Table4.C2" office:value-type="string"><text:p text:style-name="P35">The value to be given to the specified property name.</text:p></table:table-cell></table:table-row></table:table></draw:text-box></draw:frame></text:p>
          </table:table-cell>
        </table:table-row>
      </table:table>
      <text:p text:style-name="XML"/>
      <text:p text:style-name="P31">The following is an example of a service manager configuration file:</text:p>
      <text:p text:style-name="P86"/>
      <text:p text:style-name="P67">&lt;service_manager <text:tab/>xmlns:xsi="http://www.w3.org/2001/XMLSchema-instance" </text:p>
      <text:p text:style-name="P67"><text:tab/><text:tab/><text:tab/><text:tab/><text:tab/>xsi:noNamespaceSchemaLocation="dtf-servicemanager.xsd"&gt;</text:p>
      <text:p text:style-name="P67"><text:tab/><text:tab/>&lt;service <text:tab/>name="SimpleService" class="org.foo.SimpleService" timeout="45"&gt;</text:p>
      <text:p text:style-name="P67"><text:tab/><text:tab/><text:tab/>&lt;classpath&gt;</text:p>
      <text:p text:style-name="P67"><text:tab/><text:tab/><text:tab/><text:tab/>&lt;directory name=”.”/&gt;</text:p>
      <text:p text:style-name="P67"><text:tab/><text:tab/><text:tab/><text:tab/>&lt;jar url=”<text:a xlink:type="simple" xlink:href="http://myserver/jars/foo.jar"><text:span text:style-name="Internet_20_link">http://myserver/jars/foo.jar</text:span></text:a>”/&gt;</text:p>
      <text:p text:style-name="P67"><text:tab/><text:tab/><text:tab/>&lt;/classpath&gt;</text:p>
      <text:p text:style-name="P67"><text:tab/><text:tab/><text:tab/>&lt;parameters&gt;</text:p>
      <text:p text:style-name="P67"><text:tab/><text:tab/><text:tab/><text:tab/>&lt;param&gt;parameter1&lt;/param&gt;</text:p>
      <text:p text:style-name="P67"><text:tab/><text:tab/><text:tab/><text:tab/>&lt;param&gt;parameter2&lt;/param&gt;</text:p>
      <text:p text:style-name="P68"><text:tab/><text:tab/><text:tab/>&lt;/parameters&gt;</text:p>
      <text:p text:style-name="P68"><text:tab/><text:tab/><text:tab/>&lt;properties&gt;</text:p>
      <text:p text:style-name="P67"><text:tab/><text:tab/><text:tab/><text:tab/>&lt;property name=”propertyname” value=”propertyvalue”/&gt;</text:p>
      <text:p text:style-name="P68"><text:tab/><text:tab/><text:tab/>&lt;/properties&gt;</text:p>
      <text:p text:style-name="P67"><text:tab/><text:tab/>&lt;/service&gt;</text:p>
      <text:p text:style-name="P67"><text:tab/><text:tab/>&lt;service <text:tab/>name="SimpleService2" class="org.foo.SimpleService" timeout="45"&gt;</text:p>
      <text:p text:style-name="P67"><text:tab/><text:tab/><text:tab/>&lt;classpath&gt;</text:p>
      <text:p text:style-name="P67"><text:tab/><text:tab/><text:tab/><text:tab/>&lt;directory name=”.”/&gt;</text:p>
      <text:p text:style-name="P67"><text:tab/><text:tab/><text:tab/><text:tab/>&lt;jar url=”<text:a xlink:type="simple" xlink:href="http://myserver/jars/foo.jar"><text:span text:style-name="Internet_20_link">http://myserver/jars/foo.jar</text:span></text:a>”/&gt;</text:p>
      <text:p text:style-name="P67"><text:tab/><text:tab/><text:tab/>&lt;/classpath&gt;</text:p>
      <text:p text:style-name="P67"><text:soft-page-break/><text:tab/><text:tab/><text:tab/>&lt;parameters&gt;</text:p>
      <text:p text:style-name="P67"><text:tab/><text:tab/><text:tab/><text:tab/>&lt;param&gt;parameter3&lt;/param&gt;</text:p>
      <text:p text:style-name="P67"><text:tab/><text:tab/><text:tab/><text:tab/>&lt;param&gt;parameter4&lt;/param&gt;</text:p>
      <text:p text:style-name="P68"><text:tab/><text:tab/><text:tab/>&lt;/parameters&gt;</text:p>
      <text:p text:style-name="P68"><text:tab/><text:tab/><text:tab/>&lt;properties&gt;</text:p>
      <text:p text:style-name="P67"><text:tab/><text:tab/><text:tab/><text:tab/>&lt;property name=”propertyname” value=”propertyvalue”/&gt;</text:p>
      <text:p text:style-name="P68"><text:tab/><text:tab/><text:tab/>&lt;/properties&gt;</text:p>
      <text:p text:style-name="P67"><text:tab/><text:tab/>&lt;/service&gt;</text:p>
      <text:p text:style-name="P67"><text:tab/>&lt;/service_manager&gt;</text:p>
      <text:p text:style-name="Text_20_body">In the example above the classpath contains a JAR which is retrieved from a remote web server. <text:s/>This JAR will be locally cached when the service is started, if multiple services use the same JAR it will only be downloaded once. <text:s/>If the file on the web server changes and the services are re-started then the cache will be updated. <text:s/>This mechanism can be used to allow remote service software to be updated automatically.</text:p>
      <text:list text:style-name="Outline" text:continue-numbering="true">
        <text:list-item>
          <text:list text:continue-numbering="true">
            <text:list-item>
              <text:h text:style-name="Heading_20_2" text:outline-level="2">Service Configuration</text:h>
            </text:list-item>
          </text:list>
        </text:list-item>
      </text:list>
      <text:p text:style-name="Text_20_body">In the following sections the configuration requirements for each service will be covered in detail.</text:p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Name Service</text:h>
                </text:list-item>
              </text:list>
            </text:list-item>
          </text:list>
        </text:list-item>
      </text:list>
      <text:p text:style-name="P60">The name service requires no configuration.</text:p>
      <text:p text:style-name="P60">An example of a service manager configuration snippet for the name service:</text:p>
      <text:p text:style-name="P87">&lt;service <text:tab/>name="Name Service"<text:line-break/>class="com.arjuna.mwlabs.testframework.nameservice.NameService" <text:line-break/>timeout="45"&gt;</text:p>
      <text:p text:style-name="XML"><text:tab/><text:tab/>&lt;classpath&gt;</text:p>
      <text:p text:style-name="P88">&lt;directory name="."/&gt;<text:line-break/>&lt;jar url="http://bob101:8080/TestingFramework.jar"/&gt;</text:p>
      <text:p text:style-name="XML"><text:tab/><text:tab/>&lt;/classpath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&lt;/service&gt;</text:h>
                </text:list-item>
                <text:list-item>
                  <text:h text:style-name="Heading_20_3" text:outline-level="3"/>
                </text:list-item>
                <text:list-item>
                  <text:h text:style-name="Heading_20_3" text:outline-level="3">Service Registry</text:h>
                </text:list-item>
              </text:list>
            </text:list-item>
          </text:list>
        </text:list-item>
      </text:list>
      <text:p text:style-name="Text_20_body">The service registry requires a single parameter which is the RMI URI to the name service. <text:s/>This parameter will take the following form: //&lt;nameservice-hostname&gt;/NameService e.g. //bob101/NameService. This means your name service and service registry do not have to be co-located.</text:p>
      <text:p text:style-name="Text_20_body">An example of a service manager configuration snippet for the name service:</text:p>
      <text:p text:style-name="P75">&lt;service name="Service Register" class="com.arjuna.mwlabs.testframework.serviceregister.ServiceRegister" timeout="45"&gt;</text:p>
      <text:p text:style-name="P75"/>
      <text:p text:style-name="P76"><text:tab/>&lt;classpath&gt;</text:p>
      <text:p text:style-name="P76"><text:tab/><text:tab/>&lt;directory name="."/&gt;</text:p>
      <text:p text:style-name="P76"><text:tab/><text:tab/>&lt;jar url="http://bob101:8080/TestingFramework.jar"/&gt;</text:p>
      <text:p text:style-name="P76"><text:tab/>&lt;/classpath&gt;</text:p>
      <text:p text:style-name="P76"/>
      <text:p text:style-name="P76"><text:tab/>&lt;parameters&gt;</text:p>
      <text:p text:style-name="P76"><text:tab/><text:tab/>&lt;param&gt;//bob101/NameService&lt;/param&gt;</text:p>
      <text:p text:style-name="P76"><text:tab/>&lt;/parameters&gt;</text:p>
      <text:p text:style-name="P76"/>
      <text:p text:style-name="P76">&lt;/service&gt;</text:p>
      <text:p text:style-name="P76"><text:soft-page-break/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Product Repository</text:h>
                </text:list-item>
              </text:list>
            </text:list-item>
          </text:list>
        </text:list-item>
      </text:list>
      <text:p text:style-name="Text_20_body">This service has a number of parameters which can optionally be passed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4">Parameter Name</text:p>
          </table:table-cell>
          <table:table-cell table:style-name="Table5.B1" office:value-type="string">
            <text:p text:style-name="P34">Purpose</text:p>
          </table:table-cell>
        </table:table-row>
        <table:table-row table:style-name="Table5.1">
          <table:table-cell table:style-name="Table5.A2" office:value-type="string">
            <text:p text:style-name="P41">-config</text:p>
          </table:table-cell>
          <table:table-cell table:style-name="Table5.B2" office:value-type="string">
            <text:p text:style-name="P41">Specifies the name of the product repository configuration file to use.</text:p>
          </table:table-cell>
        </table:table-row>
        <table:table-row table:style-name="Table5.1">
          <table:table-cell table:style-name="Table5.A2" office:value-type="string">
            <text:p text:style-name="P41">-nameservice</text:p>
          </table:table-cell>
          <table:table-cell table:style-name="Table5.B2" office:value-type="string">
            <text:p text:style-name="P41">Specifies the URI to the RMI registry entry for the name service (e.g. //bob101/NameService).</text:p>
          </table:table-cell>
        </table:table-row>
      </table:table>
      <text:p text:style-name="Text_20_body"/>
      <text:p text:style-name="Text_20_body"/>
      <text:p text:style-name="Text_20_body">The following is an example of a service manager configuration snippet for this service:</text:p>
      <text:p text:style-name="P61"><text:span text:style-name="T6">&lt;se</text:span><text:span text:style-name="T6">rvice name="Product Repository" <text:line-break/>class="com.arjuna.mwlabs.testframework.productrepository.ProductRepository" timeout="45"&gt;</text:span></text:p>
      <text:p text:style-name="P54">&lt;classpath&gt;</text:p>
      <text:p text:style-name="P62"><text:span text:style-name="T6">&lt;directory name="."/&gt;<text:line-break/>&lt;jar url="http://bob101:8080/TestingFramework.jar"/&gt;<text:line-break/>&lt;jar name="c:/DTFRuntime//lib/jdom.jar"/&gt;<text:line-break/>&lt;jar name="c:/DTFRuntime//lib/xerces.jar"/&gt;<text:tab/><text:tab/><text:tab/></text:span></text:p>
      <text:p text:style-name="Text_20_body"><text:span text:style-name="T6"><text:tab/></text:span><text:span text:style-name="T6">&lt;/classpath&gt;</text:span></text:p>
      <text:p text:style-name="P18">&lt;parameters&gt;</text:p>
      <text:p text:style-name="P54">&lt;param&gt;-nameservice&lt;/param&gt;</text:p>
      <text:p text:style-name="P18"><text:tab/>&lt;param&gt;//bob101/NameService&lt;/param&gt;</text:p>
      <text:p text:style-name="P18">&lt;/parameters&gt;</text:p>
      <text:p text:style-name="P42">&lt;/service&gt;</text:p>
      <text:p text:style-name="Text_20_body">The configuration file used by the product repository has the following format:</text:p>
      <text:p text:style-name="Text_20_body"/>
      <text:p text:style-name="Text_20_body"><draw:frame draw:style-name="fr2" draw:name="graphics3" text:anchor-type="as-char" svg:width="5.1492in" svg:height="0.8764in" draw:z-index="5"><draw:image xlink:href="Pictures/2000000700003C5900000A46416874FF.wmf" xlink:type="simple" xlink:show="embed" xlink:actuate="onLoad"/></draw:frame></text:p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2">Element Id</text:p>
          </table:table-cell>
          <table:table-cell table:style-name="Table6.A1" office:value-type="string">
            <text:p text:style-name="P32">Element</text:p>
          </table:table-cell>
          <table:table-cell table:style-name="Table6.A1" office:value-type="string">
            <text:p text:style-name="P32">Body Text</text:p>
          </table:table-cell>
          <table:table-cell table:style-name="Table6.D1" office:value-type="string">
            <text:p text:style-name="P32">Attributes</text:p>
          </table:table-cell>
        </table:table-row>
        <table:table-row table:style-name="Table6.1">
          <table:table-cell table:style-name="Table6.A2" office:value-type="string">
            <text:p text:style-name="P35">1</text:p>
          </table:table-cell>
          <table:table-cell table:style-name="Table6.A2" office:value-type="string">
            <text:p text:style-name="P35">product-repository</text:p>
          </table:table-cell>
          <table:table-cell table:style-name="Table6.A2" office:value-type="string">
            <text:p text:style-name="P38">None</text:p>
          </table:table-cell>
          <table:table-cell table:style-name="Table6.D2" office:value-type="string">
            <text:p text:style-name="P40">None</text:p>
          </table:table-cell>
        </table:table-row>
        <table:table-row table:style-name="Table6.1">
          <table:table-cell table:style-name="Table6.A2" office:value-type="string">
            <text:p text:style-name="P35">1.1</text:p>
          </table:table-cell>
          <table:table-cell table:style-name="Table6.A2" office:value-type="string">
            <text:p text:style-name="P35">product</text:p>
          </table:table-cell>
          <table:table-cell table:style-name="Table6.A2" office:value-type="string">
            <text:p text:style-name="P38">None</text:p>
          </table:table-cell>
          <table:table-cell table:style-name="Table6.D2" office:value-type="string">
            <text:p text:style-name="Text_20_body"><draw:frame draw:style-name="fr1" draw:name="Frame4" text:anchor-type="as-char" svg:width="2.9063in" draw:z-index="6"><draw:text-box fo:min-height="0.0161in"><table:table table:name="Table7" table:style-name="Table7"><table:table-column table:style-name="Table7.A"/><table:table-column table:style-name="Table7.B"/><table:table-column table:style-name="Table7.C"/><table:table-row table:style-name="Table7.1"><table:table-cell table:style-name="Table7.A1" office:value-type="string"><text:p text:style-name="P32">Name</text:p></table:table-cell><table:table-cell table:style-name="Table7.A1" office:value-type="string"><text:p text:style-name="P32">Required</text:p></table:table-cell><table:table-cell table:style-name="Table7.C1" office:value-type="string"><text:p text:style-name="P32">Purpose</text:p></table:table-cell></table:table-row><table:table-row table:style-name="Table7.1"><table:table-cell table:style-name="Table7.A2" office:value-type="string"><text:p text:style-name="P35">name</text:p></table:table-cell><table:table-cell table:style-name="Table7.A2" office:value-type="string"><text:p text:style-name="P35">Yes</text:p></table:table-cell><table:table-cell table:style-name="Table7.C2" office:value-type="string"><text:p text:style-name="P35">The unique name of this product. <text:s/>This name is used by test selections and test nodes as the unique identifier of a specific product.</text:p></table:table-cell></table:table-row></table:table></draw:text-box></draw:frame></text:p>
          </table:table-cell>
        </table:table-row>
        <text:soft-page-break/>
        <table:table-row table:style-name="Table6.1">
          <table:table-cell table:style-name="Table6.A2" office:value-type="string">
            <text:p text:style-name="P35">1.1.1</text:p>
          </table:table-cell>
          <table:table-cell table:style-name="Table6.A2" office:value-type="string">
            <text:p text:style-name="P35">classpath</text:p>
          </table:table-cell>
          <table:table-cell table:style-name="Table6.A2" office:value-type="string">
            <text:p text:style-name="P38">None</text:p>
          </table:table-cell>
          <table:table-cell table:style-name="Table6.D2" office:value-type="string">
            <text:p text:style-name="Text_20_body"><draw:frame draw:style-name="fr1" draw:name="Frame5" text:anchor-type="as-char" svg:width="2.9063in" draw:z-index="7"><draw:text-box fo:min-height="0.0161in"><table:table table:name="Table8" table:style-name="Table8"><table:table-column table:style-name="Table8.A"/><table:table-column table:style-name="Table8.B"/><table:table-column table:style-name="Table8.C"/><table:table-row table:style-name="Table8.1"><table:table-cell table:style-name="Table8.A1" office:value-type="string"><text:p text:style-name="P32">Name</text:p></table:table-cell><table:table-cell table:style-name="Table8.A1" office:value-type="string"><text:p text:style-name="P32">Required</text:p></table:table-cell><table:table-cell table:style-name="Table8.C1" office:value-type="string"><text:p text:style-name="P32">Purpose</text:p></table:table-cell></table:table-row><table:table-row table:style-name="Table8.1"><table:table-cell table:style-name="Table8.A2" office:value-type="string"><text:p text:style-name="P35">name</text:p></table:table-cell><table:table-cell table:style-name="Table8.A2" office:value-type="string"><text:p text:style-name="P35">Yes</text:p></table:table-cell><table:table-cell table:style-name="Table8.C2" office:value-type="string"><text:p text:style-name="P35">The unique name of this classpath within the domain of this product definition. <text:s/>This will be referenced within the configuration of the test nodes.</text:p></table:table-cell></table:table-row><table:table-row table:style-name="Table8.1"><table:table-cell table:style-name="Table8.A2" office:value-type="string"><text:p text:style-name="P35">default</text:p></table:table-cell><table:table-cell table:style-name="Table8.A2" office:value-type="string"><text:p text:style-name="P35">Yes</text:p></table:table-cell><table:table-cell table:style-name="Table8.C2" office:value-type="string"><text:p text:style-name="P35">A boolean which indicates whether this classpath is the default classpath to use. <text:s/>It is invalid to have multiple default classpath.</text:p></table:table-cell></table:table-row></table:table></draw:text-box></draw:frame></text:p>
          </table:table-cell>
        </table:table-row>
        <table:table-row table:style-name="Table6.1">
          <table:table-cell table:style-name="Table6.A2" office:value-type="string">
            <text:p text:style-name="P35">1.1.1.1</text:p>
          </table:table-cell>
          <table:table-cell table:style-name="Table6.A2" office:value-type="string">
            <text:p text:style-name="P35">directory</text:p>
          </table:table-cell>
          <table:table-cell table:style-name="Table6.A2" office:value-type="string">
            <text:p text:style-name="P38">None</text:p>
          </table:table-cell>
          <table:table-cell table:style-name="Table6.D2" office:value-type="string">
            <text:p text:style-name="Text_20_body"><draw:frame draw:style-name="fr1" draw:name="Frame6" text:anchor-type="as-char" svg:width="2.9063in" draw:z-index="8"><draw:text-box fo:min-height="0.0161in"><table:table table:name="Table9" table:style-name="Table9"><table:table-column table:style-name="Table9.A"/><table:table-column table:style-name="Table9.B"/><table:table-column table:style-name="Table9.C"/><table:table-row table:style-name="Table9.1"><table:table-cell table:style-name="Table9.A1" office:value-type="string"><text:p text:style-name="P32">Name</text:p></table:table-cell><table:table-cell table:style-name="Table9.A1" office:value-type="string"><text:p text:style-name="P32">Required</text:p></table:table-cell><table:table-cell table:style-name="Table9.C1" office:value-type="string"><text:p text:style-name="P32">Purpose</text:p></table:table-cell></table:table-row><table:table-row table:style-name="Table9.1"><table:table-cell table:style-name="Table9.A2" office:value-type="string"><text:p text:style-name="P35">name</text:p></table:table-cell><table:table-cell table:style-name="Table9.A2" office:value-type="string"><text:p text:style-name="P35">Yes</text:p></table:table-cell><table:table-cell table:style-name="Table9.C2" office:value-type="string"><text:p text:style-name="P35">The path of the directory to include in this classpath. <text:s/>This can include SET variables using $(xxx).</text:p></table:table-cell></table:table-row></table:table></draw:text-box></draw:frame></text:p>
          </table:table-cell>
        </table:table-row>
        <table:table-row table:style-name="Table6.1">
          <table:table-cell table:style-name="Table6.A2" office:value-type="string">
            <text:p text:style-name="P35">1.1.1.2</text:p>
          </table:table-cell>
          <table:table-cell table:style-name="Table6.A2" office:value-type="string">
            <text:p text:style-name="P35">jar</text:p>
          </table:table-cell>
          <table:table-cell table:style-name="Table6.A2" office:value-type="string">
            <text:p text:style-name="P38">None</text:p>
          </table:table-cell>
          <table:table-cell table:style-name="Table6.D2" office:value-type="string">
            <text:p text:style-name="Text_20_body"><draw:frame draw:style-name="fr1" draw:name="Frame7" text:anchor-type="as-char" svg:width="2.9063in" draw:z-index="9"><draw:text-box fo:min-height="0.0161in"><table:table table:name="Table10" table:style-name="Table10"><table:table-column table:style-name="Table10.A"/><table:table-column table:style-name="Table10.B"/><table:table-column table:style-name="Table10.C"/><table:table-row table:style-name="Table10.1"><table:table-cell table:style-name="Table10.A1" office:value-type="string"><text:p text:style-name="P32">Name</text:p></table:table-cell><table:table-cell table:style-name="Table10.A1" office:value-type="string"><text:p text:style-name="P32">Required</text:p></table:table-cell><table:table-cell table:style-name="Table10.C1" office:value-type="string"><text:p text:style-name="P32">Purpose</text:p></table:table-cell></table:table-row><table:table-row table:style-name="Table10.1"><table:table-cell table:style-name="Table10.A2" office:value-type="string"><text:p text:style-name="P35">name</text:p></table:table-cell><table:table-cell table:style-name="Table10.A2" office:value-type="string"><text:p text:style-name="P35">Yes</text:p></table:table-cell><table:table-cell table:style-name="Table10.C2" office:value-type="string"><text:p text:style-name="P35">The name and path of the JAR to include in this classpath. <text:s/>This can include SET variables using $(xxx).</text:p></table:table-cell></table:table-row></table:table></draw:text-box></draw:frame></text:p>
          </table:table-cell>
        </table:table-row>
      </table:table>
      <text:p text:style-name="Text_20_body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Results Collator</text:h>
                </text:list-item>
              </text:list>
            </text:list-item>
          </text:list>
        </text:list-item>
      </text:list>
      <text:p text:style-name="P60">The results collator has a number of parameters which can optionally be passed: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4">Parameter Name</text:p>
          </table:table-cell>
          <table:table-cell table:style-name="Table11.B1" office:value-type="string">
            <text:p text:style-name="P34">Purpose</text:p>
          </table:table-cell>
        </table:table-row>
        <table:table-row table:style-name="Table11.1">
          <table:table-cell table:style-name="Table11.A2" office:value-type="string">
            <text:p text:style-name="P41">-dir</text:p>
          </table:table-cell>
          <table:table-cell table:style-name="Table11.B2" office:value-type="string">
            <text:p text:style-name="P41">Specifies the directory in which the results collator will use as the root directory for storing the task output (e.g. –dir c:/task_output/).</text:p>
          </table:table-cell>
        </table:table-row>
        <table:table-row table:style-name="Table11.1">
          <table:table-cell table:style-name="Table11.A2" office:value-type="string">
            <text:p text:style-name="P41">-port</text:p>
          </table:table-cell>
          <table:table-cell table:style-name="Table11.B2" office:value-type="string">
            <text:p text:style-name="P41">Specifies the port on which the results collator will ‘listen’ for connections. <text:s/>If this is not specified it will listen on port 8001 (e.g. –port 8010).</text:p>
          </table:table-cell>
        </table:table-row>
        <table:table-row table:style-name="Table11.1">
          <table:table-cell table:style-name="Table11.A2" office:value-type="string">
            <text:p text:style-name="P41">-plugin</text:p>
          </table:table-cell>
          <table:table-cell table:style-name="Table11.B2" office:value-type="string">
            <text:p text:style-name="P41">Specifies a plug-in the collator should use. <text:s/>Plug-ins are Java classes which interpret the output generated by a task and perform some kind of computation on the interpreted results (e.g. –plugin org.foo.bar). <text:s/>Please refer to the document ‘DTF Plug-ins’ for information on the plug-ins available for the results collator.</text:p>
          </table:table-cell>
        </table:table-row>
      </table:table>
      <text:p text:style-name="P60"/>
      <text:p text:style-name="P60">Service manager configuration snippet:</text:p>
      <text:p text:style-name="P5"><text:span text:style-name="T8">&lt;service name="Results Collator" <text:s/>class="com.arjuna.mwlabs.testframework.coordinator.resultscollator.ResultsCollator" timeout="45"&gt;</text:span></text:p>
      <text:p text:style-name="P1"><text:tab/><text:tab/></text:p>
      <text:p text:style-name="P6">&lt;classpath&gt;</text:p>
      <text:p text:style-name="P8">&lt;directory name="."/&gt;</text:p>
      <text:p text:style-name="P1"><text:tab/><text:tab/>&lt;jar url="http://bob101:8080/TestingFramework.jar"/&gt;</text:p>
      <text:p text:style-name="P1"><text:tab/><text:tab/>&lt;jar name="c:/DTFRuntime//lib/jdom.jar"/&gt;</text:p>
      <text:p text:style-name="P1"><text:tab/><text:tab/>&lt;jar name="c:/DTFRuntime//lib/xerces.jar"/&gt;<text:tab/><text:tab/><text:tab/></text:p>
      <text:p text:style-name="P1"><text:tab/><text:tab/>&lt;jar name="c:/DTFRuntime//lib/providerutil.jar"/&gt;</text:p>
      <text:p text:style-name="P1"><text:tab/><text:tab/>&lt;jar name="c:/DTFRuntime//lib/fscontext.jar"/&gt;</text:p>
      <text:p text:style-name="Standard"><text:span text:style-name="T8"><text:tab/>&lt;/classpath&gt;</text:span></text:p>
      <text:p text:style-name="P1"><text:tab/></text:p>
      <text:p text:style-name="P9">&lt;parameters&gt;</text:p>
      <text:p text:style-name="Standard"><text:soft-page-break/><text:span text:style-name="T8"><text:tab/><text:tab/>&lt;param&gt;-dir&lt;/param&gt;</text:span></text:p>
      <text:p text:style-name="P1"><text:tab/><text:tab/>&lt;param&gt;c:/results/&lt;/param&gt;</text:p>
      <text:p text:style-name="P1"><text:tab/><text:tab/>&lt;param&gt;-plugin&lt;/param&gt;</text:p>
      <text:p text:style-name="P7"><text:span text:style-name="T8">&lt;param&gt;</text:span></text:p>
      <text:p text:style-name="P9">com.arjuna.mwlabs.testframework.coordinator.resultscollator.PerformanceResultsCollator</text:p>
      <text:p text:style-name="P8">&lt;/param&gt;</text:p>
      <text:p text:style-name="Standard"><text:span text:style-name="T8"><text:tab/><text:tab/>&lt;param&gt;-plugin&lt;/param&gt;<text:tab/><text:tab/><text:tab/><text:tab/><text:tab/><text:tab/></text:span></text:p>
      <text:p text:style-name="P8">&lt;param&gt;</text:p>
      <text:p text:style-name="P6">com.arjuna.mwlabs.testframework.coordinator.resultscollator.DatabaseResultsCollator</text:p>
      <text:p text:style-name="P8">&lt;/param&gt;</text:p>
      <text:p text:style-name="Standard"><text:span text:style-name="T8"><text:tab/>&lt;/parameters&gt;</text:span></text:p>
      <text:p text:style-name="Standard"><text:span text:style-name="T8"><text:tab/>&lt;properties&gt;</text:span></text:p>
      <text:p text:style-name="P10"><text:span text:style-name="T8">&lt;property <text:tab/>name="java.naming.factory.initial"<text:line-break/>value="com.sun.jndi.fscontext.RefFSContextFactory"/&gt;</text:span></text:p>
      <text:p text:style-name="Standard"><text:span text:style-name="T8"><text:tab/>&lt;/properties&gt;</text:span></text:p>
      <text:p text:style-name="P1">&lt;/service&gt;</text:p>
      <text:p text:style-name="P1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Heading_20_3" text:outline-level="3">Test Node</text:h>
                </text:list-item>
              </text:list>
            </text:list-item>
          </text:list>
        </text:list-item>
      </text:list>
      <text:p text:style-name="Text_20_body">The test node requires two mandatory parameters: the RMI URI of the name service and the hostname of the machine running the results collator. <text:s/>The following are the possible optional parameters:</text:p>
      <text:p text:style-name="Text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4">Parameter Name</text:p>
          </table:table-cell>
          <table:table-cell table:style-name="Table12.B1" office:value-type="string">
            <text:p text:style-name="P34">Purpose</text:p>
          </table:table-cell>
        </table:table-row>
        <table:table-row table:style-name="Table12.1">
          <table:table-cell table:style-name="Table12.A2" office:value-type="string">
            <text:p text:style-name="P41">-port</text:p>
          </table:table-cell>
          <table:table-cell table:style-name="Table12.B2" office:value-type="string">
            <text:p text:style-name="P41">Specifies the port the results collator is accepting connections on. <text:s/>This defaults to 8001 if this is not specified.</text:p>
          </table:table-cell>
        </table:table-row>
        <table:table-row table:style-name="Table12.1">
          <table:table-cell table:style-name="Table12.A2" office:value-type="string">
            <text:p text:style-name="P41">-file</text:p>
          </table:table-cell>
          <table:table-cell table:style-name="Table12.B2" office:value-type="string">
            <text:p text:style-name="P41">Specifies the node configuration filename. <text:s/>This defaults to nodeconfig.xml if this is not specified.</text:p>
          </table:table-cell>
        </table:table-row>
        <table:table-row table:style-name="Table12.1">
          <table:table-cell table:style-name="Table12.A2" office:value-type="string">
            <text:p text:style-name="P41">-url</text:p>
          </table:table-cell>
          <table:table-cell table:style-name="Table12.B2" office:value-type="string">
            <text:p text:style-name="P41">Specifies the node configuration URL. <text:s/>Use this if you want to store the node configuration on a web server for remote configuration.</text:p>
          </table:table-cell>
        </table:table-row>
      </table:table>
      <text:p text:style-name="Text_20_body"/>
      <text:p text:style-name="Text_20_body">Each test node also requires a node configuration file. <text:s/>This file is in XML format and defines what products and task runners the test node supports. <text:s/>Each test node can support multiple products and task runners. <text:s/>To define a product within the test node configuration the equivalent configuration should also exist within the product repository. <text:s/><text:bookmark-ref text:reference-format="text" text:ref-name="_Ref13986451">Figure 2</text:bookmark-ref> shows the format of the node configuration XML file:</text:p>
      <text:p text:style-name="P59"><draw:frame draw:style-name="fr2" draw:name="graphics4" text:anchor-type="as-char" svg:width="5.5283in" svg:height="1.572in" draw:z-index="10"><draw:image xlink:href="Pictures/20000007000040CB0000126D8EB91CD4.wmf" xlink:type="simple" xlink:show="embed" xlink:actuate="onLoad"/></draw:frame></text:p>
      <text:p text:style-name="P13"><text:bookmark-start text:name="_Ref13986451"/>Figure <text:sequence text:ref-name="reffigure3" text:name="figure" text:formula="ooow:figure+1" style:num-format="1">2</text:sequence><text:bookmark-end text:name="_Ref13986451"/> Test Node XML configuration file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32">Element Id</text:p>
          </table:table-cell>
          <table:table-cell table:style-name="Table13.A1" office:value-type="string">
            <text:p text:style-name="P32">Element</text:p>
          </table:table-cell>
          <table:table-cell table:style-name="Table13.A1" office:value-type="string">
            <text:p text:style-name="P32">Body Text</text:p>
          </table:table-cell>
          <table:table-cell table:style-name="Table13.D1" office:value-type="string">
            <text:p text:style-name="P32">Attributes</text:p>
          </table:table-cell>
        </table:table-row>
        <table:table-row table:style-name="Table13.1">
          <table:table-cell table:style-name="Table13.A2" office:value-type="string">
            <text:p text:style-name="P35">1</text:p>
          </table:table-cell>
          <table:table-cell table:style-name="Table13.A2" office:value-type="string">
            <text:p text:style-name="P35">TEST_NODE_CONFIGURATION</text:p>
          </table:table-cell>
          <table:table-cell table:style-name="Table13.A2" office:value-type="string">
            <text:p text:style-name="P38">None</text:p>
          </table:table-cell>
          <table:table-cell table:style-name="Table13.D2" office:value-type="string">
            <text:p text:style-name="Text_20_body"><draw:frame draw:style-name="fr1" draw:name="Frame8" text:anchor-type="as-char" svg:width="2.9063in" draw:z-index="11"><draw:text-box fo:min-height="0.0161in"><table:table table:name="Table14" table:style-name="Table14"><table:table-column table:style-name="Table14.A"/><table:table-column table:style-name="Table14.B"/><table:table-column table:style-name="Table14.C"/><table:table-row table:style-name="Table14.1"><table:table-cell table:style-name="Table14.A1" office:value-type="string"><text:p text:style-name="P32">Name</text:p></table:table-cell><table:table-cell table:style-name="Table14.A1" office:value-type="string"><text:p text:style-name="P32">Required</text:p></table:table-cell><table:table-cell table:style-name="Table14.C1" office:value-type="string"><text:p text:style-name="P32">Purpose</text:p></table:table-cell></table:table-row><table:table-row table:style-name="Table14.1"><table:table-cell table:style-name="Table14.A2" office:value-type="string"><text:p text:style-name="P35">NAME</text:p></table:table-cell><table:table-cell table:style-name="Table14.A2" office:value-type="string"><text:p text:style-name="P35">Yes</text:p></table:table-cell><table:table-cell table:style-name="Table14.C2" office:value-type="string"><text:p text:style-name="P35">The name of this test node. <text:s/>Must be unique within the framework instance.</text:p></table:table-cell></table:table-row></table:table></draw:text-box></draw:frame></text:p>
          </table:table-cell>
        </table:table-row>
        <text:soft-page-break/>
        <table:table-row table:style-name="Table13.1">
          <table:table-cell table:style-name="Table13.A2" office:value-type="string">
            <text:p text:style-name="P35">1.1</text:p>
          </table:table-cell>
          <table:table-cell table:style-name="Table13.A2" office:value-type="string">
            <text:p text:style-name="P35">TASK_RUNNER</text:p>
          </table:table-cell>
          <table:table-cell table:style-name="Table13.A2" office:value-type="string">
            <text:p text:style-name="P38">None</text:p>
          </table:table-cell>
          <table:table-cell table:style-name="Table13.D2" office:value-type="string">
            <text:p text:style-name="Text_20_body"><draw:frame draw:style-name="fr1" draw:name="Frame9" text:anchor-type="as-char" svg:width="2.9063in" draw:z-index="12"><draw:text-box fo:min-height="0.0161in"><table:table table:name="Table15" table:style-name="Table15"><table:table-column table:style-name="Table15.A"/><table:table-column table:style-name="Table15.B"/><table:table-column table:style-name="Table15.C"/><table:table-row table:style-name="Table15.1"><table:table-cell table:style-name="Table15.A1" office:value-type="string"><text:p text:style-name="P32">Name</text:p></table:table-cell><table:table-cell table:style-name="Table15.A1" office:value-type="string"><text:p text:style-name="P32">Required</text:p></table:table-cell><table:table-cell table:style-name="Table15.C1" office:value-type="string"><text:p text:style-name="P32">Purpose</text:p></table:table-cell></table:table-row><table:table-row table:style-name="Table15.1"><table:table-cell table:style-name="Table15.A2" office:value-type="string"><text:p text:style-name="P35">NAME</text:p></table:table-cell><table:table-cell table:style-name="Table15.A2" office:value-type="string"><text:p text:style-name="P35">Yes</text:p></table:table-cell><table:table-cell table:style-name="Table15.C2" office:value-type="string"><text:p text:style-name="P41"><text:span text:style-name="T3">The name of this task runner must be unique within the context of this nodes configuration.</text:span></text:p></table:table-cell></table:table-row><table:table-row table:style-name="Table15.1"><table:table-cell table:style-name="Table15.A2" office:value-type="string"><text:p text:style-name="P35">CLASS</text:p></table:table-cell><table:table-cell table:style-name="Table15.A2" office:value-type="string"><text:p text:style-name="P35">Yes</text:p></table:table-cell><table:table-cell table:style-name="Table15.C2" office:value-type="string"><text:p text:style-name="P35">The fully qualified name of the class which implements this task runner.</text:p></table:table-cell></table:table-row><table:table-row table:style-name="Table15.1"><table:table-cell table:style-name="Table15.A2" office:value-type="string"><text:p text:style-name="P35">LOG_TO</text:p></table:table-cell><table:table-cell table:style-name="Table15.A2" office:value-type="string"><text:p text:style-name="P35">Yes</text:p></table:table-cell><table:table-cell table:style-name="Table15.C2" office:value-type="string"><text:p text:style-name="P35">The URL of the service which logs results gained by this task runner.</text:p></table:table-cell></table:table-row></table:table></draw:text-box></draw:frame></text:p>
          </table:table-cell>
        </table:table-row>
        <table:table-row table:style-name="Table13.1">
          <table:table-cell table:style-name="Table13.A2" office:value-type="string">
            <text:p text:style-name="P35">1.1.1</text:p>
          </table:table-cell>
          <table:table-cell table:style-name="Table13.A2" office:value-type="string">
            <text:p text:style-name="P35">PARAM</text:p>
          </table:table-cell>
          <table:table-cell table:style-name="Table13.A2" office:value-type="string">
            <text:p text:style-name="P40">None</text:p>
          </table:table-cell>
          <table:table-cell table:style-name="Table13.D2" office:value-type="string">
            <text:p text:style-name="Text_20_body"><draw:frame draw:style-name="fr1" draw:name="Frame10" text:anchor-type="as-char" svg:width="2.9063in" draw:z-index="13"><draw:text-box fo:min-height="0.0161in"><table:table table:name="Table16" table:style-name="Table16"><table:table-column table:style-name="Table16.A"/><table:table-column table:style-name="Table16.B"/><table:table-column table:style-name="Table16.C"/><table:table-row table:style-name="Table16.1"><table:table-cell table:style-name="Table16.A1" office:value-type="string"><text:p text:style-name="P32">Name</text:p></table:table-cell><table:table-cell table:style-name="Table16.A1" office:value-type="string"><text:p text:style-name="P32">Required</text:p></table:table-cell><table:table-cell table:style-name="Table16.C1" office:value-type="string"><text:p text:style-name="P32">Purpose</text:p></table:table-cell></table:table-row><table:table-row table:style-name="Table16.1"><table:table-cell table:style-name="Table16.A2" office:value-type="string"><text:p text:style-name="P35">NAME</text:p></table:table-cell><table:table-cell table:style-name="Table16.A2" office:value-type="string"><text:p text:style-name="P35">Yes</text:p></table:table-cell><table:table-cell table:style-name="Table16.C2" office:value-type="string"><text:p text:style-name="P35">The name of this property.</text:p></table:table-cell></table:table-row><table:table-row table:style-name="Table16.1"><table:table-cell table:style-name="Table16.A2" office:value-type="string"><text:p text:style-name="P35">VALUE</text:p></table:table-cell><table:table-cell table:style-name="Table16.A2" office:value-type="string"><text:p text:style-name="P35">Yes</text:p></table:table-cell><table:table-cell table:style-name="Table16.C2" office:value-type="string"><text:p text:style-name="P35">The value of this property.</text:p></table:table-cell></table:table-row></table:table></draw:text-box></draw:frame></text:p>
          </table:table-cell>
        </table:table-row>
        <table:table-row table:style-name="Table13.1">
          <table:table-cell table:style-name="Table13.A2" office:value-type="string">
            <text:p text:style-name="P41"><text:span text:style-name="T3">1</text:span><text:span text:style-name="T3">.2</text:span></text:p>
          </table:table-cell>
          <table:table-cell table:style-name="Table13.A2" office:value-type="string">
            <text:p text:style-name="P35">PRODUCT_CONFIGURATION</text:p>
          </table:table-cell>
          <table:table-cell table:style-name="Table13.A2" office:value-type="string">
            <text:p text:style-name="P38">None</text:p>
          </table:table-cell>
          <table:table-cell table:style-name="Table13.D2" office:value-type="string">
            <text:p text:style-name="Text_20_body"><draw:frame draw:style-name="fr1" draw:name="Frame11" text:anchor-type="as-char" svg:width="2.9063in" draw:z-index="14"><draw:text-box fo:min-height="0.0161in"><table:table table:name="Table17" table:style-name="Table17"><table:table-column table:style-name="Table17.A"/><table:table-column table:style-name="Table17.B"/><table:table-column table:style-name="Table17.C"/><table:table-row table:style-name="Table17.1"><table:table-cell table:style-name="Table17.A1" office:value-type="string"><text:p text:style-name="P32">Name</text:p></table:table-cell><table:table-cell table:style-name="Table17.A1" office:value-type="string"><text:p text:style-name="P32">Required</text:p></table:table-cell><table:table-cell table:style-name="Table17.C1" office:value-type="string"><text:p text:style-name="P32">Purpose</text:p></table:table-cell></table:table-row><table:table-row table:style-name="Table17.2"><table:table-cell table:style-name="Table17.A2" office:value-type="string"><text:p text:style-name="P35">NAME</text:p></table:table-cell><table:table-cell table:style-name="Table17.A2" office:value-type="string"><text:p text:style-name="P35">Yes</text:p></table:table-cell><table:table-cell table:style-name="Table17.C2" office:value-type="string"><text:p text:style-name="P35">The name of the product the proceeding configuration is for.</text:p></table:table-cell></table:table-row><table:table-row table:style-name="Table17.2"><table:table-cell table:style-name="Table17.A2" office:value-type="string"><text:p text:style-name="P35">DEFAULT_CLASSPATH</text:p></table:table-cell><table:table-cell table:style-name="Table17.A2" office:value-type="string"><text:p text:style-name="P35">No</text:p></table:table-cell><table:table-cell table:style-name="Table17.C2" office:value-type="string"><text:p text:style-name="P35">The name of the classpath to use as default if one is not specified in any test run.</text:p></table:table-cell></table:table-row></table:table></draw:text-box></draw:frame></text:p>
          </table:table-cell>
        </table:table-row>
      </table:table>
      <text:p text:style-name="P1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41"><text:span text:style-name="T3">1.2.2</text:span></text:p>
          </table:table-cell>
          <table:table-cell table:style-name="Table18.A1" office:value-type="string">
            <text:p text:style-name="P35">PRODUCT_HOME</text:p>
          </table:table-cell>
          <table:table-cell table:style-name="Table18.A1" office:value-type="string">
            <text:p text:style-name="P38">None</text:p>
          </table:table-cell>
          <table:table-cell table:style-name="Table18.D1" office:value-type="string">
            <text:p text:style-name="Text_20_body"><draw:frame draw:style-name="fr1" draw:name="Frame12" text:anchor-type="as-char" svg:width="2.9063in" draw:z-index="15"><draw:text-box fo:min-height="0.0161in"><table:table table:name="Table19" table:style-name="Table19"><table:table-column table:style-name="Table19.A"/><table:table-column table:style-name="Table19.B"/><table:table-column table:style-name="Table19.C"/><table:table-row table:style-name="Table19.1"><table:table-cell table:style-name="Table19.A1" office:value-type="string"><text:p text:style-name="P32">Name</text:p></table:table-cell><table:table-cell table:style-name="Table19.A1" office:value-type="string"><text:p text:style-name="P32">Required</text:p></table:table-cell><table:table-cell table:style-name="Table19.C1" office:value-type="string"><text:p text:style-name="P32">Purpose</text:p></table:table-cell></table:table-row><table:table-row table:style-name="Table19.2"><table:table-cell table:style-name="Table19.A2" office:value-type="string"><text:p text:style-name="P35">VALUE</text:p></table:table-cell><table:table-cell table:style-name="Table19.A2" office:value-type="string"><text:p text:style-name="P35">Yes</text:p></table:table-cell><table:table-cell table:style-name="Table19.C2" office:value-type="string"><text:p text:style-name="P41"><text:span text:style-name="T3">The value of the product home variable. <text:s/>This is usually the root of the product’s installation tree.</text:span></text:p></table:table-cell></table:table-row></table:table></draw:text-box></draw:frame></text:p>
          </table:table-cell>
        </table:table-row>
        <table:table-row table:style-name="Table18.1">
          <table:table-cell table:style-name="Table18.A1" office:value-type="string">
            <text:p text:style-name="P35">1.2.3</text:p>
          </table:table-cell>
          <table:table-cell table:style-name="Table18.A1" office:value-type="string">
            <text:p text:style-name="P35">PROPERTY</text:p>
          </table:table-cell>
          <table:table-cell table:style-name="Table18.A1" office:value-type="string">
            <text:p text:style-name="P38">None</text:p>
          </table:table-cell>
          <table:table-cell table:style-name="Table18.D1" office:value-type="string">
            <text:p text:style-name="Text_20_body"><draw:frame draw:style-name="fr1" draw:name="Frame13" text:anchor-type="as-char" svg:width="2.9063in" draw:z-index="16"><draw:text-box fo:min-height="0.0161in"><table:table table:name="Table20" table:style-name="Table20"><table:table-column table:style-name="Table20.A"/><table:table-column table:style-name="Table20.B"/><table:table-column table:style-name="Table20.C"/><table:table-row table:style-name="Table20.1"><table:table-cell table:style-name="Table20.A1" office:value-type="string"><text:p text:style-name="P32">Name</text:p></table:table-cell><table:table-cell table:style-name="Table20.A1" office:value-type="string"><text:p text:style-name="P32">Required</text:p></table:table-cell><table:table-cell table:style-name="Table20.C1" office:value-type="string"><text:p text:style-name="P32">Purpose</text:p></table:table-cell></table:table-row><table:table-row table:style-name="Table20.2"><table:table-cell table:style-name="Table20.A2" office:value-type="string"><text:p text:style-name="P35">NAME</text:p></table:table-cell><table:table-cell table:style-name="Table20.A2" office:value-type="string"><text:p text:style-name="P35">Yes</text:p></table:table-cell><table:table-cell table:style-name="Table20.C2" office:value-type="string"><text:p text:style-name="P35">The name of the JVM property to set.</text:p></table:table-cell></table:table-row><table:table-row table:style-name="Table20.2"><table:table-cell table:style-name="Table20.A2" office:value-type="string"><text:p text:style-name="P35">VALUE</text:p></table:table-cell><table:table-cell table:style-name="Table20.A2" office:value-type="string"><text:p text:style-name="P35">Yes</text:p></table:table-cell><table:table-cell table:style-name="Table20.C2" office:value-type="string"><text:p text:style-name="P35">The value of the JVM property to set.</text:p></table:table-cell></table:table-row></table:table></draw:text-box></draw:frame></text:p>
          </table:table-cell>
        </table:table-row>
        <table:table-row table:style-name="Table18.1">
          <table:table-cell table:style-name="Table18.A1" office:value-type="string">
            <text:p text:style-name="P35">1.2.4</text:p>
          </table:table-cell>
          <table:table-cell table:style-name="Table18.A1" office:value-type="string">
            <text:p text:style-name="P35">SET</text:p>
          </table:table-cell>
          <table:table-cell table:style-name="Table18.A1" office:value-type="string">
            <text:p text:style-name="P38">None</text:p>
          </table:table-cell>
          <table:table-cell table:style-name="Table18.D1" office:value-type="string">
            <text:p text:style-name="Text_20_body"><draw:frame draw:style-name="fr1" draw:name="Frame14" text:anchor-type="as-char" svg:width="2.9063in" draw:z-index="17"><draw:text-box fo:min-height="0.0161in"><table:table table:name="Table21" table:style-name="Table21"><table:table-column table:style-name="Table21.A"/><table:table-column table:style-name="Table21.B"/><table:table-column table:style-name="Table21.C"/><table:table-row table:style-name="Table21.1"><table:table-cell table:style-name="Table21.A1" office:value-type="string"><text:p text:style-name="P32">Name</text:p></table:table-cell><table:table-cell table:style-name="Table21.A1" office:value-type="string"><text:p text:style-name="P32">Required</text:p></table:table-cell><table:table-cell table:style-name="Table21.C1" office:value-type="string"><text:p text:style-name="P32">Purpose</text:p></table:table-cell></table:table-row><table:table-row table:style-name="Table21.2"><table:table-cell table:style-name="Table21.A2" office:value-type="string"><text:p text:style-name="P35">NAME</text:p></table:table-cell><table:table-cell table:style-name="Table21.A2" office:value-type="string"><text:p text:style-name="P35">Yes</text:p></table:table-cell><table:table-cell table:style-name="Table21.C2" office:value-type="string"><text:p text:style-name="P35">The name of the node configuration variable to set.</text:p></table:table-cell></table:table-row><table:table-row table:style-name="Table21.2"><table:table-cell table:style-name="Table21.A2" office:value-type="string"><text:p text:style-name="P35">VALUE</text:p></table:table-cell><table:table-cell table:style-name="Table21.A2" office:value-type="string"><text:p text:style-name="P35">Yes</text:p></table:table-cell><table:table-cell table:style-name="Table21.C2" office:value-type="string"><text:p text:style-name="P35">The value of the node configuration variable.</text:p></table:table-cell></table:table-row></table:table></draw:text-box></draw:frame></text:p>
          </table:table-cell>
        </table:table-row>
      </table:table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/>
                    </text:list-item>
                    <text:list-item>
                      <text:h text:style-name="Heading_20_4" text:outline-level="4">Variable usage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It is possible within the test node configuration file to use variables. <text:s/>To set a variable use the SET element (described above) and then within the classpath definition use the following: <text:s/><text:span text:style-name="code_20_Char">$(VARIABLE NAME)</text:span>, e.g.</text:p>
      <text:p text:style-name="code"><text:tab/>&lt;CLASSPATH&gt;</text:p>
      <text:p text:style-name="code"><text:tab/><text:tab/>&lt;JAR NAME=”$(PRODUCT_HOME)/lib/product.jar”/&gt;</text:p>
      <text:p text:style-name="code"><text:tab/><text:tab/>&lt;DIRECTORY NAME=”$(PRODUCT_HOME)/bin/”/&gt;</text:p>
      <text:p text:style-name="code"><text:tab/>&lt;/CLASSPATH&gt;</text:p>
      <text:p text:style-name="code"><text:tab/>&lt;SET NAME=”PRODUCT_HOME” VALUE=”c:/Product/”/&gt;</text:p>
      <text:p text:style-name="Text_20_body">This allows a DTF administrator to define a product across all platforms and only need to alter the SET values to reflect the underlying platform file system locations.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Heading_20_4" text:outline-level="4">Standard Task Runners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standard DTF distribution contains two task runners (all of which exist with the <text:span text:style-name="code_20_Char">com.hp.mwlabs.ts.testframework.testnode</text:span> package):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34">Class name</text:p>
          </table:table-cell>
          <table:table-cell table:style-name="Table22.A1" office:value-type="string">
            <text:p text:style-name="P34">Purpose</text:p>
          </table:table-cell>
          <table:table-cell table:style-name="Table22.C1" office:value-type="string">
            <text:p text:style-name="P34">Parameters</text:p>
          </table:table-cell>
        </table:table-row>
        <table:table-row table:style-name="Table22.1">
          <table:table-cell table:style-name="Table22.A2" office:value-type="string">
            <text:p text:style-name="P70">UnitTestTaskRunner</text:p>
          </table:table-cell>
          <table:table-cell table:style-name="Table22.A2" office:value-type="string">
            <text:p text:style-name="P41">This task runner runs DTF unit tests (i.e. classes that extend the <text:span text:style-name="code_20_Char">com.hp.mwlabs.ts.testframework.unittest.Test</text:span> class).</text:p>
          </table:table-cell>
          <table:table-cell table:style-name="Table22.C2" office:value-type="string">
            <text:p text:style-name="P43">None</text:p>
          </table:table-cell>
        </table:table-row>
        <text:soft-page-break/>
        <table:table-row table:style-name="Table22.1">
          <table:table-cell table:style-name="Table22.A2" office:value-type="string">
            <text:p text:style-name="P70">JavaTaskRunner</text:p>
          </table:table-cell>
          <table:table-cell table:style-name="Table22.A2" office:value-type="string">
            <text:p text:style-name="P41">This task runner can run any Java class that has a <text:span text:style-name="code_20_Char">public static void main(String[] args)</text:span> method.</text:p>
          </table:table-cell>
          <table:table-cell table:style-name="Table22.C2" office:value-type="string">
            <text:p text:style-name="Text_20_body"><draw:frame draw:style-name="fr1" draw:name="Frame15" text:anchor-type="as-char" svg:width="2.5311in" draw:z-index="18"><draw:text-box fo:min-height="0.0161in"><table:table table:name="Table23" table:style-name="Table23"><table:table-column table:style-name="Table23.A"/><table:table-column table:style-name="Table23.B"/><table:table-row table:style-name="Table23.1"><table:table-cell table:style-name="Table23.A1" office:value-type="string"><text:p text:style-name="P41">Name</text:p></table:table-cell><table:table-cell table:style-name="Table23.B1" office:value-type="string"><text:p text:style-name="P41">Purpose</text:p></table:table-cell></table:table-row><table:table-row table:style-name="Table23.1"><table:table-cell table:style-name="Table23.A2" office:value-type="string"><text:p text:style-name="P41">pass_indicator</text:p></table:table-cell><table:table-cell table:style-name="Table23.B2" office:value-type="string"><text:p text:style-name="P41">The text the task runner will look for to indicate that this test has passed</text:p></table:table-cell></table:table-row><table:table-row table:style-name="Table23.1"><table:table-cell table:style-name="Table23.A2" office:value-type="string"><text:p text:style-name="P41">fail_indicator</text:p></table:table-cell><table:table-cell table:style-name="Table23.B2" office:value-type="string"><text:p text:style-name="P41">The text the task runner will look for to indicate that this test has failed</text:p></table:table-cell></table:table-row><table:table-row table:style-name="Table23.1"><table:table-cell table:style-name="Table23.A2" office:value-type="string"><text:p text:style-name="P41">wait_for_text</text:p></table:table-cell><table:table-cell table:style-name="Table23.B2" office:value-type="string"><text:p text:style-name="P41">The text the task runner will look for to indicate that this task has signaled that it is ready.</text:p></table:table-cell></table:table-row><table:table-row table:style-name="Table23.1"><table:table-cell table:style-name="Table23.A2" office:value-type="string"><text:p text:style-name="P41">pass_on_wait_for</text:p></table:table-cell><table:table-cell table:style-name="Table23.B2" office:value-type="string"><text:p text:style-name="P41">Should the task be marked as passed if the test outputs the wait for text.</text:p></table:table-cell></table:table-row></table:table></draw:text-box></draw:frame></text:p>
          </table:table-cell>
        </table:table-row>
      </table:table>
      <text:p text:style-name="P31">These task runners can be assigned any arbitrary name but they must be unique and the same across all test nodes.</text:p>
      <text:p text:style-name="P31">The following is an example of a node configuration XML file:</text:p>
      <text:p text:style-name="P69">&lt;TEST_NODE_CONFIGURATION <text:tab/>NAME="Bob101_TestNode" </text:p>
      <text:p text:style-name="P69"><text:tab/><text:tab/>xmlns:xsi="http://www.w3.org/2001/XMLSchema-instance" </text:p>
      <text:p text:style-name="P69"><text:tab/><text:tab/>xsi:noNamespaceSchemaLocation="dtf-nodeconfiguration.xsd"&gt;</text:p>
      <text:p text:style-name="P69"/>
      <text:p text:style-name="P71"><text:tab/>&lt;TASK_RUNNER NAME="UnitTestRunner"</text:p>
      <text:p text:style-name="P72"><text:tab/>CLASS="com.hp.mwlabs.ts.testframework.testnode.UnitTestTaskRunner" </text:p>
      <text:p text:style-name="P72"><text:tab/>LOG_TO="http://bob101/dtf/"/&gt;</text:p>
      <text:p text:style-name="P72"/>
      <text:p text:style-name="P71"><text:tab/>&lt;TASK_RUNNER NAME="ServiceRunner" </text:p>
      <text:p text:style-name="P73"><text:tab/><text:tab/>CLASS="com.hp.mwlabs.ts.testframework.testnode.JavaTaskRunner" </text:p>
      <text:p text:style-name="P73"><text:tab/><text:tab/>LOG_TO="http://bob101/dtf/"&gt;</text:p>
      <text:p text:style-name="code">&lt;PARAM NAME="pass_indicator" VALUE="Passed"/&gt;</text:p>
      <text:p text:style-name="code">&lt;PARAM NAME="fail_indicator" VALUE="Failed"/&gt;</text:p>
      <text:p text:style-name="P71"><text:tab/>&lt;/TASK_RUNNER&gt;</text:p>
      <text:p text:style-name="P71"/>
      <text:p text:style-name="P71"><text:tab/>&lt;PRODUCT_CONFIGURATION NAME="FrameworkTests" DEFAULT_CLASSPATH="main"&gt;</text:p>
      <text:p text:style-name="P74"/>
      <text:p text:style-name="P74"><text:tab/><text:tab/>&lt;SET NAME="TEST_VALUE" VALUE="Arjuna"/&gt;</text:p>
      <text:p text:style-name="P74"><text:tab/><text:tab/>&lt;SET NAME="SECOND_TEST_VALUE" VALUE="Labs"/&gt;</text:p>
      <text:p text:style-name="P74"><text:tab/><text:tab/>&lt;SET NAME="DTF_HOME" VALUE="c:/DTFRuntime/"/&gt;</text:p>
      <text:p text:style-name="P74"/>
      <text:p text:style-name="P74"><text:tab/>&lt;/PRODUCT_CONFIGURATION&gt;</text:p>
      <text:p text:style-name="P74"/>
      <text:p text:style-name="P74"><text:tab/>&lt;PRODUCT_CONFIGURATION NAME="ArjunaCore" DEFAULT_CLASSPATH="main"&gt;</text:p>
      <text:p text:style-name="P74"/>
      <text:p text:style-name="P74"><text:tab/><text:tab/>&lt;PRODUCT_HOME VALUE="c:/products/ArjunaCore/"/&gt;</text:p>
      <text:p text:style-name="P74"><text:tab/><text:tab/>&lt;SET NAME="DTF_HOME" VALUE="c:/DTFRuntime/"/&gt;</text:p>
      <text:p text:style-name="P74"/>
      <text:p text:style-name="P74"><text:tab/>&lt;/PRODUCT_CONFIGURATION&gt;</text:p>
      <text:p text:style-name="P74"/>
      <text:p text:style-name="P74">&lt;/TEST_NODE_CONFIGURATION&gt;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h text:style-name="P66" text:outline-level="3">Coordinator</text:h>
                </text:list-item>
              </text:list>
            </text:list-item>
          </text:list>
        </text:list-item>
      </text:list>
      <text:p text:style-name="Text_20_body">The coordinator requires two mandatory parameters: the RMI URI to the name service and the name of this coordinator. It also accepts the following optional parameters: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34">Parameter Name</text:p>
          </table:table-cell>
          <table:table-cell table:style-name="Table24.B1" office:value-type="string">
            <text:p text:style-name="P34">Purpose</text:p>
          </table:table-cell>
        </table:table-row>
        <table:table-row table:style-name="Table24.1">
          <table:table-cell table:style-name="Table24.A2" office:value-type="string">
            <text:p text:style-name="P41">-file</text:p>
          </table:table-cell>
          <table:table-cell table:style-name="Table24.B2" office:value-type="string">
            <text:p text:style-name="P41">Specifies the name of the coordinator’s configuration file. <text:s/>If this is not specified it defaults to <text:span text:style-name="code_20_Char">coordinator.xml</text:span>.</text:p>
          </table:table-cell>
        </table:table-row>
        <table:table-row table:style-name="Table24.1">
          <table:table-cell table:style-name="Table24.A2" office:value-type="string">
            <text:p text:style-name="P41">-gui</text:p>
          </table:table-cell>
          <table:table-cell table:style-name="Table24.B2" office:value-type="string">
            <text:p text:style-name="P41">Indicates that you wish for the coordinator Swing console to be displayed. <text:s/>This console displays the current coordinator log and updates automatically</text:p>
          </table:table-cell>
        </table:table-row>
      </table:table>
      <text:p text:style-name="Text_20_body"/>
      <text:p text:style-name="Text_20_body">The coordinator also requires a separate configuration file. <text:s/>This file is in XML format and defines various configurable properties. <text:s/>Some of these properties are there to allow future development of the DTF and should not be altered. <text:s/>The following is a list of the properties available: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34">Property Name</text:p>
          </table:table-cell>
          <table:table-cell table:style-name="Table25.B1" office:value-type="string">
            <text:p text:style-name="P34">Purpose</text:p>
          </table:table-cell>
        </table:table-row>
        <table:table-row table:style-name="Table25.1">
          <table:table-cell table:style-name="Table25.A2" office:value-type="string">
            <text:p text:style-name="P70">max_test_retries</text:p>
          </table:table-cell>
          <table:table-cell table:style-name="Table25.B2" office:value-type="string">
            <text:p text:style-name="P41">This specifies the number of attempts the coordinator will make in order to run a test to completion. <text:s/>An attempt is seen as a failure if there was a problem with the framework and not if the test failed.</text:p>
          </table:table-cell>
        </table:table-row>
      </table:table>
      <text:p text:style-name="Text_20_body">An example of a coordinator configuration file follows:</text:p>
      <text:p text:style-name="code"><text:span text:style-name="T12">&lt;</text:span><text:span text:style-name="T13">coordinator</text:span><text:span text:style-name="T14"> <text:tab/></text:span><text:span text:style-name="T13">xmlns:xsi</text:span><text:span text:style-name="T12">="</text:span><text:span text:style-name="T15">http://www.w3.org/2001/XMLSchema-instance</text:span><text:span text:style-name="T12">"</text:span><text:span text:style-name="T14"> </text:span></text:p>
      <text:p text:style-name="code"><text:span text:style-name="T14"><text:tab/><text:tab/></text:span><text:span text:style-name="T13">xsi:noNamespaceSchemaLocation</text:span><text:span text:style-name="T12">="</text:span><text:span text:style-name="T15">dtf-coordinatorconfiguration.xsd</text:span><text:span text:style-name="T12">"&gt;</text:span></text:p>
      <text:p text:style-name="code"><text:span text:style-name="T15"><text:tab/></text:span><text:span text:style-name="T12">&lt;</text:span><text:span text:style-name="T13">configuration</text:span><text:span text:style-name="T12">&gt;</text:span></text:p>
      <text:p text:style-name="code"><text:span text:style-name="T15"><text:tab/><text:tab/></text:span><text:span text:style-name="T12">&lt;</text:span><text:span text:style-name="T13">max_test_retries</text:span><text:span text:style-name="T14"> </text:span><text:span text:style-name="T13">value</text:span><text:span text:style-name="T12">="</text:span><text:span text:style-name="T15">5</text:span><text:span text:style-name="T12">"/&gt;</text:span></text:p>
      <text:p text:style-name="code"><text:span text:style-name="T15"><text:tab/></text:span><text:span text:style-name="T12">&lt;/</text:span><text:span text:style-name="T13">configuration</text:span><text:span text:style-name="T12">&gt;</text:span></text:p>
      <text:p text:style-name="code"><text:span text:style-name="T12">&lt;/</text:span><text:span text:style-name="T13">coordinator</text:span><text:span text:style-name="T12">&gt;</text:span></text:p>
      <text:p text:style-name="P2"/>
      <text:p text:style-name="Text_20_body"/>
      <text:p text:style-name="P81">Chapter 3</text:p>
      <text:list text:style-name="Outline" text:continue-numbering="true">
        <text:list-item>
          <text:h text:style-name="Heading_20_1" text:outline-level="1">Using the DTF</text:h>
          <text:list>
            <text:list-item>
              <text:h text:style-name="Heading_20_2" text:outline-level="2">Introduction</text:h>
            </text:list-item>
          </text:list>
        </text:list-item>
      </text:list>
      <text:p text:style-name="Text_20_body">This chapter explains how to startup a DTF instance and how this can be used to performed distributed testing.</text:p>
      <text:list text:style-name="Outline" text:continue-numbering="true">
        <text:list-item>
          <text:list text:continue-numbering="true">
            <text:list-item>
              <text:h text:style-name="Heading_20_2" text:outline-level="2">Starting the Distributed Testing Framework</text:h>
            </text:list-item>
          </text:list>
        </text:list-item>
      </text:list>
      <text:p text:style-name="Text_20_body">Once you have all of the services installed and configured you are ready to start the services and use the framework. <text:s/>When starting the services you need to ensure that the Name Service and the Service Registry services are started first are these are used to find and register services. <text:s/>In each service’s directory there is a shell script which starts that service, this shell script simply starts the service manager, like so:</text:p>
      <text:p text:style-name="XML"><text:tab/><text:tab/></text:p>
      <text:p text:style-name="XML"><text:span text:style-name="T4"><text:tab/> <text:s/>java com.arjuna.mwlabs.testframework.servicemanager.ServiceManager service_manager.xml</text:span></text:p>
      <text:p text:style-name="Text_20_body"/>
      <text:p text:style-name="Text_20_body">Once you have started the main services (Name Service, Service Registry, etc) and the coordinator, test node services can be started when necessary. <text:s/>If the main services at any time have to be restarted then you only need restart the coordinator as the test nodes will be informed they need to re-register with the necessary services. <text:s/>This means changes can be made to the product repository configuration without the need for all test nodes to be restarted. <text:s/>If you wish to add a product to the test node configuration then the node will have to be restarted.</text:p>
      <text:p text:style-name="Text_20_body"/>
      <text:p text:style-name="P81">Chapter 4</text:p>
      <text:list text:style-name="Outline" text:continue-numbering="true">
        <text:list-item>
          <text:h text:style-name="Heading_20_1" text:outline-level="1">How to write a Unit Test for the DTF</text:h>
          <text:list>
            <text:list-item>
              <text:h text:style-name="Heading_20_2" text:outline-level="2">Introduction</text:h>
            </text:list-item>
          </text:list>
        </text:list-item>
      </text:list>
      <text:p text:style-name="Text_20_body">This chapter explains how to create new tests to run on the DTF.</text:p>
      <text:p text:style-name="Text_20_body"/>
      <text:list text:style-name="Outline" text:continue-numbering="true">
        <text:list-item>
          <text:list text:continue-numbering="true">
            <text:list-item>
              <text:h text:style-name="Heading_20_2" text:outline-level="2">The Basics</text:h>
            </text:list-item>
          </text:list>
        </text:list-item>
      </text:list>
      <text:p text:style-name="Text_20_body">First of all lets define what a unit test is in terms of the Distributed Test Framework (DTF):</text:p>
      <text:p text:style-name="Text_20_body">A Unit Test is built up of many Java classes running in a given sequence not necessarily executing on the same CPU</text:p>
      <text:p text:style-name="Text_20_body">There are two main steps to writing a unit test that is compatible with the Distributed Test Framework:</text:p>
      <text:list text:style-name="WW8Num138">
        <text:list-item>
          <text:p text:style-name="P21">Write the Java Classes that execute to perform the test,</text:p>
        </text:list-item>
        <text:list-item>
          <text:p text:style-name="P21">Write the XML test definition document that describes how the Java Classes should be executed in order to perform the test,</text:p>
        </text:list-item>
      </text:list>
      <text:p text:style-name="Text_20_body">A unit test java class must extend <text:span text:style-name="T18">com.arjuna.testframework.unittest.Test</text:span>. This is an abstract class that contains one method that <text:span text:style-name="T19">must</text:span> be overridden ‘run’. <text:s/>This method is declared as follows:</text:p>
      <text:p text:style-name="Text_20_body"/>
      <text:p text:style-name="Code_20_Snipet"><text:tab/>public abstract void run(String[] args);</text:p>
      <text:p text:style-name="Text_20_body"/>
      <text:p text:style-name="Text_20_body">Run is the main method within a test class and this is where the actual test code will exist. <text:s/>This method is passed an array of String called <text:span text:style-name="T17">args</text:span> that contains the parameters passed to the test class from the framework (see later for details on this). <text:s/>Within this method the test is expected to assert either a failure or success. <text:s/>This assertion indicates to the framework whether this test was successful or not.</text:p>
      <text:p text:style-name="Text_20_body">Once a failure has been asserted the test has failed and this result cannot be changed, unlike when a success has been asserted. <text:s/>If a success is asserted then later a failure, the failure assertion overrides the success meaning the test has failed. <text:s/>In the example below the test will be logged as a failure:</text:p>
      <text:p text:style-name="Text_20_body"><text:soft-page-break/><text:tab/><text:tab/>Test performs work,</text:p>
      <text:p text:style-name="Text_20_body"><text:tab/><text:tab/>Test asserts a success,</text:p>
      <text:p text:style-name="Text_20_body"><text:tab/><text:tab/>An exception is thrown during cleanup,</text:p>
      <text:p text:style-name="Text_20_body"><text:tab/><text:tab/>Test asserts a failure,</text:p>
      <text:p text:style-name="Text_20_body"/>
      <text:p text:style-name="Text_20_body">Within the <text:span text:style-name="T17">Test</text:span> class there are several utility methods that the test can use for various reasons outlined below:</text:p>
      <text:p text:style-name="Text_20_body"/>
      <text:p text:style-name="Text_20_body"><text:span text:style-name="T2">Method Name:</text:span><text:tab/><text:span text:style-name="T17">void logInformation(String information)</text:span></text:p>
      <text:p text:style-name="P63"><text:span text:style-name="T2">Purpose:</text:span><text:tab/><text:tab/>This method allows a test to log information to the logger. <text:s/>This would usually be used to log information that will help to determine the reason a test failed or why a result was arrived at (e.g. performance information).</text:p>
      <text:p text:style-name="P63"><text:span text:style-name="T2">Parameters:</text:span><text:tab/><text:tab/>The information parameter is the string text that is logged.</text:p>
      <text:p text:style-name="P63"><text:span text:style-name="T2">Returns:</text:span><text:tab/><text:tab/>Nothing</text:p>
      <text:p text:style-name="P63"/>
      <text:p text:style-name="P63"><text:span text:style-name="T2">Method Name:</text:span><text:tab/><text:span text:style-name="T17">void assertSuccess()</text:span></text:p>
      <text:p text:style-name="P63"><text:span text:style-name="T2">Purpose:</text:span><text:tab/><text:tab/>This method asserts success. <text:s/>Indicating that the test <text:span text:style-name="T19">may</text:span> have passed.</text:p>
      <text:p text:style-name="P63"><text:span text:style-name="T2">Parameters:</text:span><text:tab/><text:tab/>None</text:p>
      <text:p text:style-name="P63"><text:span text:style-name="T2">Returns:<text:tab/><text:tab/></text:span>Nothing</text:p>
      <text:p text:style-name="P63"/>
      <text:p text:style-name="P63"><text:span text:style-name="T2">Method Name:</text:span><text:tab/><text:span text:style-name="T17">void assertReady()</text:span></text:p>
      <text:p text:style-name="P63"><text:span text:style-name="T2">Purpose:</text:span><text:tab/><text:tab/>This method is used by distributed Server tasks only. <text:s/>This indicates that the server is ready to receive and process requests.</text:p>
      <text:p text:style-name="P63"><text:span text:style-name="T2">Parameters:</text:span><text:tab/><text:tab/>None</text:p>
      <text:p text:style-name="P63"><text:span text:style-name="T2">Returns:<text:tab/><text:tab/></text:span>Nothing</text:p>
      <text:p text:style-name="P63"/>
      <text:p text:style-name="P63"/>
      <text:p text:style-name="P63"/>
      <text:p text:style-name="P63"><text:span text:style-name="T2">Method Name:</text:span><text:tab/><text:span text:style-name="T17">void assertFailure()</text:span></text:p>
      <text:p text:style-name="P63"><text:span text:style-name="T2">Purpose:</text:span><text:tab/><text:tab/>This method asserts failure. <text:s/>Indicating that the test definitely has failed.</text:p>
      <text:p text:style-name="P63"><text:span text:style-name="T2">Parameters:<text:tab/></text:span><text:tab/>None</text:p>
      <text:p text:style-name="P63"><text:span text:style-name="T2">Returns:<text:tab/><text:tab/></text:span>Nothing</text:p>
      <text:p text:style-name="P64"/>
      <text:p text:style-name="P63"><text:span text:style-name="T2">Method Name:</text:span><text:tab/><text:span text:style-name="T17">boolean assert (boolean value)</text:span></text:p>
      <text:p text:style-name="P63"><text:span text:style-name="T2">Purpose:</text:span><text:tab/><text:tab/>This method asserts a failure depending upon the boolean value passed in. <text:s/>If <text:soft-page-break/>this value is false then a failure is asserted. <text:s/>NB A success is never asserted via this method.</text:p>
      <text:p text:style-name="P63"><text:span text:style-name="T2">Parameters:</text:span><text:tab/><text:tab/>The test value</text:p>
      <text:p text:style-name="P63"><text:span text:style-name="T2">Returns:</text:span><text:tab/><text:tab/>Passes back the value passed in.</text:p>
      <text:p text:style-name="P20"/>
      <text:p text:style-name="Text_20_body"><text:span text:style-name="T2">Method Name:</text:span><text:tab/><text:span text:style-name="T17">boolean registerService (String name, String ior)</text:span></text:p>
      <text:p text:style-name="P63"><text:span text:style-name="T2">Purpose:</text:span><text:tab/><text:tab/>This method is used with server test classes that need to register a name/value pair with the frameworks name service.</text:p>
      <text:p text:style-name="P63"><text:span text:style-name="T2">Parameters:<text:tab/></text:span><text:tab/>The name/value pair to be registered with the name service.</text:p>
      <text:p text:style-name="P63"><text:span text:style-name="T2">Returns:</text:span><text:tab/><text:tab/>true if the service was registered successfully, false otherwise.</text:p>
      <text:p text:style-name="P63"/>
      <text:p text:style-name="P63"><text:span text:style-name="T2">Method Name:</text:span><text:tab/><text:span text:style-name="T17">String getService (String name)</text:span></text:p>
      <text:p text:style-name="P63"><text:span text:style-name="T2">Purpose:</text:span><text:tab/><text:tab/>This method is used to retrieve a value for a given name from the name service.</text:p>
      <text:p text:style-name="P63"><text:span text:style-name="T2">Parameters:</text:span><text:tab/><text:tab/>The name of the value to retrieve.</text:p>
      <text:p text:style-name="P63"><text:span text:style-name="T2">Returns:</text:span><text:tab/><text:tab/>The value associated with the given name – null if this name is not registered with the name service.</text:p>
      <text:p text:style-name="P63"/>
      <text:list text:style-name="Outline" text:continue-numbering="true">
        <text:list-item>
          <text:h text:style-name="Heading_20_1" text:outline-level="1">Test Definition XML</text:h>
        </text:list-item>
      </text:list>
      <text:p text:style-name="Text_20_body">Once you have written your test classes it is necessary to write an XML document that describes how the test classes should be run. <text:s/>This XML document is used by framework to run the test classes in the desired order. <text:s/>The following tree (figure 1) shows the structure of the possible elements in the document. <text:s/>Following that is a description of the attributes associated with each element.</text:p>
      <text:p text:style-name="P59"><text:soft-page-break/><draw:frame draw:style-name="fr3" draw:name="Object1" text:anchor-type="as-char" svg:width="5.0311in" svg:height="5.1299in" draw:z-index="19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3">Figure <text:sequence text:ref-name="reffigure5" text:name="figure" text:formula="ooow:Figure+1" style:num-format="1">3</text:sequence></text:p>
      <text:p text:style-name="P17"/>
      <text:p text:style-name="P1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33">Element Id</text:p>
          </table:table-cell>
          <table:table-cell table:style-name="Table26.A1" office:value-type="string">
            <text:p text:style-name="P33">Element</text:p>
          </table:table-cell>
          <table:table-cell table:style-name="Table26.A1" office:value-type="string">
            <text:p text:style-name="P33">Body Text</text:p>
          </table:table-cell>
          <table:table-cell table:style-name="Table26.D1" office:value-type="string">
            <text:p text:style-name="P33">Attributes</text:p>
          </table:table-cell>
        </table:table-row>
        <table:table-row table:style-name="Table26.1">
          <table:table-cell table:style-name="Table26.A2" office:value-type="string">
            <text:p text:style-name="P37">1</text:p>
          </table:table-cell>
          <table:table-cell table:style-name="Table26.A2" office:value-type="string">
            <text:p text:style-name="P37">test_set</text:p>
          </table:table-cell>
          <table:table-cell table:style-name="Table26.A2" office:value-type="string">
            <text:p text:style-name="P39">None</text:p>
          </table:table-cell>
          <table:table-cell table:style-name="Table26.D2" office:value-type="string">
            <text:p text:style-name="P39">None</text:p>
          </table:table-cell>
        </table:table-row>
        <table:table-row table:style-name="Table26.1">
          <table:table-cell table:style-name="Table26.A2" office:value-type="string">
            <text:p text:style-name="P37">1.1</text:p>
          </table:table-cell>
          <table:table-cell table:style-name="Table26.A2" office:value-type="string">
            <text:p text:style-name="P37">default_timeout</text:p>
          </table:table-cell>
          <table:table-cell table:style-name="Table26.A2" office:value-type="string">
            <text:p text:style-name="P39">None</text:p>
          </table:table-cell>
          <table:table-cell table:style-name="Table26.D2" office:value-type="string">
            <text:p text:style-name="Text_20_body"><draw:frame draw:style-name="fr1" draw:name="Frame16" text:anchor-type="as-char" svg:width="2.9063in" draw:z-index="20"><draw:text-box fo:min-height="0.0161in"><table:table table:name="Table27" table:style-name="Table27"><table:table-column table:style-name="Table27.A"/><table:table-column table:style-name="Table27.B"/><table:table-column table:style-name="Table27.C"/><table:table-row table:style-name="Table27.1"><table:table-cell table:style-name="Table27.A1" office:value-type="string"><text:p text:style-name="P33">Name</text:p></table:table-cell><table:table-cell table:style-name="Table27.A1" office:value-type="string"><text:p text:style-name="P33">Required</text:p></table:table-cell><table:table-cell table:style-name="Table27.C1" office:value-type="string"><text:p text:style-name="P33">Purpose</text:p></table:table-cell></table:table-row><table:table-row table:style-name="Table27.1"><table:table-cell table:style-name="Table27.A2" office:value-type="string"><text:p text:style-name="P37">Value</text:p></table:table-cell><table:table-cell table:style-name="Table27.A2" office:value-type="string"><text:p text:style-name="P37">Yes</text:p></table:table-cell><table:table-cell table:style-name="Table27.C2" office:value-type="string"><text:p text:style-name="P37">The default timeout for all tests in seconds.</text:p></table:table-cell></table:table-row></table:table></draw:text-box></draw:frame></text:p>
          </table:table-cell>
        </table:table-row>
        <table:table-row table:style-name="Table26.1">
          <table:table-cell table:style-name="Table26.A2" office:value-type="string">
            <text:p text:style-name="P37">1.2</text:p>
          </table:table-cell>
          <table:table-cell table:style-name="Table26.A2" office:value-type="string">
            <text:p text:style-name="P37">description</text:p>
          </table:table-cell>
          <table:table-cell table:style-name="Table26.A2" office:value-type="string">
            <text:p text:style-name="P37">A textual description of the test set</text:p>
          </table:table-cell>
          <table:table-cell table:style-name="Table26.D2" office:value-type="string">
            <text:p text:style-name="P39">None</text:p>
          </table:table-cell>
        </table:table-row>
        <table:table-row table:style-name="Table26.1">
          <table:table-cell table:style-name="Table26.A2" office:value-type="string">
            <text:p text:style-name="P37">1.3</text:p>
          </table:table-cell>
          <table:table-cell table:style-name="Table26.A2" office:value-type="string">
            <text:p text:style-name="P37">test_group</text:p>
          </table:table-cell>
          <table:table-cell table:style-name="Table26.A2" office:value-type="string">
            <text:p text:style-name="P39">None</text:p>
          </table:table-cell>
          <table:table-cell table:style-name="Table26.D2" office:value-type="string">
            <text:p text:style-name="Text_20_body"><draw:frame draw:style-name="fr1" draw:name="Frame17" text:anchor-type="as-char" svg:width="2.9063in" draw:z-index="21"><draw:text-box fo:min-height="0.0161in"><table:table table:name="Table28" table:style-name="Table28"><table:table-column table:style-name="Table28.A"/><table:table-column table:style-name="Table28.B"/><table:table-column table:style-name="Table28.C"/><table:table-row table:style-name="Table28.1"><table:table-cell table:style-name="Table28.A1" office:value-type="string"><text:p text:style-name="P33">Name</text:p></table:table-cell><table:table-cell table:style-name="Table28.A1" office:value-type="string"><text:p text:style-name="P33">Required</text:p></table:table-cell><table:table-cell table:style-name="Table28.C1" office:value-type="string"><text:p text:style-name="P33">Purpose</text:p></table:table-cell></table:table-row><table:table-row table:style-name="Table28.2"><table:table-cell table:style-name="Table28.A2" office:value-type="string"><text:p text:style-name="P37">Name</text:p></table:table-cell><table:table-cell table:style-name="Table28.A2" office:value-type="string"><text:p text:style-name="P37">Yes</text:p></table:table-cell><table:table-cell table:style-name="Table28.C2" office:value-type="string"><text:p text:style-name="P37">The brief overview name of the test group.</text:p></table:table-cell></table:table-row></table:table></draw:text-box></draw:frame></text:p>
          </table:table-cell>
        </table:table-row>
        <table:table-row table:style-name="Table26.1">
          <table:table-cell table:style-name="Table26.A2" office:value-type="string">
            <text:p text:style-name="P37">1.3.1</text:p>
          </table:table-cell>
          <table:table-cell table:style-name="Table26.A2" office:value-type="string">
            <text:p text:style-name="P37">task_declaration</text:p>
          </table:table-cell>
          <table:table-cell table:style-name="Table26.A2" office:value-type="string">
            <text:p text:style-name="P39">None</text:p>
          </table:table-cell>
          <table:table-cell table:style-name="Table26.D2" office:value-type="string">
            <text:p text:style-name="P39">None</text:p>
          </table:table-cell>
        </table:table-row>
        <table:table-row table:style-name="Table26.1">
          <table:table-cell table:style-name="Table26.A2" office:value-type="string">
            <text:p text:style-name="P37">1.3.1.1</text:p>
          </table:table-cell>
          <table:table-cell table:style-name="Table26.A2" office:value-type="string">
            <text:p text:style-name="P37">task</text:p>
          </table:table-cell>
          <table:table-cell table:style-name="Table26.A2" office:value-type="string">
            <text:p text:style-name="P39">None</text:p>
          </table:table-cell>
          <table:table-cell table:style-name="Table26.D2" office:value-type="string">
            <text:p text:style-name="Text_20_body"><draw:frame draw:style-name="fr1" draw:name="Frame18" text:anchor-type="as-char" svg:width="2.9063in" draw:z-index="22"><draw:text-box fo:min-height="0.0161in"><table:table table:name="Table29" table:style-name="Table29"><table:table-column table:style-name="Table29.A"/><table:table-column table:style-name="Table29.B"/><table:table-column table:style-name="Table29.C"/><table:table-row table:style-name="Table29.1"><table:table-cell table:style-name="Table29.A1" office:value-type="string"><text:p text:style-name="P33">Name</text:p></table:table-cell><table:table-cell table:style-name="Table29.A1" office:value-type="string"><text:p text:style-name="P33">Required</text:p></table:table-cell><table:table-cell table:style-name="Table29.C1" office:value-type="string"><text:p text:style-name="P33">Purpose</text:p></table:table-cell></table:table-row><table:table-row table:style-name="Table29.2"><table:table-cell table:style-name="Table29.A2" office:value-type="string"><text:p text:style-name="P37">Id</text:p></table:table-cell><table:table-cell table:style-name="Table29.A2" office:value-type="string"><text:p text:style-name="P37">Yes</text:p></table:table-cell><table:table-cell table:style-name="Table29.C2" office:value-type="string"><text:p text:style-name="P37">The unique name for this task within the context of this test_group</text:p></table:table-cell></table:table-row><table:table-row table:style-name="Table29.2"><table:table-cell table:style-name="Table29.A2" office:value-type="string"><text:p text:style-name="P37">classname</text:p></table:table-cell><table:table-cell table:style-name="Table29.A2" office:value-type="string"><text:p text:style-name="P37">Yes</text:p></table:table-cell><table:table-cell table:style-name="Table29.C2" office:value-type="string"><text:p text:style-name="P37">The fully qualified Java class name for this task</text:p></table:table-cell></table:table-row><table:table-row table:style-name="Table29.2"><table:table-cell table:style-name="Table29.A2" office:value-type="string"><text:p text:style-name="P37">runner</text:p></table:table-cell><table:table-cell table:style-name="Table29.A2" office:value-type="string"><text:p text:style-name="P37">Yes</text:p></table:table-cell><table:table-cell table:style-name="Table29.C2" office:value-type="string"><text:p text:style-name="P37">The name of the task runner to be used to run this task (see section 3.2)</text:p><text:p text:style-name="P52">ServiceRunner | UnitTestRunner</text:p></table:table-cell></table:table-row><table:table-row table:style-name="Table29.2"><table:table-cell table:style-name="Table29.A2" office:value-type="string"><text:p text:style-name="P37">type</text:p></table:table-cell><table:table-cell table:style-name="Table29.A2" office:value-type="string"><text:p text:style-name="P37">Yes</text:p></table:table-cell><table:table-cell table:style-name="Table29.C2" office:value-type="string"><text:p text:style-name="P37">The type of task this task is</text:p><text:p text:style-name="P52">expect_ready | expect_pass_fail</text:p></table:table-cell></table:table-row><table:table-row table:style-name="Table29.2"><table:table-cell table:style-name="Table29.A2" office:value-type="string"><text:p text:style-name="P37">timeout</text:p></table:table-cell><table:table-cell table:style-name="Table29.A2" office:value-type="string"><text:p text:style-name="P37">No</text:p></table:table-cell><table:table-cell table:style-name="Table29.C2" office:value-type="string"><text:p text:style-name="P37">The number of seconds the framework will run this task for before assuming it has failed if it doesn’t report any results.</text:p></table:table-cell></table:table-row></table:table></draw:text-box></draw:frame></text:p>
          </table:table-cell>
        </table:table-row>
        <table:table-row table:style-name="Table26.1">
          <table:table-cell table:style-name="Table26.A2" office:value-type="string">
            <text:p text:style-name="P37">1.3.2</text:p>
          </table:table-cell>
          <table:table-cell table:style-name="Table26.A2" office:value-type="string">
            <text:p text:style-name="P37">test_declaration</text:p>
          </table:table-cell>
          <table:table-cell table:style-name="Table26.A2" office:value-type="string">
            <text:p text:style-name="P39">None</text:p>
          </table:table-cell>
          <table:table-cell table:style-name="Table26.D2" office:value-type="string">
            <text:p text:style-name="Text_20_body"><draw:frame draw:style-name="fr1" draw:name="Frame19" text:anchor-type="as-char" svg:width="2.9063in" draw:z-index="23"><draw:text-box fo:min-height="0.0161in"><table:table table:name="Table30" table:style-name="Table30"><table:table-column table:style-name="Table30.A"/><table:table-column table:style-name="Table30.B"/><table:table-column table:style-name="Table30.C"/><table:table-row table:style-name="Table30.1"><table:table-cell table:style-name="Table30.A1" office:value-type="string"><text:p text:style-name="P33">Name</text:p></table:table-cell><table:table-cell table:style-name="Table30.A1" office:value-type="string"><text:p text:style-name="P33">Required</text:p></table:table-cell><table:table-cell table:style-name="Table30.C1" office:value-type="string"><text:p text:style-name="P33">Purpose</text:p></table:table-cell></table:table-row><table:table-row table:style-name="Table30.2"><table:table-cell table:style-name="Table30.A2" office:value-type="string"><text:p text:style-name="P37">Id</text:p></table:table-cell><table:table-cell table:style-name="Table30.A2" office:value-type="string"><text:p text:style-name="P37">Yes</text:p></table:table-cell><table:table-cell table:style-name="Table30.C2" office:value-type="string"><text:p text:style-name="P37">The unique name for this test within the context of this test_group</text:p></table:table-cell></table:table-row><table:table-row table:style-name="Table30.2"><table:table-cell table:style-name="Table30.A2" office:value-type="string"><text:p text:style-name="P37">descriptive_name</text:p></table:table-cell><table:table-cell table:style-name="Table30.A2" office:value-type="string"><text:p text:style-name="P37">Yes</text:p></table:table-cell><table:table-cell table:style-name="Table30.C2" office:value-type="string"><text:p text:style-name="P37">A verbose descriptive name for this test</text:p></table:table-cell></table:table-row><table:table-row table:style-name="Table30.2"><table:table-cell table:style-name="Table30.A2" office:value-type="string"><text:p text:style-name="P37">author</text:p></table:table-cell><table:table-cell table:style-name="Table30.A2" office:value-type="string"><text:p text:style-name="P37">Yes</text:p></table:table-cell><table:table-cell table:style-name="Table30.C2" office:value-type="string"><text:p text:style-name="P37">The name of the author of this test</text:p></table:table-cell></table:table-row></table:table></draw:text-box></draw:frame></text:p>
          </table:table-cell>
        </table:table-row>
        <table:table-row table:style-name="Table26.1">
          <table:table-cell table:style-name="Table26.A2" office:value-type="string">
            <text:p text:style-name="P37">1.3.2.1</text:p>
          </table:table-cell>
          <table:table-cell table:style-name="Table26.A2" office:value-type="string">
            <text:p text:style-name="P37">configuration</text:p>
          </table:table-cell>
          <table:table-cell table:style-name="Table26.A2" office:value-type="string">
            <text:p text:style-name="P39">None</text:p>
          </table:table-cell>
          <table:table-cell table:style-name="Table26.D2" office:value-type="string">
            <text:p text:style-name="Text_20_body"><draw:frame draw:style-name="fr1" draw:name="Frame20" text:anchor-type="as-char" svg:width="2.9063in" draw:z-index="24"><draw:text-box fo:min-height="0.0161in"><table:table table:name="Table31" table:style-name="Table31"><table:table-column table:style-name="Table31.A"/><table:table-column table:style-name="Table31.B"/><table:table-column table:style-name="Table31.C"/><table:table-row table:style-name="Table31.1"><table:table-cell table:style-name="Table31.A1" office:value-type="string"><text:p text:style-name="P33">Name</text:p></table:table-cell><table:table-cell table:style-name="Table31.A1" office:value-type="string"><text:p text:style-name="P33">Required</text:p></table:table-cell><table:table-cell table:style-name="Table31.C1" office:value-type="string"><text:p text:style-name="P33">Purpose</text:p></table:table-cell></table:table-row><table:table-row table:style-name="Table31.2"><table:table-cell table:style-name="Table31.A2" office:value-type="string"><text:p text:style-name="P37">names_required</text:p></table:table-cell><table:table-cell table:style-name="Table31.A2" office:value-type="string"><text:p text:style-name="P45"><text:span text:style-name="T3">No</text:span></text:p></table:table-cell><table:table-cell table:style-name="Table31.C2" office:value-type="string"><text:p text:style-name="P37">The number of unique names that are required to run this test.</text:p></table:table-cell></table:table-row><table:table-row table:style-name="Table31.2"><table:table-cell table:style-name="Table31.A2" office:value-type="string"><text:p text:style-name="P37">orb_flags</text:p></table:table-cell><table:table-cell table:style-name="Table31.A2" office:value-type="string"><text:p text:style-name="P37">No</text:p></table:table-cell><table:table-cell table:style-name="Table31.C2" office:value-type="string"><text:p text:style-name="P37">The ORB flags that will be passed to tasks run as part of this test.</text:p></table:table-cell></table:table-row></table:table></draw:text-box></draw:frame></text:p>
          </table:table-cell>
        </table:table-row>
        <table:table-row table:style-name="Table26.1">
          <table:table-cell table:style-name="Table26.A2" office:value-type="string">
            <text:p text:style-name="P37">1.3.2.2</text:p>
          </table:table-cell>
          <table:table-cell table:style-name="Table26.A2" office:value-type="string">
            <text:p text:style-name="P37">description</text:p>
          </table:table-cell>
          <table:table-cell table:style-name="Table26.A2" office:value-type="string">
            <text:p text:style-name="P37">A description of the test</text:p>
          </table:table-cell>
          <table:table-cell table:style-name="Table26.D2" office:value-type="string">
            <text:p text:style-name="P39">None</text:p>
          </table:table-cell>
        </table:table-row>
      </table:table>
      <text:p text:style-name="P1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33">Element Id</text:p>
          </table:table-cell>
          <table:table-cell table:style-name="Table32.A1" office:value-type="string">
            <text:p text:style-name="P33">Element</text:p>
          </table:table-cell>
          <table:table-cell table:style-name="Table32.A1" office:value-type="string">
            <text:p text:style-name="P33">Body Text</text:p>
          </table:table-cell>
          <table:table-cell table:style-name="Table32.D1" office:value-type="string">
            <text:p text:style-name="P33">Attributes</text:p>
          </table:table-cell>
        </table:table-row>
        <table:table-row table:style-name="Table32.1">
          <table:table-cell table:style-name="Table32.A2" office:value-type="string">
            <text:p text:style-name="P37">1.3.2.3</text:p>
          </table:table-cell>
          <table:table-cell table:style-name="Table32.A2" office:value-type="string">
            <text:p text:style-name="P37">action_list</text:p>
          </table:table-cell>
          <table:table-cell table:style-name="Table32.A2" office:value-type="string">
            <text:p text:style-name="P39">None</text:p>
          </table:table-cell>
          <table:table-cell table:style-name="Table32.D2" office:value-type="string">
            <text:p text:style-name="P39">None</text:p>
          </table:table-cell>
        </table:table-row>
        <table:table-row table:style-name="Table32.1">
          <table:table-cell table:style-name="Table32.A2" office:value-type="string">
            <text:p text:style-name="P37">1.3.2.3.1</text:p>
          </table:table-cell>
          <table:table-cell table:style-name="Table32.A2" office:value-type="string">
            <text:p text:style-name="P37">start_task</text:p>
          </table:table-cell>
          <table:table-cell table:style-name="Table32.A2" office:value-type="string">
            <text:p text:style-name="P39">None</text:p>
          </table:table-cell>
          <table:table-cell table:style-name="Table32.D2" office:value-type="string">
            <text:p text:style-name="Text_20_body"><draw:frame draw:style-name="fr1" draw:name="Frame21" text:anchor-type="as-char" svg:width="2.9063in" draw:z-index="25"><draw:text-box fo:min-height="0.0161in"><table:table table:name="Table33" table:style-name="Table33"><table:table-column table:style-name="Table33.A"/><table:table-column table:style-name="Table33.B"/><table:table-column table:style-name="Table33.C"/><table:table-row table:style-name="Table33.1"><table:table-cell table:style-name="Table33.A1" office:value-type="string"><text:p text:style-name="P33">Name</text:p></table:table-cell><table:table-cell table:style-name="Table33.A1" office:value-type="string"><text:p text:style-name="P33">Required</text:p></table:table-cell><table:table-cell table:style-name="Table33.C1" office:value-type="string"><text:p text:style-name="P33">Purpose</text:p></table:table-cell></table:table-row><table:table-row table:style-name="Table33.2"><table:table-cell table:style-name="Table33.A2" office:value-type="string"><text:p text:style-name="P37">id</text:p></table:table-cell><table:table-cell table:style-name="Table33.A2" office:value-type="string"><text:p text:style-name="P37">Yes</text:p></table:table-cell><table:table-cell table:style-name="Table33.C2" office:value-type="string"><text:p text:style-name="P37">The unique name of the task to start</text:p></table:table-cell></table:table-row><table:table-row table:style-name="Table33.2"><table:table-cell table:style-name="Table33.A2" office:value-type="string"><text:p text:style-name="P37">location</text:p></table:table-cell><table:table-cell table:style-name="Table33.A2" office:value-type="string"><text:p text:style-name="P37">No</text:p></table:table-cell><table:table-cell table:style-name="Table33.C2" office:value-type="string"><text:p text:style-name="P37">Tells the framework which nodes the task is to be started on</text:p><text:p text:style-name="P36">INDEPENDENT – doesn’t matter which node the task runs on, therefore will not be included in permutations</text:p><text:p text:style-name="P44"><text:span text:style-name="T3"><text:s/>DEPENDENT (default) – does matter which node the task runs on, therefore it will be included in permutations </text:span></text:p><text:p text:style-name="P36">ALL – the task must be run on all test nodes involved in test.</text:p></table:table-cell></table:table-row><table:table-row table:style-name="Table33.2"><table:table-cell table:style-name="Table33.A2" office:value-type="string"><text:p text:style-name="P37">name_list</text:p></table:table-cell><table:table-cell table:style-name="Table33.A2" office:value-type="string"><text:p text:style-name="P37">No</text:p></table:table-cell><table:table-cell table:style-name="Table33.C2" office:value-type="string"><text:p text:style-name="P37">The list of indexes for the names which must be passed to this test (see parameter passing later in this document)</text:p></table:table-cell></table:table-row><table:table-row table:style-name="Table33.2"><table:table-cell table:style-name="Table33.A2" office:value-type="string"><text:p text:style-name="P37">runtime_id</text:p></table:table-cell><table:table-cell table:style-name="Table33.A2" office:value-type="string"><text:p text:style-name="P37">Yes</text:p></table:table-cell><table:table-cell table:style-name="Table33.C2" office:value-type="string"><text:p text:style-name="P37">The unique name given to this task’s runtime – must be unique in the context of this test</text:p></table:table-cell></table:table-row><table:table-row table:style-name="Table33.2"><table:table-cell table:style-name="Table33.A2" office:value-type="string"><text:p text:style-name="P37">parameters</text:p></table:table-cell><table:table-cell table:style-name="Table33.A2" office:value-type="string"><text:p text:style-name="P37">No</text:p></table:table-cell><table:table-cell table:style-name="Table33.C2" office:value-type="string"><text:p text:style-name="P37">The parameters that must be passed to this task (see passing parameters later in this document)</text:p></table:table-cell></table:table-row><table:table-row table:style-name="Table33.2"><table:table-cell table:style-name="Table33.A2" office:value-type="string"><text:p text:style-name="P37">jvm_parameters</text:p></table:table-cell><table:table-cell table:style-name="Table33.A2" office:value-type="string"><text:p text:style-name="P37">No</text:p></table:table-cell><table:table-cell table:style-name="Table33.C2" office:value-type="string"><text:p text:style-name="P37">The parameters that must be passed to the JVM running this task (e.g. –Dblah=blee)</text:p></table:table-cell></table:table-row></table:table></draw:text-box></draw:frame></text:p>
          </table:table-cell>
        </table:table-row>
      </table:table>
      <text:p text:style-name="P11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34.1">
          <table:table-cell table:style-name="Table34.A1" office:value-type="string">
            <text:p text:style-name="P33">Element Id</text:p>
          </table:table-cell>
          <table:table-cell table:style-name="Table34.A1" office:value-type="string">
            <text:p text:style-name="P33">Element</text:p>
          </table:table-cell>
          <table:table-cell table:style-name="Table34.A1" office:value-type="string">
            <text:p text:style-name="P33">Body Text</text:p>
          </table:table-cell>
          <table:table-cell table:style-name="Table34.D1" office:value-type="string">
            <text:p text:style-name="P33">Attributes</text:p>
          </table:table-cell>
        </table:table-row>
        <table:table-row table:style-name="Table34.1">
          <table:table-cell table:style-name="Table34.A2" office:value-type="string">
            <text:p text:style-name="P37">1.3.2.3.2</text:p>
          </table:table-cell>
          <table:table-cell table:style-name="Table34.A2" office:value-type="string">
            <text:p text:style-name="P37">perform_task</text:p>
          </table:table-cell>
          <table:table-cell table:style-name="Table34.A2" office:value-type="string">
            <text:p text:style-name="P39">None</text:p>
          </table:table-cell>
          <table:table-cell table:style-name="Table34.D2" office:value-type="string">
            <text:p text:style-name="Text_20_body"><draw:frame draw:style-name="fr1" draw:name="Frame22" text:anchor-type="as-char" svg:width="2.9063in" draw:z-index="26"><draw:text-box fo:min-height="0.0161in"><table:table table:name="Table35" table:style-name="Table35"><table:table-column table:style-name="Table35.A"/><table:table-column table:style-name="Table35.B"/><table:table-column table:style-name="Table35.C"/><table:table-row table:style-name="Table35.1"><table:table-cell table:style-name="Table35.A1" office:value-type="string"><text:p text:style-name="P33">Name</text:p></table:table-cell><table:table-cell table:style-name="Table35.A1" office:value-type="string"><text:p text:style-name="P33">Required</text:p></table:table-cell><table:table-cell table:style-name="Table35.C1" office:value-type="string"><text:p text:style-name="P33">Purpose</text:p></table:table-cell></table:table-row><table:table-row table:style-name="Table35.2"><table:table-cell table:style-name="Table35.A2" office:value-type="string"><text:p text:style-name="P37">Id</text:p></table:table-cell><table:table-cell table:style-name="Table35.A2" office:value-type="string"><text:p text:style-name="P37">Yes</text:p></table:table-cell><table:table-cell table:style-name="Table35.C2" office:value-type="string"><text:p text:style-name="P37">The unique name for this test within the context of this test_group</text:p></table:table-cell></table:table-row><table:table-row table:style-name="Table35.2"><table:table-cell table:style-name="Table35.A2" office:value-type="string"><text:p text:style-name="P37">location</text:p></table:table-cell><table:table-cell table:style-name="Table35.A2" office:value-type="string"><text:p text:style-name="P37">No</text:p></table:table-cell><table:table-cell table:style-name="Table35.C2" office:value-type="string"><text:p text:style-name="P37">Tells the framework which nodes the task is to be started on</text:p><text:p text:style-name="P36">INDEPENDENT – doesn’t matter which node the task runs on, therefore will not be included in permutations</text:p><text:p text:style-name="P36"><text:s/>DEPENDENT (default) – does matter which node the task runs on, there it will be included in permutations </text:p><text:p text:style-name="P36">ALL – the task must be run on all test nodes involved in test.</text:p></table:table-cell></table:table-row><table:table-row table:style-name="Table35.2"><table:table-cell table:style-name="Table35.A2" office:value-type="string"><text:p text:style-name="P37">name_list</text:p></table:table-cell><table:table-cell table:style-name="Table35.A2" office:value-type="string"><text:p text:style-name="P37">No</text:p></table:table-cell><table:table-cell table:style-name="Table35.C2" office:value-type="string"><text:p text:style-name="P37">A list of indexes for the names which must be passed to this test (see parameter passing later in this document)</text:p></table:table-cell></table:table-row><table:table-row table:style-name="Table35.2"><table:table-cell table:style-name="Table35.A2" office:value-type="string"><text:p text:style-name="P37">parameters</text:p></table:table-cell><table:table-cell table:style-name="Table35.A2" office:value-type="string"><text:p text:style-name="P37">No</text:p></table:table-cell><table:table-cell table:style-name="Table35.C2" office:value-type="string"><text:p text:style-name="P37">The parameters that must be passed to this test (see passing parameters later in this document)</text:p></table:table-cell></table:table-row><table:table-row table:style-name="Table35.2"><table:table-cell table:style-name="Table35.A2" office:value-type="string"><text:p text:style-name="P37">jvm_parameters</text:p></table:table-cell><table:table-cell table:style-name="Table35.A2" office:value-type="string"><text:p text:style-name="P37">No</text:p></table:table-cell><table:table-cell table:style-name="Table35.C2" office:value-type="string"><text:p text:style-name="P37">The parameters that must be passed to the JVM running this task (e.g. –Dblah=blee)</text:p></table:table-cell></table:table-row></table:table></draw:text-box></draw:frame></text:p>
          </table:table-cell>
        </table:table-row>
        <table:table-row table:style-name="Table34.1">
          <table:table-cell table:style-name="Table34.A2" office:value-type="string">
            <text:p text:style-name="P37">1.3.2.3.3</text:p>
          </table:table-cell>
          <table:table-cell table:style-name="Table34.A2" office:value-type="string">
            <text:p text:style-name="P37">terminate_task</text:p>
          </table:table-cell>
          <table:table-cell table:style-name="Table34.A2" office:value-type="string">
            <text:p text:style-name="P39">None</text:p>
          </table:table-cell>
          <table:table-cell table:style-name="Table34.D2" office:value-type="string">
            <text:p text:style-name="Text_20_body"><draw:frame draw:style-name="fr1" draw:name="Frame23" text:anchor-type="as-char" svg:width="2.9063in" draw:z-index="27"><draw:text-box fo:min-height="0.0161in"><table:table table:name="Table36" table:style-name="Table36"><table:table-column table:style-name="Table36.A"/><table:table-column table:style-name="Table36.B"/><table:table-column table:style-name="Table36.C"/><table:table-row table:style-name="Table36.1"><table:table-cell table:style-name="Table36.A1" office:value-type="string"><text:p text:style-name="P33">Name</text:p></table:table-cell><table:table-cell table:style-name="Table36.A1" office:value-type="string"><text:p text:style-name="P33">Required</text:p></table:table-cell><table:table-cell table:style-name="Table36.C1" office:value-type="string"><text:p text:style-name="P33">Purpose</text:p></table:table-cell></table:table-row><table:table-row table:style-name="Table36.2"><table:table-cell table:style-name="Table36.A2" office:value-type="string"><text:p text:style-name="P37">runtime_id</text:p></table:table-cell><table:table-cell table:style-name="Table36.A2" office:value-type="string"><text:p text:style-name="P37">Yes</text:p></table:table-cell><table:table-cell table:style-name="Table36.C2" office:value-type="string"><text:p text:style-name="P37">The unique runtime name of the task to terminate</text:p></table:table-cell></table:table-row></table:table></draw:text-box></draw:frame></text:p>
          </table:table-cell>
        </table:table-row>
        <table:table-row table:style-name="Table34.1">
          <table:table-cell table:style-name="Table34.A2" office:value-type="string">
            <text:p text:style-name="P37">1.3.2.3.4</text:p>
          </table:table-cell>
          <table:table-cell table:style-name="Table34.A2" office:value-type="string">
            <text:p text:style-name="P37">wait_for</text:p>
          </table:table-cell>
          <table:table-cell table:style-name="Table34.A2" office:value-type="string">
            <text:p text:style-name="P39">None</text:p>
          </table:table-cell>
          <table:table-cell table:style-name="Table34.D2" office:value-type="string">
            <text:p text:style-name="Text_20_body"><draw:frame draw:style-name="fr1" draw:name="Frame24" text:anchor-type="as-char" svg:width="2.9063in" draw:z-index="28"><draw:text-box fo:min-height="0.0161in"><table:table table:name="Table37" table:style-name="Table37"><table:table-column table:style-name="Table37.A"/><table:table-column table:style-name="Table37.B"/><table:table-column table:style-name="Table37.C"/><table:table-row table:style-name="Table37.1"><table:table-cell table:style-name="Table37.A1" office:value-type="string"><text:p text:style-name="P33">Name</text:p></table:table-cell><table:table-cell table:style-name="Table37.A1" office:value-type="string"><text:p text:style-name="P33">Required</text:p></table:table-cell><table:table-cell table:style-name="Table37.C1" office:value-type="string"><text:p text:style-name="P33">Purpose</text:p></table:table-cell></table:table-row><table:table-row table:style-name="Table37.2"><table:table-cell table:style-name="Table37.A2" office:value-type="string"><text:p text:style-name="P37">runtime_id</text:p></table:table-cell><table:table-cell table:style-name="Table37.A2" office:value-type="string"><text:p text:style-name="P37">Yes</text:p></table:table-cell><table:table-cell table:style-name="Table37.C2" office:value-type="string"><text:p text:style-name="P37">The unique runtime name of the task to wait for</text:p></table:table-cell></table:table-row></table:table></draw:text-box></draw:frame></text:p>
          </table:table-cell>
        </table:table-row>
      </table:table>
      <text:p text:style-name="Text_20_body"/>
      <text:list text:style-name="Outline" text:continue-numbering="true">
        <text:list-item>
          <text:list text:continue-numbering="true">
            <text:list-item>
              <text:h text:style-name="P79" text:outline-level="2">The &lt;action_list&gt;</text:h>
            </text:list-item>
          </text:list>
        </text:list-item>
      </text:list>
      <text:p text:style-name="Text_20_body">The <text:span text:style-name="T7">&lt;action_list&gt;</text:span> is used to describe the actions required to run the test. <text:s/>As stated previously a test is built up of many Java classes running in a given sequence (not necessarily executing on the same CPU), the <text:span text:style-name="T7">&lt;action_list&gt;</text:span> is used to specify this sequence. <text:s/>Within the &lt;action_list&gt; body there are a number of elements that can be used, the following is a list of them along with a description of their purpose:</text:p>
      <text:list text:style-name="WW8Num52">
        <text:list-item>
          <text:p text:style-name="P46"><text:span text:style-name="T7">&lt;perform_task&gt;</text:span> Instructs the DTF to run a given task to completion and block until the task is completed,</text:p>
        </text:list-item>
      </text:list>
      <text:list text:style-name="WW8Num87">
        <text:list-item>
          <text:p text:style-name="P47"><text:span text:style-name="T7">&lt;start_task&gt;</text:span> Instructs the DTF to start a given task, this unlike the perform_task does not block,</text:p>
        </text:list-item>
        <text:list-item>
          <text:p text:style-name="P47"><text:span text:style-name="T7">&lt;wait_for&gt;</text:span> Instructs the DTF to wait for a given task to complete before continuing,</text:p>
        </text:list-item>
        <text:list-item>
          <text:p text:style-name="P47"><text:span text:style-name="T7">&lt;terminate_task&gt; </text:span><text:span text:style-name="T11">Instructs the DTF to terminate a given task,</text:span></text:p>
        </text:list-item>
      </text:list>
      <text:p text:style-name="P19"/>
      <text:p text:style-name="Text_20_body">Each of these elements requires one or more attributes to be passed to them (see section 3.0), the following is an example &lt;action_list&gt;:</text:p>
      <text:p text:style-name="XML"><text:tab/><text:tab/>&lt;action_list&gt;</text:p>
      <text:p text:style-name="XML"><text:tab/><text:tab/><text:tab/>&lt;start_task <text:tab/>id=”SimpleServer” runtime_id=”Server”/&gt;</text:p>
      <text:p text:style-name="XML"><text:tab/><text:tab/><text:tab/>&lt;perform_task <text:tab/>id=”SimpleClient”/&gt;</text:p>
      <text:p text:style-name="XML"><text:tab/><text:tab/><text:tab/>&lt;terminate_task<text:tab/>runtime_id=”Server”/&gt;</text:p>
      <text:p text:style-name="XML"><text:tab/><text:tab/>&lt;/action_list&gt;</text:p>
      <text:p text:style-name="P65">This example will start the task SimpleServer with a runtime id of Server. <text:s/>It will then run the task SimpleClient to completion and then terminate the Server task.</text:p>
      <text:p text:style-name="P65"/>
      <text:list text:style-name="Outline" text:continue-numbering="true">
        <text:list-item>
          <text:list text:continue-numbering="true">
            <text:list-item>
              <text:h text:style-name="Heading_20_2" text:outline-level="2">The runner Attribute</text:h>
            </text:list-item>
          </text:list>
        </text:list-item>
      </text:list>
      <text:p text:style-name="P65">The <text:span text:style-name="T7">runner</text:span> attribute of the <text:span text:style-name="T7">&lt;task&gt;</text:span> element specifies what type of runner will manage the running of this task. <text:s/>There are two types of runner supported by the DTF, they are:</text:p>
      <text:list text:style-name="WW8Num52">
        <text:list-item>
          <text:list>
            <text:list-item>
              <text:p text:style-name="P46">UnitTestRunner – this runner is only to be used when running classes that extend <text:span text:style-name="T17">com.arjuna.testframework.unittest.Test</text:span>.</text:p>
            </text:list-item>
            <text:list-item>
              <text:p text:style-name="P46">ServiceRunner – this runner can be used to run <text:span text:style-name="T19">any</text:span> Java class that has a <text:span text:style-name="T17">public static void main(String[] args)</text:span> method.</text:p>
            </text:list-item>
          </text:list>
        </text:list-item>
      </text:list>
      <text:list text:style-name="Outline" text:continue-numbering="true">
        <text:list-item>
          <text:h text:style-name="P78" text:outline-level="1">Passing Parameters in Tests</text:h>
          <text:list>
            <text:list-item>
              <text:h text:style-name="Heading_20_2" text:outline-level="2">Parameters to the tests</text:h>
            </text:list-item>
          </text:list>
        </text:list-item>
      </text:list>
      <text:p text:style-name="Text_20_body">It is possible to specify parameters to pass to tests within the XML (the parameters attribute of the <text:span text:style-name="T9">start_task</text:span> and <text:span text:style-name="T9">perform_task</text:span> elements) it is also possible to pass unique names to tests (the <text:span text:style-name="T9">name_list</text:span> attribute of the <text:span text:style-name="T9">start_task</text:span> and <text:span text:style-name="T9">perform_task</text:span> elements, see below for more information). <text:s/>These parameters are passed to the tasks through the <text:span text:style-name="T17">args</text:span> string array. <text:s/>The ordering of the parameters will be as follows:<text:line-break/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45">Test Parameters (specified in start/perform_task)</text:p>
          </table:table-cell>
          <table:table-cell table:style-name="Table38.B1" office:value-type="string">
            <text:p text:style-name="P45">Unique Names (specified by the name_list)</text:p>
          </table:table-cell>
        </table:table-row>
      </table:table>
      <text:p text:style-name="Text_20_body">This means that your tests should retrieve the unique names from the end of the array and assume the parameters are at the beginning, e.g.</text:p>
      <text:p text:style-name="Text_20_body"/>
      <text:p text:style-name="Code_20_Snipet">// Retrieve the 2 unique names passed to this test</text:p>
      <text:p text:style-name="Code_20_Snipet">String uniqueName1 = args[args.length – 1];</text:p>
      <text:p text:style-name="Code_20_Snipet">String uniqueName2 = args[args.length – 2];</text:p>
      <text:p text:style-name="Code_20_Snipet"/>
      <text:p text:style-name="Text_20_body">It would usually be good practice to ensure that the desired numbers of arguments have been passed to the test and if this is not the case perform an assertFailure e.g.</text:p>
      <text:p text:style-name="Text_20_body"/>
      <text:p text:style-name="Code_20_Snipet">// Ensure we have 4 parameters</text:p>
      <text:p text:style-name="Code_20_Snipet">if (assert(args.length==4))</text:p>
      <text:p text:style-name="Code_20_Snipet">{</text:p>
      <text:p text:style-name="Code_20_Snipet"><text:tab/><text:tab/>…</text:p>
      <text:p text:style-name="Code_20_Snipet">}</text:p>
      <text:p text:style-name="Code_20_Snipet">else</text:p>
      <text:p text:style-name="Code_20_Snipet"><text:tab/><text:tab/>assertFailure();</text:p>
      <text:p text:style-name="Text_20_body">To assist with passing unique names to tests the DTF can pass, as parameters, as many unique names as required to any of the tasks executed. <text:s/>For each test within your XML definition file you can specify in the <text:span text:style-name="T7">&lt;configuration&gt;</text:span> element an attribute <text:span text:style-name="T7">names_required</text:span>. <text:s/>This parameter is the number of unique names required by this test e.g.</text:p>
      <text:p text:style-name="XML"><text:tab/><text:tab/>&lt;configuration names_required=”5”/&gt;</text:p>
      <text:p text:style-name="Text_20_body">This example will generate 5 unique names. <text:s/>It is then possible to pass them to tasks using the <text:span text:style-name="T7">name_list</text:span> <text:soft-page-break/>attribute of the <text:span text:style-name="T7">&lt;perform_task&gt;</text:span> and <text:span text:style-name="T7">&lt;start_task&gt;</text:span> elements. <text:s/>This attribute is a comma-separated list of indices into the unique name array, e.g.</text:p>
      <text:p text:style-name="P89"><text:tab/><text:tab/>&lt;configuration names_required=”5”/&gt;</text:p>
      <text:p text:style-name="Text_20_body"><text:tab/><text:tab/>This produces the following unique name array:</text:p>
      <text:p text:style-name="Text_20_body"><text:tab/><text:tab/><text:tab/>“1/Testing/Test1/A”,</text:p>
      <text:p text:style-name="Text_20_body"><text:tab/><text:tab/><text:tab/>“1/Testing/Test1/B”, </text:p>
      <text:p text:style-name="Text_20_body"><text:tab/><text:tab/><text:tab/>“1/Testing/Test1/C”, </text:p>
      <text:p text:style-name="Text_20_body"><text:tab/><text:tab/><text:tab/>“1/Testing/Test1/D”,</text:p>
      <text:p text:style-name="Text_20_body"><text:tab/><text:tab/><text:tab/>“1/Testing/Test1/E”</text:p>
      <text:p text:style-name="XML"><text:tab/><text:tab/>&lt;start_task id=”Test1” runtime_id=”TestingTask1” names_required=”1,3,4”/&gt;</text:p>
      <text:p text:style-name="Text_20_body"><text:tab/><text:tab/>This would mean that the following would be passed to the test as its parameters:</text:p>
      <text:p text:style-name="Text_20_body"><text:tab/><text:tab/><text:tab/>“1/Testing/Test1/A”,”1/Testing/Test1/C”, “1/Testing/Test1/D”</text:p>
      <text:list text:style-name="Outline" text:continue-numbering="true">
        <text:list-item>
          <text:list text:continue-numbering="true">
            <text:list-item>
              <text:h text:style-name="Heading_20_2" text:outline-level="2">Parameters to the JVM</text:h>
            </text:list-item>
          </text:list>
        </text:list-item>
      </text:list>
      <text:p text:style-name="Text_20_body">It may be desirable to run certain tasks with different JVM parameters (e.g. –Dblah=blee - allowing you to tweak environment variables). <text:s/>It is possible to pass these via the <text:span text:style-name="T9">jvm_parameters</text:span> element in the <text:span text:style-name="T9">start/perform_task</text:span> elements.</text:p>
      <text:list text:style-name="Outline" text:continue-numbering="true">
        <text:list-item>
          <text:h text:style-name="P78" text:outline-level="1"><text:s/>An example unit test</text:h>
          <text:list>
            <text:list-item>
              <text:h text:style-name="Heading_20_2" text:outline-level="2"><text:s/>The Java Code</text:h>
            </text:list-item>
          </text:list>
        </text:list-item>
      </text:list>
      <text:p text:style-name="P63">The following is an example of a simple test:</text:p>
      <text:p text:style-name="P63"/>
      <text:p text:style-name="Code_20_Snipet">1. package tests;</text:p>
      <text:p text:style-name="Code_20_Snipet">2. import com.arjuna.testframework.unittest.*;</text:p>
      <text:p text:style-name="Code_20_Snipet">3. public class SimpleTest extends Test</text:p>
      <text:p text:style-name="Code_20_Snipet">4. {</text:p>
      <text:p text:style-name="Code_20_Snipet">5.<text:tab/><text:tab/>public void run(String[] args)</text:p>
      <text:p text:style-name="Code_20_Snipet">6.<text:tab/><text:tab/>{</text:p>
      <text:p text:style-name="Code_20_Snipet">7.<text:tab/><text:tab/><text:tab/>// Ensure a parameter has been passed to the test</text:p>
      <text:p text:style-name="Code_20_Snipet">8.<text:tab/><text:tab/><text:tab/>if (assert(args.length == 1))</text:p>
      <text:p text:style-name="Code_20_Snipet">9.<text:tab/><text:tab/><text:tab/>{</text:p>
      <text:p text:style-name="Code_20_Snipet">10.<text:tab/><text:tab/><text:tab/><text:tab/>String param = args[0];</text:p>
      <text:p text:style-name="Code_20_Snipet">11.<text:tab/><text:tab/><text:tab/><text:tab/>logInformation(“Parameter passed in was ‘”+ param +”’”);</text:p>
      <text:p text:style-name="Code_20_Snipet">12.<text:tab/><text:tab/><text:tab/><text:tab/></text:p>
      <text:p text:style-name="Code_20_Snipet">13.<text:tab/><text:tab/><text:tab/><text:tab/>try</text:p>
      <text:p text:style-name="Code_20_Snipet">14.<text:tab/><text:tab/><text:tab/><text:tab/>{</text:p>
      <text:p text:style-name="Code_20_Snipet">15.<text:tab/><text:tab/><text:tab/><text:tab/><text:tab/>int value = Integer.parseInt(param);</text:p>
      <text:p text:style-name="Code_20_Snipet">16.<text:tab/><text:tab/><text:tab/><text:tab/><text:tab/>assertSuccess();</text:p>
      <text:p text:style-name="Code_20_Snipet">17.<text:tab/><text:tab/><text:tab/><text:tab/>}</text:p>
      <text:p text:style-name="Code_20_Snipet">18.<text:tab/><text:tab/><text:tab/><text:tab/>catch (NumberFormatException e)</text:p>
      <text:p text:style-name="Code_20_Snipet">19.<text:tab/><text:tab/><text:tab/><text:tab/>{</text:p>
      <text:p text:style-name="Code_20_Snipet">20.<text:tab/><text:tab/><text:tab/><text:tab/><text:tab/>logInformation(“Parameter not a valid integer!”);</text:p>
      <text:p text:style-name="Code_20_Snipet">21.<text:tab/><text:tab/><text:tab/><text:tab/><text:tab/>assertFailure();</text:p>
      <text:p text:style-name="Code_20_Snipet">22.<text:tab/><text:tab/><text:tab/><text:tab/>}</text:p>
      <text:p text:style-name="Code_20_Snipet">23.<text:tab/><text:tab/><text:tab/>}</text:p>
      <text:p text:style-name="Code_20_Snipet">24.<text:tab/><text:tab/><text:tab/>else</text:p>
      <text:p text:style-name="Code_20_Snipet"><text:soft-page-break/>25.<text:tab/><text:tab/><text:tab/>{</text:p>
      <text:p text:style-name="Code_20_Snipet">26.<text:tab/><text:tab/><text:tab/><text:tab/>logInformation(“No parameter passed in!”);</text:p>
      <text:p text:style-name="Code_20_Snipet">27.<text:tab/><text:tab/><text:tab/>}</text:p>
      <text:p text:style-name="Code_20_Snipet">28.<text:tab/><text:tab/>}</text:p>
      <text:p text:style-name="Code_20_Snipet">29. }</text:p>
      <text:p text:style-name="Text_20_body">This test takes a single parameter and passes if the parameter is a valid integer value and fails if otherwise. <text:s/>On line 8 the test uses its first <text:span text:style-name="T17">assert </text:span>method call, this method will assert a failure if the expression passed in is false. <text:s/>Therefore if the number of arguments is not one then the test will fail. <text:s/>On line 16 the test asserts a success this is because at this point in the code we know the test has definitely passed, its always safe to assert a success as it is a weak assertion because it can be overridden if a failure assertion is encountered. <text:s/>On line 21 the test asserts a failure if a <text:span text:style-name="T17">NumberFormatException</text:span> is thrown, this exception is thrown by <text:span text:style-name="T17">Integer.parseInt</text:span> if the string passed to it does not contain a correctly formatted integer.</text:p>
      <text:list text:style-name="Outline" text:continue-numbering="true">
        <text:list-item>
          <text:list text:continue-numbering="true">
            <text:list-item>
              <text:h text:style-name="Heading_20_2" text:outline-level="2">The XML Test Definition</text:h>
            </text:list-item>
          </text:list>
        </text:list-item>
      </text:list>
      <text:p text:style-name="Text_20_body">To be able to run this test using the DTF the following XML file will be required:</text:p>
      <text:p text:style-name="Text_20_body"/>
      <text:p text:style-name="XML">1.<text:tab/>&lt;test_set&gt;</text:p>
      <text:p text:style-name="XML">2.</text:p>
      <text:p text:style-name="XML">3.<text:tab/><text:tab/>&lt;default_timeout value="480"/&gt;</text:p>
      <text:p text:style-name="XML">4.</text:p>
      <text:p text:style-name="XML">5.<text:tab/><text:tab/>&lt;description&gt; </text:p>
      <text:p text:style-name="XML">6.<text:tab/><text:tab/><text:tab/>An example test definition file with a default timeout</text:p>
      <text:p text:style-name="XML">7.<text:tab/><text:tab/><text:tab/>value of 480seconds (8 minutes)</text:p>
      <text:p text:style-name="XML">8.<text:tab/><text:tab/>&lt;/description&gt;</text:p>
      <text:p text:style-name="XML">9.</text:p>
      <text:p text:style-name="XML">10.<text:tab/><text:tab/>&lt;test_group name="Examples"&gt;</text:p>
      <text:p text:style-name="XML">11.</text:p>
      <text:p text:style-name="XML">12<text:tab/><text:tab/><text:tab/>&lt;task_declaration&gt;</text:p>
      <text:p text:style-name="P90">13.<text:tab/><text:tab/><text:tab/><text:tab/>&lt;task <text:tab/>id="SimpleIntegerTest" </text:p>
      <text:p text:style-name="P90">14.<text:tab/><text:tab/><text:tab/><text:tab/><text:tab/><text:tab/>classname="tests.SimpleTest" </text:p>
      <text:p text:style-name="P90">15.<text:tab/><text:tab/><text:tab/><text:tab/><text:tab/><text:tab/>runner="UnitTestRunner" type="expect_pass_fail"/&gt;</text:p>
      <text:p text:style-name="XML">16.<text:tab/><text:tab/><text:tab/>&lt;/task_declaration&gt;</text:p>
      <text:p text:style-name="XML">17.</text:p>
      <text:p text:style-name="XML">18.<text:tab/><text:tab/><text:tab/>&lt;test_declaration id="Test-1" descriptive_name="Integer Parameter Test" </text:p>
      <text:p text:style-name="XML">19.<text:tab/><text:tab/><text:tab/><text:tab/><text:tab/><text:tab/>author="Richard A. Begg"&gt;</text:p>
      <text:p text:style-name="XML">20.<text:tab/><text:tab/><text:tab/><text:tab/>&lt;description&gt;</text:p>
      <text:p text:style-name="XML">21.<text:tab/><text:tab/><text:tab/><text:tab/><text:tab/>A simple test which takes one parameter and ensures</text:p>
      <text:p text:style-name="XML"><text:soft-page-break/>22.<text:tab/><text:tab/><text:tab/><text:tab/><text:tab/>it is a valid integer value. </text:p>
      <text:p text:style-name="XML">23.<text:tab/><text:tab/><text:tab/><text:tab/>&lt;/description&gt;</text:p>
      <text:p text:style-name="XML">24.<text:tab/><text:tab/><text:tab/><text:tab/>&lt;action_list&gt;</text:p>
      <text:p text:style-name="XML">25.<text:tab/><text:tab/><text:tab/><text:tab/><text:tab/>&lt;perform_task <text:tab/>id="SimpleIntegerTest"</text:p>
      <text:p text:style-name="XML">26.<text:tab/><text:tab/><text:tab/><text:tab/><text:tab/><text:tab/><text:tab/><text:tab/>parameters=”1”/&gt;</text:p>
      <text:p text:style-name="XML">27.<text:tab/><text:tab/><text:tab/><text:tab/>&lt;/action_list&gt;</text:p>
      <text:p text:style-name="XML">28.<text:tab/><text:tab/><text:tab/>&lt;/test_declaration&gt;</text:p>
      <text:p text:style-name="XML">29.<text:tab/><text:tab/>&lt;/test_group&gt;</text:p>
      <text:list text:style-name="WW8Num36">
        <text:list-item>
          <text:p text:style-name="P91">&lt;/test_set&gt;</text:p>
        </text:list-item>
      </text:list>
      <text:p text:style-name="XML"/>
      <text:p text:style-name="Text_20_body">This simple XML test definition document has one test in it called ‘<text:span text:style-name="T7">Test-1</text:span>’ (line 18) which is part of the ‘<text:span text:style-name="T7">Examples</text:span>’ test group (line 10). <text:s/>This test simply runs the test class represented by the id. <text:span text:style-name="T7">SimpleIntegerTest</text:span> (line 25) which in fact runs <text:span text:style-name="T17">tests.SimpleTest</text:span> (outline in section 5.1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Hv" svg:font-family="'Futura Hv', 'Century Gothic'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next-style-name="Introduction_20_not_20_in_20_ToC" style:list-style-name="Outline" style:class="text" style:default-outline-level="1">
      <style:paragraph-properties fo:margin-top="0.25in" fo:margin-bottom="0.5835in" fo:text-align="end" style:justify-single-word="false" fo:keep-together="always" fo:orphans="2" fo:widows="2" fo:keep-with-next="always">
        <style:tab-stops>
          <style:tab-stop style:position="2in"/>
          <style:tab-stop style:position="3in"/>
          <style:tab-stop style:position="4in"/>
        </style:tab-stops>
      </style:paragraph-properties>
      <style:text-properties style:use-window-font-color="true" style:font-name="Futura Hv" fo:font-size="32pt" fo:language="en" fo:country="US" style:letter-kerning="true" style:font-name-asian="Arial" style:font-size-asian="32pt" style:font-name-complex="Times New Roman" style:font-size-complex="18pt" style:language-complex="ar" style:country-complex="SA" style:font-weight-complex="bold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margin-top="0.139in" fo:margin-bottom="0.0835in" fo:text-align="start" style:justify-single-word="false" fo:padding-left="0in" fo:padding-right="0in" fo:padding-top="0in" fo:padding-bottom="0.0138in" fo:border-left="none" fo:border-right="none" fo:border-top="none" fo:border-bottom="0.0071in solid #000000"/>
      <style:text-properties fo:font-size="16pt" style:font-size-asian="16pt" style:font-size-complex="16pt" style:font-weight-complex="normal"/>
    </style:style>
    <style:style style:name="Introduction_20_not_20_in_20_ToC" style:display-name="Introduction not in ToC" style:family="paragraph" style:parent-style-name="Heading_20_2" style:next-style-name="Text_20_body"/>
    <style:style style:name="Chapter_20_Number" style:display-name="Chapter Number" style:family="paragraph" style:parent-style-name="Heading_20_1" style:next-style-name="Heading_20_1">
      <style:paragraph-properties fo:background-color="#cccccc">
        <style:background-image/>
      </style:paragraph-properties>
      <style:text-properties fo:font-size="18pt" style:font-size-asian="18pt"/>
    </style:style>
    <style:style style:name="Contents_20_1" style:display-name="Contents 1" style:family="paragraph" style:parent-style-name="Text_20_body" style:next-style-name="Text_20_body" style:class="index">
      <style:paragraph-properties fo:margin-left="0.25in" fo:margin-right="0in" fo:margin-top="0.0417in" fo:margin-bottom="0.0417in" fo:keep-together="auto" fo:text-indent="0in" style:auto-text-indent="false">
        <style:tab-stops>
          <style:tab-stop style:position="5.7429in" style:type="right" style:leader-style="dotted" style:leader-text="."/>
        </style:tab-stops>
      </style:paragraph-properties>
    </style:style>
    <style:style style:name="XML" style:family="paragraph" style:parent-style-name="Text_20_body">
      <style:paragraph-properties fo:margin-left="0.3154in" fo:margin-right="0in" fo:margin-top="0.0835in" fo:margin-bottom="0in" fo:text-indent="0in" style:auto-text-indent="false">
        <style:tab-stops>
          <style:tab-stop style:position="0.0783in"/>
          <style:tab-stop style:position="0.472in"/>
          <style:tab-stop style:position="0.8661in"/>
          <style:tab-stop style:position="1.2598in"/>
          <style:tab-stop style:position="1.6535in"/>
          <style:tab-stop style:position="2.0472in"/>
          <style:tab-stop style:position="2.4409in"/>
          <style:tab-stop style:position="2.8346in"/>
          <style:tab-stop style:position="3.2283in"/>
          <style:tab-stop style:position="3.622in"/>
          <style:tab-stop style:position="4.0161in"/>
          <style:tab-stop style:position="4.4098in"/>
          <style:tab-stop style:position="4.8035in"/>
          <style:tab-stop style:position="5.1972in"/>
          <style:tab-stop style:position="5.5909in"/>
          <style:tab-stop style:position="5.6846in"/>
          <style:tab-stop style:position="5.9846in"/>
          <style:tab-stop style:position="6.1846in"/>
          <style:tab-stop style:position="6.3783in"/>
          <style:tab-stop style:position="7.1744in"/>
          <style:tab-stop style:position="8.1744in"/>
        </style:tab-stops>
      </style:paragraph-properties>
      <style:text-properties fo:color="#000080" style:font-name="Courier New" fo:font-size="10pt" fo:language="en" fo:country="GB" style:font-size-asian="10pt" style:language-asian="none" style:country-asian="none"/>
    </style:style>
    <style:style style:name="Contents_20_2" style:display-name="Contents 2" style:family="paragraph" style:parent-style-name="Contents_20_1" style:next-style-name="Text_20_body" style:class="index">
      <style:paragraph-properties fo:margin-left="0.5in" fo:margin-right="0in" fo:margin-top="0.0417in" fo:margin-bottom="0.0417in" fo:keep-together="always" fo:text-indent="0in" style:auto-text-indent="false"/>
    </style:style>
    <style:style style:name="code" style:family="paragraph">
      <style:paragraph-properties fo:margin-left="0.7in" fo:margin-right="0in" fo:keep-together="always" fo:orphans="2" fo:widows="2" fo:text-indent="0in" style:auto-text-indent="false">
        <style:tab-stops>
          <style:tab-stop style:position="0.8in"/>
          <style:tab-stop style:position="1.05in"/>
          <style:tab-stop style:position="1.3in"/>
          <style:tab-stop style:position="1.55in"/>
          <style:tab-stop style:position="1.8in"/>
        </style:tab-stops>
      </style:paragraph-properties>
      <style:text-properties fo:color="#000080" style:font-name="Courier New" fo:font-size="8pt" fo:language="en" fo:country="US" style:font-name-asian="Arial" style:font-size-asian="8pt" style:language-asian="none" style:country-asian="none" style:font-name-complex="Times New Roman" style:font-size-complex="10pt" style:language-complex="ar" style:country-complex="SA"/>
    </style:style>
    <style:style style:name="Heading_20_3" style:display-name="Heading 3" style:family="paragraph" style:parent-style-name="Heading_20_1" style:next-style-name="Text_20_body" style:list-style-name="Outline" style:class="text" style:default-outline-level="3">
      <style:paragraph-properties fo:margin-left="0.25in" fo:margin-right="0in" fo:margin-top="0.0835in" fo:margin-bottom="0.0417in" fo:text-align="start" style:justify-single-word="false" fo:text-indent="0in" style:auto-text-indent="false"/>
      <style:text-properties fo:font-size="16pt" style:font-size-asian="16pt" style:font-name-complex="Arial" style:font-size-complex="13pt" style:font-weight-complex="normal"/>
    </style:style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fo:font-size="12pt" style:font-size-asian="12pt" style:font-size-complex="14pt" style:font-weight-complex="bold"/>
    </style:style>
    <style:style style:name="tmspace1" style:family="paragraph" style:parent-style-name="Standard">
      <style:paragraph-properties fo:margin-top="0in" fo:margin-bottom="2.5693in"/>
      <style:text-properties style:font-name="Times" fo:font-size="10pt" style:font-size-asian="10pt"/>
    </style:style>
    <style:style style:name="Cover_20_Title" style:display-name="Cover Title" style:family="paragraph" style:parent-style-name="Heading_20_1">
      <style:paragraph-properties fo:text-align="start" style:justify-single-word="false" fo:padding-left="0in" fo:padding-right="0in" fo:padding-top="0in" fo:padding-bottom="0.0138in" fo:border-left="none" fo:border-right="none" fo:border-top="none" fo:border-bottom="0.0693in solid #000000"/>
    </style:style>
    <style:style style:name="Name_20_of_20_Guide" style:display-name="Name of Guide" style:family="paragraph" style:parent-style-name="Heading_20_1">
      <style:text-properties fo:font-size="18pt" style:font-size-asian="18pt"/>
    </style:style>
    <style:style style:name="Code_20_Snipet" style:display-name="Code Snipet" style:family="paragraph" style:parent-style-name="Text_20_body">
      <style:text-properties fo:color="#008000" style:font-name="Courier New" fo:language="none" fo:country="none" style:language-asian="none" style:country-asian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16z0" style:family="text">
      <style:text-properties style:font-name="Symbol" style:font-name-asian="Times New Roman" style:font-name-complex="Times New Roman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fo:color="#000080" style:font-name="Courier New" fo:font-size="8pt" fo:language="en" fo:country="US" style:font-size-asian="8pt" style:language-asian="none" style:country-asian="none" style:language-complex="ar" style:country-complex="SA"/>
    </style:style>
    <style:style style:name="WW8Num52z0" style:family="text">
      <style:text-properties style:font-name="Wingdings"/>
    </style:style>
    <style:style style:name="WW8Num52z1" style:family="text">
      <style:text-properties style:font-name="Symbol" style:font-name-asian="Times New Roman" style:font-name-complex="Times New Roman"/>
    </style:style>
    <style:style style:name="WW8Num52z3" style:family="text">
      <style:text-properties style:font-name="Symbol"/>
    </style:style>
    <style:style style:name="WW8Num52z4" style:family="text">
      <style:text-properties style:font-name="Courier New"/>
    </style:style>
    <style:style style:name="WW8Num87z0" style:family="text">
      <style:text-properties style:font-name="Wingdings"/>
    </style:style>
    <style:style style:name="WW8Num87z1" style:family="text">
      <style:text-properties style:font-name="Courier New"/>
    </style:style>
    <style:style style:name="WW8Num87z3" style:family="text">
      <style:text-properties style:font-name="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WW8Num16">
      <text:list-level-style-bullet text:level="1" text:style-name="WW8Num16z0" style:num-suffix="." text:bullet-char="">
        <style:list-level-properties text:space-before="0.7874in" text:min-label-width="0.25in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2874in" text:min-label-width="0.25in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1.7874in" text:min-label-width="0.25in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2.2874in" text:min-label-width="0.25in"/>
        <style:text-properties style:font-name="Symbol"/>
      </text:list-level-style-bullet>
      <text:list-level-style-bullet text:level="5" text:style-name="WW8Num16z1" style:num-suffix="." text:bullet-char="o">
        <style:list-level-properties text:space-before="2.7874in" text:min-label-width="0.25in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3.2874in" text:min-label-width="0.25in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3.7874in" text:min-label-width="0.25in"/>
        <style:text-properties style:font-name="Symbol"/>
      </text:list-level-style-bullet>
      <text:list-level-style-bullet text:level="8" text:style-name="WW8Num16z1" style:num-suffix="." text:bullet-char="o">
        <style:list-level-properties text:space-before="4.2874in" text:min-label-width="0.25in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4.787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8" text:consecutive-numbering="true">
      <text:list-level-style-number text:level="1" style:num-suffix=")" style:num-format="i">
        <style:list-level-properties text:space-before="0.3937in" text:min-label-width="0.5in"/>
      </text:list-level-style-number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text:min-label-width="1.6437in" text:min-label-distance="0.1252in" fo:text-align="end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text:min-label-width="3.1437in" text:min-label-distance="0.1252in" fo:text-align="end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text:min-label-width="4.6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2">
      <text:list-level-style-bullet text:level="1" text:style-name="WW8Num52z0" style:num-suffix="." text:bullet-char="">
        <style:list-level-properties text:space-before="0.3937in" text:min-label-width="0.25in"/>
        <style:text-properties style:font-name="Wingdings"/>
      </text:list-level-style-bullet>
      <text:list-level-style-bullet text:level="2" text:style-name="WW8Num52z1" style:num-suffix="." text:bullet-char="">
        <style:list-level-properties text:space-before="0.8937in" text:min-label-width="0.25in"/>
        <style:text-properties style:font-name="Symbol"/>
      </text:list-level-style-bullet>
      <text:list-level-style-bullet text:level="3" text:style-name="WW8Num52z0" style:num-suffix="." text:bullet-char="">
        <style:list-level-properties text:space-before="1.3937in" text:min-label-width="0.25in"/>
        <style:text-properties style:font-name="Wingdings"/>
      </text:list-level-style-bullet>
      <text:list-level-style-bullet text:level="4" text:style-name="WW8Num52z3" style:num-suffix="." text:bullet-char="">
        <style:list-level-properties text:space-before="1.8937in" text:min-label-width="0.25in"/>
        <style:text-properties style:font-name="Symbol"/>
      </text:list-level-style-bullet>
      <text:list-level-style-bullet text:level="5" text:style-name="WW8Num52z4" style:num-suffix="." text:bullet-char="o">
        <style:list-level-properties text:space-before="2.3937in" text:min-label-width="0.25in"/>
        <style:text-properties style:font-name="Courier New1"/>
      </text:list-level-style-bullet>
      <text:list-level-style-bullet text:level="6" text:style-name="WW8Num52z0" style:num-suffix="." text:bullet-char="">
        <style:list-level-properties text:space-before="2.8937in" text:min-label-width="0.25in"/>
        <style:text-properties style:font-name="Wingdings"/>
      </text:list-level-style-bullet>
      <text:list-level-style-bullet text:level="7" text:style-name="WW8Num52z3" style:num-suffix="." text:bullet-char="">
        <style:list-level-properties text:space-before="3.3937in" text:min-label-width="0.25in"/>
        <style:text-properties style:font-name="Symbol"/>
      </text:list-level-style-bullet>
      <text:list-level-style-bullet text:level="8" text:style-name="WW8Num52z4" style:num-suffix="." text:bullet-char="o">
        <style:list-level-properties text:space-before="3.8937in" text:min-label-width="0.25in"/>
        <style:text-properties style:font-name="Courier New1"/>
      </text:list-level-style-bullet>
      <text:list-level-style-bullet text:level="9" text:style-name="WW8Num52z0" style:num-suffix="." text:bullet-char="">
        <style:list-level-properties text:space-before="4.3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7" text:consecutive-numbering="true">
      <text:list-level-style-bullet text:level="1" text:style-name="WW8Num87z0" style:num-suffix="." text:bullet-char="">
        <style:list-level-properties text:space-before="0.3937in" text:min-label-width="0.25in"/>
        <style:text-properties style:font-name="Wingdings"/>
      </text:list-level-style-bullet>
      <text:list-level-style-bullet text:level="2" text:style-name="WW8Num87z1" style:num-suffix="." text:bullet-char="o">
        <style:list-level-properties text:space-before="0.8937in" text:min-label-width="0.25in"/>
        <style:text-properties style:font-name="Courier New1"/>
      </text:list-level-style-bullet>
      <text:list-level-style-bullet text:level="3" text:style-name="WW8Num87z0" style:num-suffix="." text:bullet-char="">
        <style:list-level-properties text:space-before="1.3937in" text:min-label-width="0.25in"/>
        <style:text-properties style:font-name="Wingdings"/>
      </text:list-level-style-bullet>
      <text:list-level-style-bullet text:level="4" text:style-name="WW8Num87z3" style:num-suffix="." text:bullet-char="">
        <style:list-level-properties text:space-before="1.8937in" text:min-label-width="0.25in"/>
        <style:text-properties style:font-name="Symbol"/>
      </text:list-level-style-bullet>
      <text:list-level-style-bullet text:level="5" text:style-name="WW8Num87z1" style:num-suffix="." text:bullet-char="o">
        <style:list-level-properties text:space-before="2.3937in" text:min-label-width="0.25in"/>
        <style:text-properties style:font-name="Courier New1"/>
      </text:list-level-style-bullet>
      <text:list-level-style-bullet text:level="6" text:style-name="WW8Num87z0" style:num-suffix="." text:bullet-char="">
        <style:list-level-properties text:space-before="2.8937in" text:min-label-width="0.25in"/>
        <style:text-properties style:font-name="Wingdings"/>
      </text:list-level-style-bullet>
      <text:list-level-style-bullet text:level="7" text:style-name="WW8Num87z3" style:num-suffix="." text:bullet-char="">
        <style:list-level-properties text:space-before="3.3937in" text:min-label-width="0.25in"/>
        <style:text-properties style:font-name="Symbol"/>
      </text:list-level-style-bullet>
      <text:list-level-style-bullet text:level="8" text:style-name="WW8Num87z1" style:num-suffix="." text:bullet-char="o">
        <style:list-level-properties text:space-before="3.8937in" text:min-label-width="0.25in"/>
        <style:text-properties style:font-name="Courier New1"/>
      </text:list-level-style-bullet>
      <text:list-level-style-bullet text:level="9" text:style-name="WW8Num87z0" style:num-suffix="." text:bullet-char="">
        <style:list-level-properties text:space-before="4.3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number text:level="1" style:num-suffix="." style:num-format="1" text:start-value="30">
        <style:list-level-properties text:space-before="0.3154in" text:min-label-width="0.4791in"/>
      </text:list-level-style-number>
      <text:list-level-style-number text:level="2" style:num-suffix="." style:num-format="a" style:num-letter-sync="true">
        <style:list-level-properties text:space-before="0.8154in" text:min-label-width="0.25in"/>
      </text:list-level-style-number>
      <text:list-level-style-number text:level="3" style:num-suffix="." style:num-format="i">
        <style:list-level-properties text:min-label-width="1.5654in" text:min-label-distance="0.1252in" fo:text-align="end"/>
      </text:list-level-style-number>
      <text:list-level-style-number text:level="4" style:num-suffix="." style:num-format="1">
        <style:list-level-properties text:space-before="1.8154in" text:min-label-width="0.25in"/>
      </text:list-level-style-number>
      <text:list-level-style-number text:level="5" style:num-suffix="." style:num-format="a" style:num-letter-sync="true">
        <style:list-level-properties text:space-before="2.3154in" text:min-label-width="0.25in"/>
      </text:list-level-style-number>
      <text:list-level-style-number text:level="6" style:num-suffix="." style:num-format="i">
        <style:list-level-properties text:min-label-width="3.0654in" text:min-label-distance="0.1252in" fo:text-align="end"/>
      </text:list-level-style-number>
      <text:list-level-style-number text:level="7" style:num-suffix="." style:num-format="1">
        <style:list-level-properties text:space-before="3.3154in" text:min-label-width="0.25in"/>
      </text:list-level-style-number>
      <text:list-level-style-number text:level="8" style:num-suffix="." style:num-format="a" style:num-letter-sync="true">
        <style:list-level-properties text:space-before="3.8154in" text:min-label-width="0.25in"/>
      </text:list-level-style-number>
      <text:list-level-style-number text:level="9" style:num-suffix="." style:num-format="i">
        <style:list-level-properties text:min-label-width="4.5654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Jonathan Halliday</meta:initial-creator>
    <meta:creation-date>2008-03-20T13:05:47</meta:creation-date>
    <dc:creator>Jonathan Halliday</dc:creator>
    <dc:date>2008-03-20T13:16:58</dc:date>
    <meta:editing-cycles>3</meta:editing-cycles>
    <meta:editing-duration>PT11M11S</meta:editing-duration>
    <meta:user-defined meta:name="Info 1"/>
    <meta:user-defined meta:name="Info 2"/>
    <meta:user-defined meta:name="Info 3"/>
    <meta:user-defined meta:name="Info 4"/>
    <meta:document-statistic meta:table-count="38" meta:image-count="4" meta:object-count="1" meta:page-count="29" meta:paragraph-count="824" meta:word-count="5051" meta:character-count="32384"/>
  </office:meta>
</office:document-meta>
</file>